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1">
  <office:scripts/>
  <office:font-face-decls>
    <style:font-face style:name="Arial1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963cm"/>
    </style:style>
    <style:style style:name="co3" style:family="table-column">
      <style:table-column-properties fo:break-before="auto" style:column-width="9.712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87cm"/>
    </style:style>
    <style:style style:name="co6" style:family="table-column">
      <style:table-column-properties fo:break-before="auto" style:column-width="8.109cm"/>
    </style:style>
    <style:style style:name="co7" style:family="table-column">
      <style:table-column-properties fo:break-before="auto" style:column-width="5.95cm"/>
    </style:style>
    <style:style style:name="co8" style:family="table-column">
      <style:table-column-properties fo:break-before="auto" style:column-width="2.334cm"/>
    </style:style>
    <style:style style:name="co9" style:family="table-column">
      <style:table-column-properties fo:break-before="auto" style:column-width="5.796cm"/>
    </style:style>
    <style:style style:name="co10" style:family="table-column">
      <style:table-column-properties fo:break-before="auto" style:column-width="7.338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311cm"/>
    </style:style>
    <style:style style:name="co13" style:family="table-column">
      <style:table-column-properties fo:break-before="auto" style:column-width="3.514cm"/>
    </style:style>
    <style:style style:name="co14" style:family="table-column">
      <style:table-column-properties fo:break-before="auto" style:column-width="3.147cm"/>
    </style:style>
    <style:style style:name="co15" style:family="table-column">
      <style:table-column-properties fo:break-before="auto" style:column-width="16.316cm"/>
    </style:style>
    <style:style style:name="co16" style:family="table-column">
      <style:table-column-properties fo:break-before="auto" style:column-width="5.641cm"/>
    </style:style>
    <style:style style:name="co17" style:family="table-column">
      <style:table-column-properties fo:break-before="auto" style:column-width="4.531cm"/>
    </style:style>
    <style:style style:name="co18" style:family="table-column">
      <style:table-column-properties fo:break-before="auto" style:column-width="5.211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8.523cm"/>
    </style:style>
    <style:style style:name="co22" style:family="table-column">
      <style:table-column-properties fo:break-before="auto" style:column-width="7.137cm"/>
    </style:style>
    <style:style style:name="co23" style:family="table-column">
      <style:table-column-properties fo:break-before="auto" style:column-width="11.398cm"/>
    </style:style>
    <style:style style:name="co24" style:family="table-column">
      <style:table-column-properties fo:break-before="auto" style:column-width="4.886cm"/>
    </style:style>
    <style:style style:name="co25" style:family="table-column">
      <style:table-column-properties fo:break-before="auto" style:column-width="2.092cm"/>
    </style:style>
    <style:style style:name="co26" style:family="table-column">
      <style:table-column-properties fo:break-before="auto" style:column-width="9.878cm"/>
    </style:style>
    <style:style style:name="co27" style:family="table-column">
      <style:table-column-properties fo:break-before="auto" style:column-width="3.958cm"/>
    </style:style>
    <style:style style:name="co28" style:family="table-column">
      <style:table-column-properties fo:break-before="auto" style:column-width="2.662cm"/>
    </style:style>
    <style:style style:name="co29" style:family="table-column">
      <style:table-column-properties fo:break-before="auto" style:column-width="12.123cm"/>
    </style:style>
    <style:style style:name="co30" style:family="table-column">
      <style:table-column-properties fo:break-before="auto" style:column-width="5.914cm"/>
    </style:style>
    <style:style style:name="co31" style:family="table-column">
      <style:table-column-properties fo:break-before="auto" style:column-width="7.317cm"/>
    </style:style>
    <style:style style:name="co32" style:family="table-column">
      <style:table-column-properties fo:break-before="auto" style:column-width="11.266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637cm" fo:break-before="auto" style:use-optimal-row-height="false"/>
    </style:style>
    <style:style style:name="ro6" style:family="table-row">
      <style:table-row-properties style:row-height="0.76cm" fo:break-before="auto" style:use-optimal-row-height="false"/>
    </style:style>
    <style:style style:name="ro7" style:family="table-row">
      <style:table-row-properties style:row-height="0.993cm" fo:break-before="auto" style:use-optimal-row-height="false"/>
    </style:style>
    <style:style style:name="ro8" style:family="table-row">
      <style:table-row-properties style:row-height="0.907cm" fo:break-before="auto" style:use-optimal-row-height="false"/>
    </style:style>
    <style:style style:name="ro9" style:family="table-row">
      <style:table-row-properties style:row-height="0.73cm" fo:break-before="auto" style:use-optimal-row-height="fals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427cm" fo:break-before="auto" style:use-optimal-row-height="true"/>
    </style:style>
    <style:style style:name="ro14" style:family="table-row">
      <style:table-row-properties style:row-height="3.842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85cm" fo:break-before="auto" style:use-optimal-row-height="false"/>
    </style:style>
    <style:style style:name="ro17" style:family="table-row">
      <style:table-row-properties style:row-height="0.512cm" fo:break-before="auto" style:use-optimal-row-height="true"/>
    </style:style>
    <style:style style:name="ro18" style:family="table-row">
      <style:table-row-properties style:row-height="0.684cm" fo:break-before="auto" style:use-optimal-row-height="true"/>
    </style:style>
    <style:style style:name="ro19" style:family="table-row">
      <style:table-row-properties style:row-height="1.157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0.035cm solid #80808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none" fo:border-left="0.035cm solid #808080" fo:border-right="none" fo:border-top="none"/>
      <style:text-properties style:text-outline="false" style:text-line-through-style="none" style:font-name="Arial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border-left="0.035cm solid #808080" fo:border-right="none" fo:border-top="none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="no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bold" style:font-name-complex="Tahoma1" style:font-size-complex="10pt" style:language-complex="zxx" style:country-complex="none" style:font-style-complex="normal" style:font-weight-complex="bold" style:text-emphasize="none" style:font-relief="none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none" fo:border-left="0.035cm solid #808080" fo:border-right="none" fo:border-top="none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fo:border-left="0.035cm solid #80808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order-left="0.035cm solid #808080" fo:border-right="none" fo:border-top="none"/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none" fo:border-left="0.035cm solid #808080" fo:border-right="none" fo:border-top="none"/>
      <style:text-properties style:use-window-font-color="true" style:text-outline="false" style:text-line-through-styl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style:text-align-source="fix" style:repeat-content="false" fo:border-left="0.035cm solid #808080" fo:border-right="none" fo:border-top="none"/>
      <style:paragraph-properties fo:text-align="end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35cm solid #80808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fr" fo:country="FR" fo:text-shadow="none" style:text-underline-style="none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style:text-align-source="fix" style:repeat-content="false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order-bottom="0.035cm solid #808080" style:text-align-source="fix" style:repeat-content="false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6.80000019073486pt" style:language-complex="en" style:country-complex="US" style:font-style-complex="normal" style:font-weight-complex="bold" style:text-emphasize="none" style:font-relief="none"/>
    </style:style>
    <style:style style:name="ce54" style:family="table-cell" style:parent-style-name="Default"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2" style:font-size-asian="11pt" style:language-asian="zxx" style:country-asian="none" style:font-style-asian="normal" style:font-weight-asian="normal" style:font-name-complex="Tahoma2" style:font-size-complex="11pt" style:language-complex="en" style:country-complex="US" style:font-style-complex="normal" style:font-weight-complex="bold" style:text-emphasize="none" style:font-relief="none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style:text-align-source="fix" style:repeat-content="false"/>
      <style:paragraph-properties fo:text-align="center"/>
      <style:text-properties fo:color="#0000ff" style:text-outline="false" style:text-line-through-style="none" style:font-name="Arial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7.94999980926514pt" style:language-complex="en" style:country-complex="US" style:font-style-complex="normal" style:font-weight-complex="bold" style:text-emphasize="none" style:font-relief="none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ext-properties style:use-window-font-color="true" style:text-outline="false" style:text-line-through-style="none" style:font-name="Verdana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ext-properties fo:font-size="9pt"/>
    </style:style>
    <style:style style:name="ce70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4.55000019073486pt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2" style:font-size-asian="6.80000019073486pt" style:language-asian="zxx" style:country-asian="none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7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112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bold" style:text-emphasize="none" style:font-relief="none"/>
    </style:style>
    <style:style style:name="ce81" style:family="table-cell" style:parent-style-name="Default"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bold" style:font-name-complex="Times New Roman" style:font-size-complex="11pt" style:language-complex="en" style:country-complex="US" style:font-style-complex="normal" style:font-weight-complex="bold" style:text-emphasize="none" style:font-relief="none"/>
    </style:style>
    <style:style style:name="ce83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5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normal" style:text-emphasize="none" style:font-relief="none"/>
    </style:style>
    <style:style style:name="ce86" style:family="table-cell" style:parent-style-name="Default">
      <style:text-properties style:use-window-font-color="true" style:text-outline="false" style:text-line-through-styl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" style:family="table-cell" style:parent-style-name="Default"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15" style:family="table-cell" style:parent-style-name="Default">
      <style:table-cell-properties fo:border-bottom="none" fo:border-left="0.035cm solid #666666" fo:border-right="0.035cm solid #666666" fo:border-top="0.035cm solid #666666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fo:border-bottom="none" fo:border-left="0.035cm solid #666666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border-bottom="none" fo:border-left="0.035cm solid #666666" fo:border-right="none" fo:border-top="none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18" style:family="table-cell" style:parent-style-name="Default">
      <style:table-cell-properties fo:border-bottom="none" fo:border-left="0.035cm solid #666666" fo:border-right="none" fo:border-top="none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0.035cm solid #666666" fo:border-left="0.035cm solid #666666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Default"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able-cell-properties fo:border-bottom="none" fo:border-left="0.035cm solid #808080" fo:border-right="none" fo:border-top="0.035cm solid #80808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" style:family="table-cell" style:parent-style-name="Default">
      <style:table-cell-properties fo:border-bottom="0.035cm solid #808080" fo:border-left="0.035cm solid #808080" fo:border-right="none" fo:border-top="none"/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fo:border="none"/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" style:family="table-cell" style:parent-style-name="Default">
      <style:table-cell-properties fo:border-bottom="none" fo:border-left="0.035cm solid #80808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" style:family="table-cell" style:parent-style-name="Default">
      <style:table-cell-properties fo:border-bottom="0.035cm solid #808080" fo:border-left="0.035cm solid #80808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" style:family="table-cell" style:parent-style-name="Default">
      <style:table-cell-properties fo:border-bottom="none" fo:border-left="0.035cm solid #808080" fo:border-right="none" fo:border-top="0.035cm solid #80808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27" style:family="table-cell" style:parent-style-name="Default">
      <style:table-cell-properties fo:border-bottom="none" fo:border-left="0.035cm solid #80808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28" style:family="table-cell" style:parent-style-name="Default">
      <style:table-cell-properties fo:border-bottom="none" fo:border-left="0.035cm solid #808080" fo:border-right="none" fo:border-top="none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29" style:family="table-cell" style:parent-style-name="Default">
      <style:table-cell-properties fo:border-bottom="0.035cm solid #808080" fo:border-left="0.035cm solid #80808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0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1" style:family="table-cell" style:parent-style-name="Default"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135" style:family="table-cell" style:parent-style-name="Default">
      <style:table-cell-properties fo:border-bottom="0.035cm solid #80808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order-bottom="0.035cm solid #80808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13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39" style:family="table-cell" style:parent-style-name="Default">
      <style:table-cell-properties fo:border-bottom="none" fo:border-left="none" fo:border-right="none" fo:border-top="0.035cm solid #80808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order-bottom="0.035cm solid #80808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fo:border-bottom="0.035cm solid #80808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43" style:family="table-cell" style:parent-style-name="Default">
      <style:table-cell-properties fo:border-bottom="none" style:text-align-source="fix" style:repeat-content="false" fo:wrap-option="wrap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144" style:family="table-cell" style:parent-style-name="Default">
      <style:table-cell-properties fo:border-bottom="0.035cm solid #80808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order-bottom="none" fo:wrap-option="wrap" fo:border-left="none" fo:border-right="0.035cm solid #808080" fo:border-top="0.035cm solid #80808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fo:border-bottom="none" fo:wrap-option="wrap" fo:border-left="none" fo:border-right="0.035cm solid #808080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border-bottom="none" style:text-align-source="fix" style:repeat-content="false" fo:wrap-option="wrap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order-bottom="none" style:text-align-source="fix" style:repeat-content="false" fo:wrap-option="wrap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fo:border-bottom="0.035cm solid #808080" style:text-align-source="fix" style:repeat-content="false" fo:wrap-option="wrap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50" style:family="table-cell" style:parent-style-name="Default">
      <style:table-cell-properties fo:border-bottom="none" style:text-align-source="fix" style:repeat-content="false" fo:wrap-option="wrap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0.035cm solid #666666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0.035cm solid #666666" fo:border-left="none" fo:border-right="none" fo:border-top="none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3" style:family="table-cell" style:parent-style-name="Default">
      <style:table-cell-properties fo:border-bottom="none" style:text-align-source="fix" style:repeat-content="false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54" style:family="table-cell" style:parent-style-name="Default">
      <style:table-cell-properties fo:border-bottom="0.035cm solid #808080" style:text-align-source="fix" style:repeat-content="false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Arial" fo:font-size="8pt" fo:language="fr" fo:country="FR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56" style:family="table-cell" style:parent-style-name="Default">
      <style:table-cell-properties fo:border-bottom="none" style:text-align-source="fix" style:repeat-content="false" fo:border-left="none" fo:border-right="0.035cm solid #666666" fo:border-top="none"/>
      <style:paragraph-properties fo:text-align="center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order-bottom="none" style:text-align-source="fix" style:repeat-content="false" fo:border-left="none" fo:border-right="0.035cm solid #666666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order-bottom="0.035cm solid #666666" style:text-align-source="fix" style:repeat-content="false" fo:border-left="none" fo:border-right="0.035cm solid #666666" fo:border-top="none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35cm solid #808080" fo:border-top="0.035cm solid #808080"/>
      <style:paragraph-properties fo:text-align="center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normal" style:text-emphasize="none" style:font-relief="none"/>
    </style:style>
    <style:style style:name="ce16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1" style:family="table-cell" style:parent-style-name="Default">
      <style:table-cell-properties fo:border-bottom="none" fo:border-left="0.035cm solid #808080" fo:border-right="none" fo:border-top="0.035cm solid #808080"/>
      <style:text-properties style:use-window-font-color="true" style:text-outline="false" style:text-line-through-style="none" style:font-name="Arial" fo:font-size="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2.25pt" style:language-complex="en" style:country-complex="US" style:font-style-complex="normal" style:font-weight-complex="bold" style:text-emphasize="none" style:font-relief="none"/>
    </style:style>
    <style:style style:name="ce162" style:family="table-cell" style:parent-style-name="Default"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bold" style:text-emphasize="none" style:font-relief="none"/>
    </style:style>
    <style:style style:name="ce163" style:family="table-cell" style:parent-style-name="Default">
      <style:text-properties fo:color="#0000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" style:family="table-cell" style:parent-style-name="Default">
      <style:text-properties fo:color="#0000ff" style:text-outline="false" style:text-line-through-style="none" style:font-name="Arial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3.40000009536743pt" style:language-complex="en" style:country-complex="US" style:font-style-complex="normal" style:font-weight-complex="bold" style:text-emphasize="none" style:font-relief="none"/>
    </style:style>
    <style:style style:name="ce165" style:family="table-cell" style:parent-style-name="Default">
      <style:table-cell-properties fo:border-bottom="0.035cm solid #808080" fo:border-left="0.035cm solid #808080" fo:border-right="none" fo:border-top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" style:family="table-cell" style:parent-style-name="Default">
      <style:table-cell-properties fo:border-bottom="none" style:text-align-source="fix" style:repeat-content="false" fo:border-left="0.035cm solid #80808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italic" style:font-weight-asian="normal" style:font-name-complex="Arial" style:font-size-complex="5.65000009536743pt" style:language-complex="en" style:country-complex="US" style:font-style-complex="italic" style:font-weight-complex="normal" style:text-emphasize="none" style:font-relief="none"/>
    </style:style>
    <style:style style:name="ce167" style:family="table-cell" style:parent-style-name="Default">
      <style:table-cell-properties fo:border-bottom="0.035cm solid #808080" style:text-align-source="fix" style:repeat-content="false" fo:border-left="0.035cm solid #80808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border-bottom="none" fo:border-left="0.035cm solid #808080" fo:border-right="none" fo:border-top="0.035cm solid #808080"/>
      <style:text-properties style:use-window-font-color="true" style:text-outline="false" style:text-line-through-style="none" style:font-name="Arial" fo:font-size="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2.25pt" style:language-complex="en" style:country-complex="US" style:font-style-complex="normal" style:font-weight-complex="normal" style:text-emphasize="none" style:font-relief="none"/>
    </style:style>
    <style:style style:name="ce169" style:family="table-cell" style:parent-style-name="Default">
      <style:text-properties style:use-window-font-color="true" style:text-outline="false" style:text-line-through-style="none" style:font-name="Times New Roman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3.40000009536743pt" style:language-complex="en" style:country-complex="US" style:font-style-complex="normal" style:font-weight-complex="normal" style:text-emphasize="none" style:font-relief="none"/>
    </style:style>
    <style:style style:name="ce170" style:family="table-cell" style:parent-style-name="Default">
      <style:table-cell-properties fo:border-bottom="none" fo:border-left="0.035cm solid #808080" fo:border-right="0.035cm solid #808080" fo:border-top="0.035cm solid #80808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" style:family="table-cell" style:parent-style-name="Default">
      <style:table-cell-properties fo:border-bottom="none" fo:border-left="none" fo:border-right="none" fo:border-top="0.035cm solid #808080"/>
      <style:text-properties style:use-window-font-color="true" style:text-outline="false" style:text-line-through-style="none" style:font-name="Arial" fo:font-size="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2.25pt" style:language-complex="en" style:country-complex="US" style:font-style-complex="normal" style:font-weight-complex="normal" style:text-emphasize="none" style:font-relief="none"/>
    </style:style>
    <style:style style:name="ce172" style:family="table-cell" style:parent-style-name="Default">
      <style:table-cell-properties fo:border-bottom="none" style:text-align-source="fix" style:repeat-content="false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Arial" fo:font-size="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2.25pt" style:language-complex="en" style:country-complex="US" style:font-style-complex="normal" style:font-weight-complex="normal" style:text-emphasize="none" style:font-relief="none"/>
    </style:style>
    <style:style style:name="ce173" style:family="table-cell" style:parent-style-name="Default"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74" style:family="table-cell" style:parent-style-name="Default">
      <style:table-cell-properties fo:border-bottom="0.035cm solid #808080" fo:border-left="none" fo:border-right="none" fo:border-top="none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2.25pt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order-bottom="0.035cm solid #808080" fo:border-left="none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italic" style:font-weight-asian="normal" style:font-name-complex="Arial" style:font-size-complex="5.65000009536743pt" style:language-complex="en" style:country-complex="US" style:font-style-complex="italic" style:font-weight-complex="normal" style:text-emphasize="none" style:font-relief="none"/>
    </style:style>
    <style:style style:name="ce178" style:family="table-cell" style:parent-style-name="Default">
      <style:table-cell-properties fo:border-bottom="none" fo:border-left="none" fo:border-right="none" fo:border-top="0.035cm solid #808080"/>
      <style:text-properties style:use-window-font-color="true" style:text-outline="false" style:text-line-through-style="none" style:font-name="Arial" fo:font-size="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2.25pt" style:language-complex="en" style:country-complex="US" style:font-style-complex="normal" style:font-weight-complex="bold" style:text-emphasize="none" style:font-relief="none"/>
    </style:style>
    <style:style style:name="ce179" style:family="table-cell" style:parent-style-name="Default">
      <style:table-cell-properties fo:border-bottom="none" fo:border-left="none" fo:border-right="0.035cm solid #808080" fo:border-top="0.035cm solid #808080"/>
      <style:text-properties style:use-window-font-color="true" style:text-outline="false" style:text-line-through-style="none" style:font-name="Arial" fo:font-size="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2.25pt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fo:border-bottom="none" fo:border-left="none" fo:border-right="0.035cm solid #808080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" style:family="table-cell" style:parent-style-name="Default">
      <style:table-cell-properties fo:border-bottom="none" fo:border-left="none" fo:border-right="0.035cm solid #808080" fo:border-top="none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order-bottom="0.035cm solid #808080" fo:border-left="none" fo:border-right="0.035cm solid #808080" fo:border-top="none"/>
      <style:text-properties style:use-window-font-color="true" style:text-outline="false" style:text-line-through-styl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none" fo:border-left="none" fo:border-right="0.035cm solid #808080" fo:border-top="none"/>
      <style:text-properties style:use-window-font-color="true" style:text-outline="false" style:text-line-through-style="none" style:font-name="Arial" fo:font-size="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2.25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style:text-align-source="fix" style:repeat-content="false" fo:border-left="none" fo:border-right="0.035cm solid #808080" fo:border-top="0.035cm solid #808080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0.035cm solid #80808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order-bottom="none" fo:border-left="none" fo:border-right="0.035cm solid #808080" fo:border-top="0.035cm solid #80808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Default">
      <style:table-cell-properties fo:border-bottom="none" style:text-align-source="fix" style:repeat-content="false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style:text-align-source="fix" style:repeat-content="false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0.035cm solid #808080" style:text-align-source="fix" style:repeat-content="false" fo:border-left="none" fo:border-right="0.035cm solid #80808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ext-properties fo:color="#0000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1" style:family="table-cell" style:parent-style-name="Default">
      <style:table-cell-properties fo:border-bottom="none" fo:border-left="0.035cm solid #808080" fo:border-right="none" fo:border-top="0.035cm solid #808080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192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bold" style:font-family-complex="'Times New Roman'" style:font-family-generic-complex="roman" style:font-size-complex="8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fr" style:country-asian="FR" style:font-style-asian="normal" style:font-weight-asian="bold" style:font-family-complex="'Times New Roman'" style:font-family-generic-complex="roman" style:font-size-complex="8pt" style:language-complex="fr" style:country-complex="FR" style:font-style-complex="normal" style:font-weight-complex="bold" style:text-emphasize="none" style:font-relief="none"/>
    </style:style>
    <style:style style:name="T3" style:family="text">
      <style:text-properties style:use-window-font-color="true" style:font-name="Arial" fo:font-size="8pt" fo:language="fr" fo:country="FR" fo:font-style="normal" fo:font-weight="normal" style:font-name-asian="Lucida Sans Unicode2" style:language-asian="zxx" style:country-asian="none" style:font-name-complex="Tahoma2" style:font-size-complex="5.69999980926514pt"/>
    </style:style>
    <style:style style:name="T4" style:family="text">
      <style:text-properties style:use-window-font-color="true" style:font-name="Arial" fo:font-size="10pt" fo:language="fr" fo:country="FR" fo:font-style="normal" fo:font-weight="normal" style:font-name-asian="Lucida Sans Unicode2" style:language-asian="zxx" style:country-asian="none" style:font-name-complex="Tahoma2" style:font-size-complex="5.69999980926514pt"/>
    </style:style>
    <style:style style:name="T5" style:family="text">
      <style:text-properties fo:color="#000000" style:font-name="Arial" fo:font-size="10pt" fo:language="fr" fo:country="FR" fo:font-weight="bold" style:letter-kerning="true" style:font-name-asian="Lucida Sans Unicode1" style:font-size-asian="10pt" style:language-asian="zxx" style:country-asian="none" style:font-weight-asian="bold" style:font-name-complex="Tahoma1" style:font-size-complex="10pt" style:language-complex="zxx" style:country-complex="none" style:font-weight-complex="bold"/>
    </style:style>
    <style:style style:name="T6" style:family="text">
      <style:text-properties style:use-window-font-color="true" style:font-name="Arial" fo:font-size="8pt" fo:language="fr" fo:country="FR" fo:font-style="normal" fo:font-weight="normal" style:font-name-asian="Lucida Sans Unicode2" style:language-asian="zxx" style:country-asian="none" style:font-name-complex="Tahoma2" style:font-size-complex="4.59999990463257pt"/>
    </style:style>
    <style:style style:name="T7" style:family="text">
      <style:text-properties style:use-window-font-color="true" style:font-name="Arial" fo:font-size="8pt" fo:language="fr" fo:country="FR" fo:font-style="normal" fo:font-weight="normal" style:font-name-asian="Arial Unicode MS" style:language-asian="zxx" style:country-asian="none" style:font-name-complex="Arial" style:font-size-complex="4.59999990463257pt"/>
    </style:style>
    <style:style style:name="T8" style:family="text">
      <style:text-properties style:use-window-font-color="true" style:font-name="Arial" fo:font-size="8pt" fo:language="fr" fo:country="FR" style:font-name-asian="Arial Unicode MS" style:language-asian="zxx" style:country-asian="none" style:font-name-complex="Arial" style:font-size-complex="4.5999999046325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Arial" fo:font-size="11pt" style:font-size-asian="11pt" style:font-size-complex="11pt"/>
    </style:style>
  </office:automatic-styles>
  <office:body>
    <office:spreadsheet>
      <table:table table:name="Control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N° de contrôle</text:p>
          </table:table-cell>
          <table:table-cell table:style-name="ce1" office:value-type="string">
            <text:p>message d'alerte</text:p>
          </table:table-cell>
          <table:table-cell table:style-name="ce1" office:value-type="string">
            <text:p>écriture du contrôle</text:p>
          </table:table-cell>
          <table:table-cell table:style-name="ce1" office:value-type="string">
            <office:annotation draw:style-name="gr1" draw:text-style-name="P3" svg:width="5.77cm" svg:height="1.77cm" svg:x="9.632cm" svg:y="0cm" draw:caption-point-x="-9.632cm" draw:caption-point-y="0cm">
              <dc:date>2006-11-17T00:00:00</dc:date>
              <text:p text:style-name="P1"><text:span text:style-name="T1">PMo:* force du contrôle : un contrôle de force 1 déclenche l'affichage du message d'alerte mais n'empêche pas la validation ; un contrôle de force 2 déclenche l'affichage du message d'alerte et empêche la validation</text:span></text:p>
              <text:p text:style-name="P2"><text:span text:style-name="T2"/></text:p>
            </office:annotation>
            <text:p>force du contrôle</text:p>
            <text:p>1=alerte, </text:p>
            <text:p>2=contrôle bloquant </text:p>
          </table:table-cell>
          <table:table-cell table:style-name="ce8" office:value-type="string">
            <text:p>page</text:p>
          </table:table-cell>
          <table:table-cell table:number-columns-repeated="101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04 est supérieur à C103</text:p>
          </table:table-cell>
          <table:table-cell table:style-name="ce1" office:value-type="string">
            <text:p>C104 &lt;= C103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06 est supérieur à C105</text:p>
          </table:table-cell>
          <table:table-cell table:style-name="ce1" office:value-type="string">
            <text:p>C106 &lt;= C105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08 est supérieur à C107</text:p>
          </table:table-cell>
          <table:table-cell table:style-name="ce1" office:value-type="string">
            <text:p>C108 &lt;= C107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C203 est supérieur à C202</text:p>
          </table:table-cell>
          <table:table-cell table:style-name="ce1" office:value-type="string">
            <text:p>C203 &lt;= C202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C204 est supérieur à C202</text:p>
          </table:table-cell>
          <table:table-cell table:style-name="ce1" office:value-type="string">
            <text:p>C204 &lt;= C202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C205 est supérieur à C202</text:p>
          </table:table-cell>
          <table:table-cell table:style-name="ce1" office:value-type="string">
            <text:p>C205 &lt;= C202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C302 est supérieur à C301</text:p>
          </table:table-cell>
          <table:table-cell table:style-name="ce1" office:value-type="string">
            <text:p>C302 &lt;= C301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C303 est supérieur à C301</text:p>
          </table:table-cell>
          <table:table-cell table:style-name="ce1" office:value-type="string">
            <text:p>C303 &lt;= C301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C304 est supérieur à C301</text:p>
          </table:table-cell>
          <table:table-cell table:style-name="ce1" office:value-type="string">
            <text:p>C304 &lt;= C301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C305 est supérieur à C301</text:p>
          </table:table-cell>
          <table:table-cell table:style-name="ce1" office:value-type="string">
            <text:p>C305 &lt;= C301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C306 est supérieur à C301</text:p>
          </table:table-cell>
          <table:table-cell table:style-name="ce1" office:value-type="string">
            <text:p>C306 &lt;= C301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C308 est supérieur à C307</text:p>
          </table:table-cell>
          <table:table-cell table:style-name="ce1" office:value-type="string">
            <text:p>C308 &lt;= C307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C301 n'est pas égal à C302+C303+C304+C305+C306</text:p>
          </table:table-cell>
          <table:table-cell table:style-name="ce1" office:value-type="string">
            <text:p>C301== C302+C303+C304+C305+C306</text:p>
          </table:table-cell>
          <table:table-cell table:style-name="ce1" office:value-type="float" office:value="2">
            <text:p>2</text:p>
          </table:table-cell>
          <table:table-cell table:style-name="ce8" office:value-type="string">
            <text:p>C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D102 est supérieur à D101</text:p>
          </table:table-cell>
          <table:table-cell table:style-name="ce1" office:value-type="string">
            <text:p>D102 &lt;= D101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D103 est supérieur à D101</text:p>
          </table:table-cell>
          <table:table-cell table:style-name="ce1" office:value-type="string">
            <text:p>D103 &lt;= D101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4" office:value-type="string">
            <text:p>D104 est supérieur à D101</text:p>
          </table:table-cell>
          <table:table-cell table:style-name="ce4" office:value-type="string">
            <text:p>D104 &lt;= D101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5" office:value-type="string">
            <text:p>D105 est supérieur à D104</text:p>
          </table:table-cell>
          <table:table-cell table:style-name="ce5" office:value-type="string">
            <text:p>D105 &lt;= D104</text:p>
          </table:table-cell>
          <table:table-cell table:style-name="ce7" office:value-type="float" office:value="1">
            <text:p>1</text:p>
          </table:table-cell>
          <table:table-cell table:style-name="ce5" office:value-type="string">
            <text:p>D</text:p>
          </table:table-cell>
          <table:table-cell table:style-name="ce5" table:number-columns-repeated="1019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2" office:value-type="string">
            <text:p>D107 est supérieur à D101</text:p>
          </table:table-cell>
          <table:table-cell table:style-name="ce2" office:value-type="string">
            <text:p>D107 &lt;= D1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2" office:value-type="string">
            <text:p>D109 est supérieur à D101</text:p>
          </table:table-cell>
          <table:table-cell table:style-name="ce2" office:value-type="string">
            <text:p>D109 &lt;= D1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2" office:value-type="string">
            <text:p>D113 est supérieur à D111</text:p>
          </table:table-cell>
          <table:table-cell table:style-name="ce2" office:value-type="string">
            <text:p>D113 &lt;= D11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2" office:value-type="string">
            <text:p>D114 est supérieur à D111</text:p>
          </table:table-cell>
          <table:table-cell table:style-name="ce2" office:value-type="string">
            <text:p>D114 &lt;= D11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2" office:value-type="string">
            <text:p>D115 est supérieur à D114</text:p>
          </table:table-cell>
          <table:table-cell table:style-name="ce2" office:value-type="string">
            <text:p>D115 &lt;= D1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2" office:value-type="string">
            <text:p>D118 est supérieur à D116</text:p>
          </table:table-cell>
          <table:table-cell table:style-name="ce2" office:value-type="string">
            <text:p>D118 &lt;= D1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2" office:value-type="string">
            <text:p>D119 est supérieur à D116</text:p>
          </table:table-cell>
          <table:table-cell table:style-name="ce2" office:value-type="string">
            <text:p>D119 &lt;= D1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2" office:value-type="string">
            <text:p>D120 est supérieur à D119</text:p>
          </table:table-cell>
          <table:table-cell table:style-name="ce2" office:value-type="string">
            <text:p>D120 &lt;= D1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2" office:value-type="string">
            <text:p>D124 est supérieur à D122</text:p>
          </table:table-cell>
          <table:table-cell table:style-name="ce2" office:value-type="string">
            <text:p>D124 &lt;= D1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2" office:value-type="string">
            <text:p>D125 est supérieur à D122</text:p>
          </table:table-cell>
          <table:table-cell table:style-name="ce2" office:value-type="string">
            <text:p>D125 &lt;= D1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2" office:value-type="string">
            <text:p>D126 est supérieur à D125</text:p>
          </table:table-cell>
          <table:table-cell table:style-name="ce2" office:value-type="string">
            <text:p>D126 &lt;= D1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2" office:value-type="string">
            <text:p>D128 n'est pas égal à D101+D116</text:p>
          </table:table-cell>
          <table:table-cell table:style-name="ce2" office:value-type="string">
            <text:p>D128 == D101+D11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2" office:value-type="string">
            <text:p>D130 est supérieur à D128</text:p>
          </table:table-cell>
          <table:table-cell table:style-name="ce2" office:value-type="string">
            <text:p>D130 &lt;= D12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2" office:value-type="string">
            <text:p>D131 est supérieur à D129</text:p>
          </table:table-cell>
          <table:table-cell table:style-name="ce2" office:value-type="string">
            <text:p>D131 &lt;= D1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2" office:value-type="string">
            <text:p>D132 est supérieur à D128</text:p>
          </table:table-cell>
          <table:table-cell table:style-name="ce2" office:value-type="string">
            <text:p>D132 &lt;= D12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2" office:value-type="string">
            <text:p>D135 n'est pas égal à D111+D122</text:p>
          </table:table-cell>
          <table:table-cell table:style-name="ce2" office:value-type="string">
            <text:p>D135 == D111+D1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2" office:value-type="string">
            <text:p>D133 est supérieur à D132</text:p>
          </table:table-cell>
          <table:table-cell table:style-name="ce2" office:value-type="string">
            <text:p>D133 &lt;= D13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2" office:value-type="string">
            <text:p>D137 est supérieur à D135</text:p>
          </table:table-cell>
          <table:table-cell table:style-name="ce2" office:value-type="string">
            <text:p>D137 &lt;= D13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2" office:value-type="string">
            <text:p>D138 est supérieur à D135</text:p>
          </table:table-cell>
          <table:table-cell table:style-name="ce2" office:value-type="string">
            <text:p>D138 &lt;= D13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2" office:value-type="string">
            <text:p>D139 est supérieur à D138</text:p>
          </table:table-cell>
          <table:table-cell table:style-name="ce2" office:value-type="string">
            <text:p>D139 &lt;= D13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2" office:value-type="string">
            <text:p>D207 n'est pas égal à D201</text:p>
          </table:table-cell>
          <table:table-cell table:style-name="ce2" office:value-type="string">
            <text:p>D207 == D20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2" office:value-type="string">
            <text:p>D208 n'est pas égal à D202+D205</text:p>
          </table:table-cell>
          <table:table-cell table:style-name="ce2" office:value-type="string">
            <text:p>D208 == D202+D20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2" office:value-type="string">
            <text:p>D210 n'est pas égal à D204+D206</text:p>
          </table:table-cell>
          <table:table-cell table:style-name="ce2" office:value-type="string">
            <text:p>D210 == D204+D20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2" office:value-type="string">
            <text:p>D311 est supérieur à D309</text:p>
          </table:table-cell>
          <table:table-cell table:style-name="ce2" office:value-type="string">
            <text:p>D311 &lt;= D30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2" office:value-type="string">
            <text:p>D312 est supérieur à D311</text:p>
          </table:table-cell>
          <table:table-cell table:style-name="ce2" office:value-type="string">
            <text:p>D312 &lt;= D31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E119 n'est pas égal à E113+E116 </text:p>
          </table:table-cell>
          <table:table-cell table:style-name="ce1" office:value-type="string">
            <text:p>E119==E113+E116</text:p>
          </table:table-cell>
          <table:table-cell table:style-name="ce1" office:value-type="float" office:value="2">
            <text:p>2</text:p>
          </table:table-cell>
          <table:table-cell table:style-name="ce9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 office:value-type="string">
            <text:p>E120 n'est pas égal à E114+E117 </text:p>
          </table:table-cell>
          <table:table-cell table:style-name="ce1" office:value-type="string">
            <text:p>E120==E114+E11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2" office:value-type="string">
            <text:p>E121 n'est pas égal à E115+E118</text:p>
          </table:table-cell>
          <table:table-cell table:style-name="ce1" office:value-type="string">
            <text:p>E121==E115+E11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2" office:value-type="string">
            <text:p>E128 n'est pas égal à E122+E125</text:p>
          </table:table-cell>
          <table:table-cell table:style-name="ce1" office:value-type="string">
            <text:p>E128==E122+E12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2" office:value-type="string">
            <text:p>E129 n'est pas égal à E123+E126</text:p>
          </table:table-cell>
          <table:table-cell table:style-name="ce1" office:value-type="string">
            <text:p>E129==E123+E12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2" office:value-type="string">
            <text:p>E130 n'est pas égal à E124+E127</text:p>
          </table:table-cell>
          <table:table-cell table:style-name="ce1" office:value-type="string">
            <text:p>E130==E124+E12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2" office:value-type="string">
            <text:p>E137 n'est pas égal à E131+E134</text:p>
          </table:table-cell>
          <table:table-cell table:style-name="ce1" office:value-type="string">
            <text:p>E137==E131+E13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2" office:value-type="string">
            <text:p>E138 n'est pas égal à E132+E135</text:p>
          </table:table-cell>
          <table:table-cell table:style-name="ce1" office:value-type="string">
            <text:p>E138==E132+E13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2" office:value-type="string">
            <text:p>E139 n'est pas égal à E133+E136</text:p>
          </table:table-cell>
          <table:table-cell table:style-name="ce1" office:value-type="string">
            <text:p>E139==E133+E13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2" office:value-type="string">
            <text:p>E140 est supérieur à E101</text:p>
          </table:table-cell>
          <table:table-cell table:style-name="ce2" office:value-type="string">
            <text:p>E140 &lt;= E10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2" office:value-type="string">
            <text:p>E141 est supérieur à E102</text:p>
          </table:table-cell>
          <table:table-cell table:style-name="ce2" office:value-type="string">
            <text:p>E141 &lt;= E10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2" office:value-type="string">
            <text:p>E142 est supérieur à E103</text:p>
          </table:table-cell>
          <table:table-cell table:style-name="ce2" office:value-type="string">
            <text:p>E142 &lt;= E10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2" office:value-type="string">
            <text:p>E203 n'est pas égal à E201+E202</text:p>
          </table:table-cell>
          <table:table-cell table:style-name="ce2" office:value-type="string">
            <text:p>E203==E201+E20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2" office:value-type="string">
            <text:p>E207 n'est pas égal à E205+E206</text:p>
          </table:table-cell>
          <table:table-cell table:style-name="ce2" office:value-type="string">
            <text:p>E207==E205+E20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2" office:value-type="string">
            <text:p>E211 n'est pas égal à E209+E210</text:p>
          </table:table-cell>
          <table:table-cell table:style-name="ce2" office:value-type="string">
            <text:p>E211==E209+E21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2" office:value-type="string">
            <text:p>E215 n'est pas égal à E213+E214</text:p>
          </table:table-cell>
          <table:table-cell table:style-name="ce2" office:value-type="string">
            <text:p>E215==E213+E21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2" office:value-type="string">
            <text:p>E219 n'est pas égal à E217+E218</text:p>
          </table:table-cell>
          <table:table-cell table:style-name="ce2" office:value-type="string">
            <text:p>E219==E217+E21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2" office:value-type="string">
            <text:p>E223 n'est pas égal à E221+E222</text:p>
          </table:table-cell>
          <table:table-cell table:style-name="ce2" office:value-type="string">
            <text:p>E223==E221+E2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2" office:value-type="string">
            <text:p>E227 n'est pas égal à E225+E226</text:p>
          </table:table-cell>
          <table:table-cell table:style-name="ce2" office:value-type="string">
            <text:p>E227==E225+E22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2" office:value-type="string">
            <text:p>E231 n'est pas égal à E229+E230</text:p>
          </table:table-cell>
          <table:table-cell table:style-name="ce2" office:value-type="string">
            <text:p>E231==E229+E23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2" office:value-type="string">
            <text:p>F102 est supérieur à F101</text:p>
          </table:table-cell>
          <table:table-cell table:style-name="ce2" office:value-type="string">
            <text:p>F102 &lt;= F1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2" office:value-type="string">
            <text:p>F103 est supérieur à F101</text:p>
          </table:table-cell>
          <table:table-cell table:style-name="ce2" office:value-type="string">
            <text:p>F103 &lt;= F1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2" office:value-type="string">
            <text:p>F104 est supérieur à F101</text:p>
          </table:table-cell>
          <table:table-cell table:style-name="ce2" office:value-type="string">
            <text:p>F104 &lt;= F1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2" office:value-type="string">
            <text:p>F105 est supérieur à F101</text:p>
          </table:table-cell>
          <table:table-cell table:style-name="ce2" office:value-type="string">
            <text:p>F105 &lt;= F1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2" office:value-type="string">
            <text:p>F106 est supérieur à F101</text:p>
          </table:table-cell>
          <table:table-cell table:style-name="ce2" office:value-type="string">
            <text:p>F106 &lt;= F1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2" office:value-type="string">
            <text:p>F312 n'est pas égal à F301+F303+F305+F307+f309</text:p>
          </table:table-cell>
          <table:table-cell table:style-name="ce2" office:value-type="string">
            <text:p>F312==F301+F303+F305+F307+F30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2" office:value-type="string">
            <text:p>F313 n'est pas égal à F302+F304+F306+F308+F310+F311</text:p>
          </table:table-cell>
          <table:table-cell table:style-name="ce2" office:value-type="string">
            <text:p>F313==F302+F304+F306+F308+F310+F31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2" office:value-type="string">
            <text:p>F502 est supérieur à F501</text:p>
          </table:table-cell>
          <table:table-cell table:style-name="ce2" office:value-type="string">
            <text:p>F502 &lt;= F5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2" office:value-type="string">
            <text:p>F503 est supérieur à F501</text:p>
          </table:table-cell>
          <table:table-cell table:style-name="ce2" office:value-type="string">
            <text:p>F503 &lt;= F5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2" office:value-type="string">
            <text:p>F504 est supérieur à F501</text:p>
          </table:table-cell>
          <table:table-cell table:style-name="ce2" office:value-type="string">
            <text:p>F504 &lt;= F5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2" office:value-type="string">
            <text:p>F505 est supérieur à F501</text:p>
          </table:table-cell>
          <table:table-cell table:style-name="ce2" office:value-type="string">
            <text:p>F505 &lt;= F5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2" office:value-type="string">
            <text:p>F506 est supérieur à F501</text:p>
          </table:table-cell>
          <table:table-cell table:style-name="ce2" office:value-type="string">
            <text:p>F506 &lt;= F5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2" office:value-type="string">
            <text:p>F501 n'est pas égal à F502+F503+F504+F505+F506+F507+F508</text:p>
          </table:table-cell>
          <table:table-cell table:style-name="ce2" office:value-type="string">
            <text:p>F501==F502+F503+F504+F505+F506+F507+F50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2" office:value-type="string">
            <text:p>F604 est supérieur à F603</text:p>
          </table:table-cell>
          <table:table-cell table:style-name="ce2" office:value-type="string">
            <text:p>F604 &lt;= F60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2" office:value-type="string">
            <text:p>F605 est supérieur à F603</text:p>
          </table:table-cell>
          <table:table-cell table:style-name="ce2" office:value-type="string">
            <text:p>F605 &lt;= F60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2" office:value-type="string">
            <text:p>F201 est égal à 0 et G102 n'est pas égal à 0</text:p>
          </table:table-cell>
          <table:table-cell table:style-name="ce2" office:value-type="string">
            <text:p>SI( F201 &gt; 0 , G102 &gt; 0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G</text:p>
          </table:table-cell>
          <table:table-cell table:style-name="ce2" table:number-columns-repeated="1019"/>
        </table:table-row>
        <table:table-row table:style-name="ro3">
          <table:table-cell table:style-name="ce1" office:value-type="float" office:value="79">
            <text:p>79</text:p>
          </table:table-cell>
          <table:table-cell table:style-name="ce6" office:value-type="string">
            <text:p>G102 n'est pas égal à G104+G106+G108+G110+G112+G115+G118+G121+G124</text:p>
          </table:table-cell>
          <table:table-cell table:style-name="ce6" office:value-type="string">
            <text:p>G102 == G104+G106+G108+G110+G112+G115+G118+G121+G12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G</text:p>
          </table:table-cell>
          <table:table-cell table:number-columns-repeated="1019"/>
        </table:table-row>
        <table:table-row table:style-name="ro4">
          <table:table-cell table:style-name="ce1" office:value-type="float" office:value="80">
            <text:p>80</text:p>
          </table:table-cell>
          <table:table-cell table:style-name="ce2" office:value-type="string">
            <text:p>G102 est supérieur à G101</text:p>
          </table:table-cell>
          <table:table-cell table:style-name="ce2" office:value-type="string">
            <text:p>G102&lt;=G10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G</text:p>
          </table:table-cell>
          <table:table-cell table:number-columns-repeated="1019"/>
        </table:table-row>
        <table:table-row table:style-name="ro5">
          <table:table-cell table:style-name="ce1" office:value-type="float" office:value="81">
            <text:p>81</text:p>
          </table:table-cell>
          <table:table-cell table:style-name="ce6" office:value-type="string">
            <text:p>G101 n'est pas égal à G103+G105+G107+G109+G111+G114+G117+G120+G123+G129</text:p>
          </table:table-cell>
          <table:table-cell table:style-name="ce6" office:value-type="string">
            <text:p>G101 == G103+G105+G107+G109+G111+G114+G117+G120+G123+G12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G</text:p>
          </table:table-cell>
          <table:table-cell table:number-columns-repeated="1019"/>
        </table:table-row>
        <table:table-row table:style-name="ro4">
          <table:table-cell table:style-name="ce1" office:value-type="float" office:value="82">
            <text:p>82</text:p>
          </table:table-cell>
          <table:table-cell table:style-name="ce2" office:value-type="string">
            <text:p>H305 est supérieur à H302</text:p>
          </table:table-cell>
          <table:table-cell table:style-name="ce2" office:value-type="string">
            <text:p>H305 &lt;= H3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number-columns-repeated="1019"/>
        </table:table-row>
        <table:table-row table:style-name="ro4">
          <table:table-cell table:style-name="ce1" office:value-type="float" office:value="83">
            <text:p>83</text:p>
          </table:table-cell>
          <table:table-cell table:style-name="ce2" office:value-type="string">
            <text:p>H306 est supérieur à H303</text:p>
          </table:table-cell>
          <table:table-cell table:style-name="ce2" office:value-type="string">
            <text:p>H306 &lt;= H30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1" office:value-type="float" office:value="84">
            <text:p>84</text:p>
          </table:table-cell>
          <table:table-cell table:style-name="ce2" office:value-type="string">
            <text:p>H406 est supérieur H410+H414+H421+H425+H429</text:p>
          </table:table-cell>
          <table:table-cell table:style-name="ce2" office:value-type="string">
            <text:p>H406 == H410+H414+H421+H425+H4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number-columns-repeated="1019"/>
        </table:table-row>
        <table:table-row table:style-name="ro7">
          <table:table-cell table:style-name="ce1" office:value-type="float" office:value="85">
            <text:p>85</text:p>
          </table:table-cell>
          <table:table-cell table:style-name="ce2" office:value-type="string">
            <text:p>H407 est supérieur H411+H415+H418+H422+H426+H430</text:p>
          </table:table-cell>
          <table:table-cell table:style-name="ce2" office:value-type="string">
            <text:p>H407 == H411+H415+H418+H422+H426+H4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number-columns-repeated="1019"/>
        </table:table-row>
        <table:table-row table:style-name="ro8">
          <table:table-cell table:style-name="ce1" office:value-type="float" office:value="86">
            <text:p>86</text:p>
          </table:table-cell>
          <table:table-cell table:style-name="ce2" office:value-type="string">
            <text:p>H408 est supérieur H412+H416+H419+H423+H427+H431</text:p>
          </table:table-cell>
          <table:table-cell table:style-name="ce2" office:value-type="string">
            <text:p>H408 == H412+H416+H419+H423+H427+H43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number-columns-repeated="1019"/>
        </table:table-row>
        <table:table-row table:style-name="ro9">
          <table:table-cell table:style-name="ce2" office:value-type="float" office:value="87">
            <text:p>87</text:p>
          </table:table-cell>
          <table:table-cell table:style-name="ce2" office:value-type="string">
            <text:p>B110 est obligatoire pour la bibliothèque [B101] </text:p>
          </table:table-cell>
          <table:table-cell table:style-name="ce2" office:value-type="string">
            <text:p>SI( B101 != "" , B110 != "" 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1019"/>
        </table:table-row>
        <table:table-row table:style-name="ro10">
          <table:table-cell table:style-name="ce2" office:value-type="float" office:value="88">
            <text:p>88</text:p>
          </table:table-cell>
          <table:table-cell table:style-name="ce2" office:value-type="string">
            <text:p>B111 est obligatoire pour la bibliothèque [B101] </text:p>
          </table:table-cell>
          <table:table-cell table:style-name="ce2" office:value-type="string">
            <text:p>SI( B101 !=  "" <text:s/>, B111 !=  "" 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1019"/>
        </table:table-row>
        <table:table-row table:style-name="ro10">
          <table:table-cell table:style-name="ce2" office:value-type="float" office:value="89">
            <text:p>89</text:p>
          </table:table-cell>
          <table:table-cell table:style-name="ce2" office:value-type="string">
            <text:p>B112 est obligatoire pour la bibliothèque [B101] </text:p>
          </table:table-cell>
          <table:table-cell table:style-name="ce2" office:value-type="string">
            <text:p>SI( B101 !=  "" <text:s/>, B112 !=  "" <text:s/>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1019"/>
        </table:table-row>
        <table:table-row table:style-name="ro10">
          <table:table-cell table:style-name="ce2" office:value-type="float" office:value="90">
            <text:p>90</text:p>
          </table:table-cell>
          <table:table-cell table:style-name="ce2" office:value-type="string">
            <text:p>B113 est obligatoire pour la bibliothèque [B101] </text:p>
          </table:table-cell>
          <table:table-cell table:style-name="ce2" office:value-type="string">
            <text:p>SI( B101 !=  "" <text:s/>, B113 != "" 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1019"/>
        </table:table-row>
        <table:table-row table:style-name="ro10">
          <table:table-cell table:style-name="ce2" office:value-type="float" office:value="91">
            <text:p>91</text:p>
          </table:table-cell>
          <table:table-cell table:style-name="ce2" office:value-type="string">
            <text:p>B114 est obligatoire pour la bibliothèque [B101] </text:p>
          </table:table-cell>
          <table:table-cell table:style-name="ce2" office:value-type="string">
            <text:p>SI( B101 !=  "" <text:s/>, B114 != "" 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1019"/>
        </table:table-row>
        <table:table-row table:style-name="ro10">
          <table:table-cell table:style-name="ce2" office:value-type="float" office:value="92">
            <text:p>92</text:p>
          </table:table-cell>
          <table:table-cell table:style-name="ce2" office:value-type="string">
            <text:p>B115 est obligatoire pour la bibliothèque [B101] </text:p>
          </table:table-cell>
          <table:table-cell table:style-name="ce2" office:value-type="string">
            <text:p>SI( B101 !=   "" <text:s/>, B115 != "" 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1019"/>
        </table:table-row>
        <table:table-row table:style-name="ro10">
          <table:table-cell table:style-name="ce2" office:value-type="float" office:value="93">
            <text:p>93</text:p>
          </table:table-cell>
          <table:table-cell table:style-name="ce2" office:value-type="string">
            <text:p>B116 est obligatoire pour la bibliothèque [B101] </text:p>
          </table:table-cell>
          <table:table-cell table:style-name="ce2" office:value-type="string">
            <text:p>SI( B101 !=  "" , B116 != "" 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A</text:p>
          </table:table-cell>
          <table:table-cell table:style-name="ce2" office:value-type="string">
            <text:p>F301 / D129 = prix moyen d'un livre</text:p>
          </table:table-cell>
          <table:table-cell table:style-name="ce2" office:value-type="string">
            <text:p>F301/D12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F</text:p>
          </table:table-cell>
          <table:table-cell table:number-columns-repeated="1019"/>
        </table:table-row>
        <table:table-row table:style-name="ro11">
          <table:table-cell table:style-name="ce2" office:value-type="string">
            <text:p>B</text:p>
          </table:table-cell>
          <table:table-cell table:style-name="ce6" office:value-type="string">
            <text:p>F305 / D410 = prix moyen d'un document sonore sur support (CD audio, cassette audio, microssillon)</text:p>
          </table:table-cell>
          <table:table-cell table:style-name="ce2" office:value-type="string">
            <text:p>F305/D41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F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C</text:p>
          </table:table-cell>
          <table:table-cell table:style-name="ce6" office:value-type="string">
            <text:p>F307/D412 = prix moyen d'une vidéo sur support (DVD, VHS)</text:p>
          </table:table-cell>
          <table:table-cell table:style-name="ce2" office:value-type="string">
            <text:p>F307/D41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F</text:p>
          </table:table-cell>
          <table:table-cell table:number-columns-repeated="1019"/>
        </table:table-row>
        <table:table-row table:style-name="ro12">
          <table:table-cell table:style-name="ce2" office:value-type="string">
            <text:p>D</text:p>
          </table:table-cell>
          <table:table-cell table:style-name="ce6" office:value-type="string">
            <text:p>F303 / D207+D209 = prix moyen d'une publication en série imprimée (périodiques, revues, journaux)</text:p>
          </table:table-cell>
          <table:table-cell table:style-name="ce2" office:value-type="string">
            <text:p>F303/D207+D20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E</text:p>
          </table:table-cell>
          <table:table-cell table:style-name="ce6" office:value-type="string">
            <text:p>F201/G102 = coût moyen d'un agent pour votre bibliothèque</text:p>
          </table:table-cell>
          <table:table-cell table:style-name="ce2" office:value-type="string">
            <text:p>F201/G10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F</text:p>
          </table:table-cell>
          <table:table-cell table:style-name="ce6" office:value-type="string">
            <text:p>E101*100 / population concernée = % inscrits actifs</text:p>
          </table:table-cell>
          <table:table-cell table:style-name="ce2" office:value-type="string">
            <text:p>E101*100/A200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G</text:p>
          </table:table-cell>
          <table:table-cell table:style-name="ce6" office:value-type="string">
            <text:p>E103*100 / population concernée = % emprunteurs actifs</text:p>
          </table:table-cell>
          <table:table-cell table:style-name="ce2" office:value-type="string">
            <text:p>E103*100/A200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13" table:number-rows-repeated="6543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ico" table:style-name="ta1" table:print="false">
        <table:table-column table:style-name="co1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" table:number-columns-repeated="1012" table:default-cell-style-name="ce12"/>
        <table:table-row table:style-name="ro14">
          <table:table-cell table:style-name="ce10" office:value-type="string">
            <text:p>variable</text:p>
          </table:table-cell>
          <table:table-cell table:style-name="ce13" office:value-type="string">
            <text:p>titre</text:p>
          </table:table-cell>
          <table:table-cell table:style-name="ce21" office:value-type="string">
            <text:p>Formulaire</text:p>
            <text:p>(par défaut BM)</text:p>
          </table:table-cell>
          <table:table-cell table:style-name="ce23" office:value-type="string">
            <text:p>page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Représentation </text:p>
            <text:p>(par défaut INPUT TEXT)</text:p>
          </table:table-cell>
          <table:table-cell table:style-name="ce13" office:value-type="string">
            <text:p>Taille de champs de saisie (par défaut identique à Représentation)</text:p>
          </table:table-cell>
          <table:table-cell table:style-name="ce13" office:value-type="string">
            <text:p>valeurs autorisées / modalités</text:p>
          </table:table-cell>
          <table:table-cell table:style-name="ce13" office:value-type="string">
            <text:p>Obligatoire (par défaut OUI) </text:p>
          </table:table-cell>
          <table:table-cell table:style-name="ce13" office:value-type="string">
            <text:p>Non Modifiable</text:p>
            <text:p>(par défaut NON)</text:p>
          </table:table-cell>
          <table:table-cell table:style-name="ce10" office:value-type="string">
            <text:p>SOMME</text:p>
          </table:table-cell>
          <table:table-cell table:style-name="ce30" office:value-type="string">
            <text:p>DEPENDANCES</text:p>
          </table:table-cell>
          <table:table-cell table:style-name="ce31" office:value-type="string">
            <text:p>Abrégé (A) / Complet (C) / Les deux (AC) (AC par défaut)</text:p>
          </table:table-cell>
          <table:table-cell table:style-name="ce13" office:value-type="string">
            <text:p>initialisation </text:p>
            <text:p>(par défaut aucune)</text:p>
          </table:table-cell>
          <table:table-cell table:style-name="ce33" office:value-type="string">
            <text:p>Nom variable n-1 dans ADRESSE08</text:p>
          </table:table-cell>
          <table:table-cell table:number-columns-repeated="62"/>
          <table:table-cell table:style-name="ce10" table:number-columns-repeated="176"/>
          <table:table-cell table:number-columns-repeated="771"/>
        </table:table-row>
        <table:table-row table:style-name="ro15">
          <table:table-cell table:style-name="ce11" office:value-type="string">
            <text:p>A100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BM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Int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13" table:number-columns-repeated="2"/>
          <table:table-cell table:style-name="ce13" office:value-type="string">
            <text:p>Oui</text:p>
          </table:table-cell>
          <table:table-cell table:style-name="ce10"/>
          <table:table-cell table:style-name="ce30"/>
          <table:table-cell table:style-name="ce31" office:value-type="string">
            <text:p>AC</text:p>
          </table:table-cell>
          <table:table-cell table:style-name="ce14" office:value-type="string">
            <text:p>N-1</text:p>
          </table:table-cell>
          <table:table-cell office:value-type="string">
            <text:p>code_ua</text:p>
          </table:table-cell>
          <table:table-cell table:number-columns-repeated="62"/>
          <table:table-cell table:style-name="ce10" table:number-columns-repeated="176"/>
          <table:table-cell table:number-columns-repeated="771"/>
        </table:table-row>
        <table:table-row table:style-name="ro15">
          <table:table-cell table:style-name="ce11" office:value-type="string">
            <text:p>A101</text:p>
          </table:table-cell>
          <table:table-cell table:style-name="ce15" office:value-type="string">
            <text:p>Nom de l'établissement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style-name="ce32" office:value-type="string">
            <text:p>N-1</text:p>
          </table:table-cell>
          <table:table-cell office:value-type="string">
            <text:p>libelle1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02</text:p>
          </table:table-cell>
          <table:table-cell table:style-name="ce15" office:value-type="string">
            <text:p>Libellé 1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14" office:value-type="string">
            <text:p>N-1</text:p>
          </table:table-cell>
          <table:table-cell office:value-type="string">
            <text:p>libelle2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03</text:p>
          </table:table-cell>
          <table:table-cell table:style-name="ce15" office:value-type="string">
            <text:p>Complément d'adresse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32" office:value-type="string">
            <text:p>N-1</text:p>
          </table:table-cell>
          <table:table-cell office:value-type="string">
            <text:p>local 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04</text:p>
          </table:table-cell>
          <table:table-cell office:value-type="string">
            <text:p>N°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14" office:value-type="string">
            <text:p>N-1</text:p>
          </table:table-cell>
          <table:table-cell office:value-type="string">
            <text:p>voie_num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05</text:p>
          </table:table-cell>
          <table:table-cell office:value-type="string">
            <text:p>Type voie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32" office:value-type="string">
            <text:p>N-1</text:p>
          </table:table-cell>
          <table:table-cell office:value-type="string">
            <text:p>voie_type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06</text:p>
          </table:table-cell>
          <table:table-cell office:value-type="string">
            <text:p>Nom voie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14" office:value-type="string">
            <text:p>N-1</text:p>
          </table:table-cell>
          <table:table-cell office:value-type="string">
            <text:p>voie_nom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07</text:p>
          </table:table-cell>
          <table:table-cell table:style-name="ce15" office:value-type="string">
            <text:p>Code postal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digi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32" office:value-type="string">
            <text:p>N-1</text:p>
          </table:table-cell>
          <table:table-cell office:value-type="string">
            <text:p>cpbiblio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08</text:p>
          </table:table-cell>
          <table:table-cell table:style-name="ce16" office:value-type="string">
            <text:p>Ville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14" office:value-type="string">
            <text:p>N-1</text:p>
          </table:table-cell>
          <table:table-cell office:value-type="string">
            <text:p>ville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09</text:p>
          </table:table-cell>
          <table:table-cell office:value-type="string">
            <text:p>Cedex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32" office:value-type="string">
            <text:p>N-1</text:p>
          </table:table-cell>
          <table:table-cell office:value-type="string">
            <text:p>cedexb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10</text:p>
          </table:table-cell>
          <table:table-cell table:style-name="ce15" office:value-type="string">
            <text:p>Responsable de l'établissement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style-name="ce14" office:value-type="string">
            <text:p>N-1</text:p>
          </table:table-cell>
          <table:table-cell office:value-type="string">
            <text:p>directeu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11</text:p>
          </table:table-cell>
          <table:table-cell table:style-name="ce15" office:value-type="string">
            <text:p>Statut et/ou grade du responsable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style-name="ce32" office:value-type="string">
            <text:p>N-1</text:p>
          </table:table-cell>
          <table:table-cell office:value-type="string">
            <text:p>st_dir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12</text:p>
          </table:table-cell>
          <table:table-cell table:style-name="ce15" office:value-type="string">
            <text:p>Téléphone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table:style-name="ce26" office:value-type="string">
            <text:p>digit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29" office:value-type="string">
            <text:p>0xxxxxxxxx</text:p>
          </table:table-cell>
          <table:table-cell table:number-columns-repeated="4"/>
          <table:table-cell table:style-name="ce31" office:value-type="string">
            <text:p>AC</text:p>
          </table:table-cell>
          <table:table-cell table:style-name="ce14" office:value-type="string">
            <text:p>N-1</text:p>
          </table:table-cell>
          <table:table-cell office:value-type="string">
            <text:p>tele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13</text:p>
          </table:table-cell>
          <table:table-cell office:value-type="string">
            <text:p>Fax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table:style-name="ce26" office:value-type="string">
            <text:p>digit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29" office:value-type="string">
            <text:p>0xxxxxxxxx</text:p>
          </table:table-cell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32" office:value-type="string">
            <text:p>N-1</text:p>
          </table:table-cell>
          <table:table-cell office:value-type="string">
            <text:p>fax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14</text:p>
          </table:table-cell>
          <table:table-cell table:style-name="ce15" office:value-type="string">
            <text:p><text:span text:style-name="T3">Courrier électronique</text:span><text:span text:style-name="T4"> </text:span>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14" office:value-type="string">
            <text:p>N-1</text:p>
          </table:table-cell>
          <table:table-cell office:value-type="string">
            <text:p>mel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15</text:p>
          </table:table-cell>
          <table:table-cell table:style-name="ce15" office:value-type="string">
            <text:p>Site internet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32" office:value-type="string">
            <text:p>N-1</text:p>
          </table:table-cell>
          <table:table-cell office:value-type="string">
            <text:p>www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116</text:p>
          </table:table-cell>
          <table:table-cell office:value-type="string">
            <text:p>Statut site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Enum</text:p>
          </table:table-cell>
          <table:table-cell office:value-type="string">
            <text:p>Radio</text:p>
          </table:table-cell>
          <table:table-cell/>
          <table:table-cell office:value-type="string">
            <text:p>Site internet propre / Page dédiée au sein du site de la collectivité</text:p>
          </table:table-cell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style-name="ce14"/>
          <table:table-cell table:number-columns-repeated="1010"/>
        </table:table-row>
        <table:table-row table:style-name="ro15">
          <table:table-cell table:style-name="ce11" office:value-type="string">
            <text:p>A117</text:p>
          </table:table-cell>
          <table:table-cell table:style-name="ce17" office:value-type="string">
            <text:p>Mode de gestion de l'établissement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Enum</text:p>
          </table:table-cell>
          <table:table-cell office:value-type="string">
            <text:p>Radio</text:p>
          </table:table-cell>
          <table:table-cell/>
          <table:table-cell office:value-type="string">
            <text:p>Régie directe / Association / Association avec convention</text:p>
          </table:table-cell>
          <table:table-cell table:number-columns-repeated="4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office:value-type="string">
            <text:p>gestion</text:p>
          </table:table-cell>
          <table:table-cell table:number-columns-repeated="1009"/>
        </table:table-row>
        <table:table-row table:style-name="ro15">
          <table:table-cell table:style-name="ce11" office:value-type="string">
            <text:p>A200</text:p>
          </table:table-cell>
          <table:table-cell table:style-name="ce17" office:value-type="string">
            <text:p>Population concernée</text:p>
          </table:table-cell>
          <table:table-cell office:value-type="string">
            <text:p>BM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Oui</text:p>
          </table:table-cell>
          <table:table-cell table:number-columns-repeated="2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office:value-type="string">
            <text:p>popula dans table UA09</text:p>
          </table:table-cell>
          <table:table-cell table:number-columns-repeated="1009"/>
        </table:table-row>
        <table:table-row table:style-name="ro15">
          <table:table-cell office:value-type="string">
            <text:p>B101</text:p>
          </table:table-cell>
          <table:table-cell office:value-type="string">
            <text:p>Nom de l'établissement</text:p>
          </table:table-cell>
          <table:table-cell/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02</text:p>
          </table:table-cell>
          <table:table-cell table:style-name="Default" office:value-type="string">
            <text:p>Libellé 1</text:p>
          </table:table-cell>
          <table:table-cell/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<text:s/></text:p>
          </table:table-cell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03</text:p>
          </table:table-cell>
          <table:table-cell office:value-type="string">
            <text:p>Complément d'adresse</text:p>
          </table:table-cell>
          <table:table-cell/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04</text:p>
          </table:table-cell>
          <table:table-cell office:value-type="string">
            <text:p>N°</text:p>
          </table:table-cell>
          <table:table-cell/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05</text:p>
          </table:table-cell>
          <table:table-cell office:value-type="string">
            <text:p>Type voie</text:p>
          </table:table-cell>
          <table:table-cell/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06</text:p>
          </table:table-cell>
          <table:table-cell office:value-type="string">
            <text:p>Nom voie</text:p>
          </table:table-cell>
          <table:table-cell/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07</text:p>
          </table:table-cell>
          <table:table-cell table:style-name="ce15" office:value-type="string">
            <text:p>Code postal</text:p>
          </table:table-cell>
          <table:table-cell/>
          <table:table-cell office:value-type="string">
            <text:p>B</text:p>
          </table:table-cell>
          <table:table-cell office:value-type="string">
            <text:p>digi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08</text:p>
          </table:table-cell>
          <table:table-cell table:style-name="ce16" office:value-type="string">
            <text:p>Ville</text:p>
          </table:table-cell>
          <table:table-cell/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09</text:p>
          </table:table-cell>
          <table:table-cell office:value-type="string">
            <text:p>Cedex</text:p>
          </table:table-cell>
          <table:table-cell/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office:value-type="string">
            <text:p>N-1</text:p>
          </table:table-cell>
          <table:table-cell table:number-columns-repeated="1010"/>
        </table:table-row>
        <table:table-row table:style-name="ro15">
          <table:table-cell office:value-type="string">
            <text:p>B110</text:p>
          </table:table-cell>
          <table:table-cell office:value-type="string">
            <text:p>Fonds en unités matérielles</text:p>
          </table:table-cell>
          <table:table-cell/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office:value-type="string">
            <text:p>B111</text:p>
          </table:table-cell>
          <table:table-cell office:value-type="string">
            <text:p>Surface utile nette totale en m²</text:p>
          </table:table-cell>
          <table:table-cell/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office:value-type="string">
            <text:p>B112</text:p>
          </table:table-cell>
          <table:table-cell office:value-type="string">
            <text:p>Personnel en ETPT</text:p>
          </table:table-cell>
          <table:table-cell/>
          <table:table-cell office:value-type="string">
            <text:p>B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office:value-type="string">
            <text:p>B113</text:p>
          </table:table-cell>
          <table:table-cell table:style-name="Default" office:value-type="string">
            <text:p>Nombre de places assises</text:p>
          </table:table-cell>
          <table:table-cell/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office:value-type="string">
            <text:p>B114</text:p>
          </table:table-cell>
          <table:table-cell office:value-type="string">
            <text:p>Nombre d'heures d'ouverture hebdomadaires</text:p>
          </table:table-cell>
          <table:table-cell/>
          <table:table-cell office:value-type="string">
            <text:p>B</text:p>
          </table:table-cell>
          <table:table-cell office:value-type="string">
            <text:p>Dec</text:p>
          </table:table-cell>
          <table:table-cell office:value-type="float" office:value="4.1">
            <text:p>4,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office:value-type="string">
            <text:p>B115</text:p>
          </table:table-cell>
          <table:table-cell office:value-type="string">
            <text:p>Nombre de jours d'ouverture annuels</text:p>
          </table:table-cell>
          <table:table-cell/>
          <table:table-cell office:value-type="string">
            <text:p>B</text:p>
          </table:table-cell>
          <table:table-cell office:value-type="string">
            <text:p>dec</text:p>
          </table:table-cell>
          <table:table-cell office:value-type="float" office:value="4.1">
            <text:p>4,1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office:value-type="string">
            <text:p>B116</text:p>
          </table:table-cell>
          <table:table-cell office:value-type="string">
            <text:p>Nombre d'heures d'ouverture annuelles</text:p>
          </table:table-cell>
          <table:table-cell/>
          <table:table-cell office:value-type="string">
            <text:p>B</text:p>
          </table:table-cell>
          <table:table-cell office:value-type="string">
            <text:p>dec</text:p>
          </table:table-cell>
          <table:table-cell office:value-type="float" office:value="4.1">
            <text:p>4,1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1</text:p>
          </table:table-cell>
          <table:table-cell table:style-name="ce18" office:value-type="string">
            <text:p>Nombre d'heures d'ouverture hebdomadaires</text:p>
          </table:table-cell>
          <table:table-cell/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4.1">
            <text:p>4,1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2</text:p>
          </table:table-cell>
          <table:table-cell table:style-name="ce19" office:value-type="string">
            <text:p>Nombre de jours d'ouverture annuel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3</text:p>
          </table:table-cell>
          <table:table-cell table:style-name="ce18" office:value-type="string">
            <text:p>Nombre de places assises disponible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4</text:p>
          </table:table-cell>
          <table:table-cell table:style-name="ce19" office:value-type="string">
            <text:p>avec possibilité de connecter un ordinateur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5</text:p>
          </table:table-cell>
          <table:table-cell table:style-name="ce18" office:value-type="string">
            <text:p>Nombre de postes informatiques public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6</text:p>
          </table:table-cell>
          <table:table-cell table:style-name="ce19" office:value-type="string">
            <text:p>avec accès internet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7</text:p>
          </table:table-cell>
          <table:table-cell table:style-name="ce18" office:value-type="string">
            <text:p>Nombre de postes informatiques professionnel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8</text:p>
          </table:table-cell>
          <table:table-cell table:style-name="ce19" office:value-type="string">
            <text:p>avec accès internet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09</text:p>
          </table:table-cell>
          <table:table-cell table:style-name="ce18" office:value-type="string">
            <text:p>Nombre de photocopieurs en accès public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10</text:p>
          </table:table-cell>
          <table:table-cell table:style-name="ce19" office:value-type="string">
            <text:p>Nombre d'imprimantes en accès public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11</text:p>
          </table:table-cell>
          <table:table-cell table:style-name="ce18" office:value-type="string">
            <text:p>Appareils dédiés à la lecture de livres électronique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112</text:p>
          </table:table-cell>
          <table:table-cell table:style-name="ce18" office:value-type="string">
            <text:p>Nombre de bibliobu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201</text:p>
          </table:table-cell>
          <table:table-cell table:style-name="ce15" office:value-type="string">
            <text:p>Le catalogue de la bibliothèque est-il informatisé ?</text:p>
          </table:table-cell>
          <table:table-cell/>
          <table:table-cell office:value-type="string">
            <text:p>C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202</text:p>
          </table:table-cell>
          <table:table-cell table:style-name="ce15" office:value-type="string">
            <text:p>Nombre total de notices au catalogue 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203</text:p>
          </table:table-cell>
          <table:table-cell table:style-name="ce15" office:value-type="string">
            <text:p>Dont nombre de notices informatique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C201</text:p>
          </table:table-cell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204</text:p>
          </table:table-cell>
          <table:table-cell table:style-name="ce15" office:value-type="string">
            <text:p>Dont nombre de notices entrées dans l'année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205</text:p>
          </table:table-cell>
          <table:table-cell table:style-name="ce15" office:value-type="string">
            <text:p>Dont nombre de notices entrées par importation dans l'année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C201</text:p>
          </table:table-cell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206</text:p>
          </table:table-cell>
          <table:table-cell table:style-name="ce17" office:value-type="string">
            <text:p>Nom et version du logiciel de gestion </text:p>
          </table:table-cell>
          <table:table-cell table:style-name="ce17"/>
          <table:table-cell office:value-type="string">
            <text:p>C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C201</text:p>
          </table:table-cell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301</text:p>
          </table:table-cell>
          <table:table-cell table:style-name="ce20" office:value-type="string">
            <text:p>Surface utile nette totale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A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302</text:p>
          </table:table-cell>
          <table:table-cell table:style-name="ce19" office:value-type="string">
            <text:p>Espaces de services interne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303</text:p>
          </table:table-cell>
          <table:table-cell table:style-name="ce20" office:value-type="string">
            <text:p>Espaces de service public 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304</text:p>
          </table:table-cell>
          <table:table-cell table:style-name="ce19" office:value-type="string">
            <text:p>Espaces manifestations et animations</text:p>
          </table:table-cell>
          <table:table-cell table:style-name="ce22"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305</text:p>
          </table:table-cell>
          <table:table-cell table:style-name="ce20" office:value-type="string">
            <text:p>Espaces de magasin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306</text:p>
          </table:table-cell>
          <table:table-cell table:style-name="ce19" office:value-type="string">
            <text:p>Cafétérias et surfaces de détente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307</text:p>
          </table:table-cell>
          <table:table-cell table:style-name="ce18" office:value-type="string">
            <text:p>Totalité des fond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5">
          <table:table-cell table:style-name="ce11" office:value-type="string">
            <text:p>C308</text:p>
          </table:table-cell>
          <table:table-cell table:style-name="ce18" office:value-type="string">
            <text:p>dont fonds en libre accès</text:p>
          </table:table-cell>
          <table:table-cell/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31" office:value-type="string">
            <text:p>C</text:p>
          </table:table-cell>
          <table:table-cell table:number-columns-repeated="1011"/>
        </table:table-row>
        <table:table-row table:style-name="ro13" table:number-rows-repeated="2">
          <table:table-cell table:style-name="ce11"/>
          <table:table-cell table:style-name="ce18"/>
          <table:table-cell table:number-columns-repeated="10"/>
          <table:table-cell table:style-name="ce31"/>
          <table:table-cell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>
            <text:p>D101</text:p>
          </table:table-cell>
          <table:table-cell office:value-type="string">
            <text:p>Imprimés – Adultes – Livres imprimé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02</text:p>
          </table:table-cell>
          <table:table-cell office:value-type="string">
            <text:p>Imprimés – Adultes – Livres imprimé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03</text:p>
          </table:table-cell>
          <table:table-cell office:value-type="string">
            <text:p>Imprimés – Adultes – Livres imprimés – UM – Elimina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04</text:p>
          </table:table-cell>
          <table:table-cell office:value-type="string">
            <text:p>Imprimés – Adultes – Livres imprimés – dont libre accès – UM – Fonds 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05</text:p>
          </table:table-cell>
          <table:table-cell office:value-type="string">
            <text:p>Imprimés – Adultes – Livres imprimés – dont libre accès – TIT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06</text:p>
          </table:table-cell>
          <table:table-cell office:value-type="string">
            <text:p>Imprimés – Adultes – Livres imprimés – dont libre accès – TIT – Acquisition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07</text:p>
          </table:table-cell>
          <table:table-cell office:value-type="string">
            <text:p>Imprimés – Adultes – Livres imprimés – dont publiés avant 1811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08</text:p>
          </table:table-cell>
          <table:table-cell office:value-type="string">
            <text:p>Imprimés – Adultes – Livres imprimés – dont publiés avant 1811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09</text:p>
          </table:table-cell>
          <table:table-cell office:value-type="string">
            <text:p>Imprimés – Adultes – Livres imprimés – dont publiés entre 1811 et 1914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10</text:p>
          </table:table-cell>
          <table:table-cell table:style-name="Default" office:value-type="string">
            <text:p>Imprimés – Adultes – Livres imprimés – dont publiés entre 1811 et 1914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11</text:p>
          </table:table-cell>
          <table:table-cell office:value-type="string">
            <text:p>Imprimés – Adultes – Publications en série imprimé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12</text:p>
          </table:table-cell>
          <table:table-cell office:value-type="string">
            <text:p>Imprimés – Adultes – Publications en série imprimé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13</text:p>
          </table:table-cell>
          <table:table-cell office:value-type="string">
            <text:p>Imprimés – Adultes – Publications en série imprimées – UM – Elimina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14</text:p>
          </table:table-cell>
          <table:table-cell office:value-type="string">
            <text:p>Imprimés – Adultes – Publications en série imprimées – dont libre accè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15</text:p>
          </table:table-cell>
          <table:table-cell office:value-type="string">
            <text:p>Imprimés – Adultes – Publications en série imprimées – dont libre accès – TIT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16</text:p>
          </table:table-cell>
          <table:table-cell office:value-type="string">
            <text:p>Imprimés – Enfants – Livres imprimé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17</text:p>
          </table:table-cell>
          <table:table-cell office:value-type="string">
            <text:p>Imprimés – Enfants – Livres imprimé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18</text:p>
          </table:table-cell>
          <table:table-cell office:value-type="string">
            <text:p>Imprimés – Enfants – Livres imprimés – UM – Elimina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19</text:p>
          </table:table-cell>
          <table:table-cell office:value-type="string">
            <text:p>Imprimés – Enfants - Livres imprimés – dont libre accè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0</text:p>
          </table:table-cell>
          <table:table-cell office:value-type="string">
            <text:p>Imprimés – Enfants – Livres imprimés – dont libre accès – TIT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1</text:p>
          </table:table-cell>
          <table:table-cell office:value-type="string">
            <text:p>Imprimés – Enfants - Livres imprimés – dont libre accès – TIT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2</text:p>
          </table:table-cell>
          <table:table-cell office:value-type="string">
            <text:p>Imprimés – Enfants – Publications en série imprimé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3</text:p>
          </table:table-cell>
          <table:table-cell office:value-type="string">
            <text:p>Imprimés – Enfants – Publications en série imprimé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4</text:p>
          </table:table-cell>
          <table:table-cell office:value-type="string">
            <text:p>Imprimés – Enfants – Publications en série imprimées – UM – Elimina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5</text:p>
          </table:table-cell>
          <table:table-cell office:value-type="string">
            <text:p>Imprimés – Enfants – Publications en série imprimées – dont libre accès -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6</text:p>
          </table:table-cell>
          <table:table-cell office:value-type="string">
            <text:p>Imprimés – Enfants – Publications en série imprimées – dont libre accès – TIT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7</text:p>
          </table:table-cell>
          <table:table-cell office:value-type="string">
            <text:p>Imprimés – Enfants – Publications en série imprimées – dont libre accès – TIT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28</text:p>
          </table:table-cell>
          <table:table-cell office:value-type="string">
            <text:p>Imprimés – Total – Livres imprimé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29</text:p>
          </table:table-cell>
          <table:table-cell office:value-type="string">
            <text:p>Imprimés – Total – Livres imprimé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30</text:p>
          </table:table-cell>
          <table:table-cell office:value-type="string">
            <text:p>Imprimés – Total – Livres imprimés – UM – Elimina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31</text:p>
          </table:table-cell>
          <table:table-cell office:value-type="string">
            <text:p>Imprimés – Total – Livres imprimés – dont nombre d'acquisitions à titre gracieux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32</text:p>
          </table:table-cell>
          <table:table-cell office:value-type="string">
            <text:p>Imprimés – Total – Livres imprimés – dont libre accè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33</text:p>
          </table:table-cell>
          <table:table-cell office:value-type="string">
            <text:p>Imprimés – Total – Livres imprimés – dont libre accès – TIT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34</text:p>
          </table:table-cell>
          <table:table-cell office:value-type="string">
            <text:p>Imprimés – Total – Livres imprimés – dont libre accès – TIT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35</text:p>
          </table:table-cell>
          <table:table-cell office:value-type="string">
            <text:p>Imprimés – Total – Publications en série imprimé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36</text:p>
          </table:table-cell>
          <table:table-cell office:value-type="string">
            <text:p>Imprimés – Total – Publications en série imprimé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37</text:p>
          </table:table-cell>
          <table:table-cell office:value-type="string">
            <text:p>Imprimés – Total – Publications en série imprimées – UM – Elimina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138</text:p>
          </table:table-cell>
          <table:table-cell office:value-type="string">
            <text:p>Imprimés – Total – Publications en série imprimées – dont libre accès – UM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39</text:p>
          </table:table-cell>
          <table:table-cell office:value-type="string">
            <text:p>Imprimés – Total – Publications en série imprimées – dont libre accès – TIT - Fonds 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140</text:p>
          </table:table-cell>
          <table:table-cell office:value-type="string">
            <text:p>Imprimés – Total – Publications en série imprimées – dont libre accès – TIT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01</text:p>
          </table:table-cell>
          <table:table-cell office:value-type="string">
            <text:p>Publications en série en cours – Imprimées- Adultes – Abonnement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202</text:p>
          </table:table-cell>
          <table:table-cell office:value-type="string">
            <text:p>Publications en série en cours – Imprimées – Adultes – Titre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03</text:p>
          </table:table-cell>
          <table:table-cell office:value-type="string">
            <text:p>Publications en série en cours – Imprimées – Enfants – Abonnement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204</text:p>
          </table:table-cell>
          <table:table-cell office:value-type="string">
            <text:p>Publications en série en cours – Imprimées – Enfants – Titre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05</text:p>
          </table:table-cell>
          <table:table-cell office:value-type="string">
            <text:p>Publications en série en cours – Electroniques – Adultes – Titre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06</text:p>
          </table:table-cell>
          <table:table-cell office:value-type="string">
            <text:p>Publications en série en cours – Electroniques – Enfants – Titre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07</text:p>
          </table:table-cell>
          <table:table-cell office:value-type="string">
            <text:p>Publications en série en cours – Total – Adultes – Abonnement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08</text:p>
          </table:table-cell>
          <table:table-cell office:value-type="string">
            <text:p>Publications en série en cours – Total – Adultes – Titre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09</text:p>
          </table:table-cell>
          <table:table-cell office:value-type="string">
            <text:p>Publications en série en cours – Total – Enfants – Abonnement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10</text:p>
          </table:table-cell>
          <table:table-cell office:value-type="string">
            <text:p>Publications en série en cours – Total – Enfants – Titre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211</text:p>
          </table:table-cell>
          <table:table-cell office:value-type="string">
            <text:p>Publications en série en cours <text:s/>– Total – Titre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D301</text:p>
          </table:table-cell>
          <table:table-cell office:value-type="string">
            <text:p>Autres documents – Manuscrits – ML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02</text:p>
          </table:table-cell>
          <table:table-cell office:value-type="string">
            <text:p>Autres documents – Manuscrits – ML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03</text:p>
          </table:table-cell>
          <table:table-cell office:value-type="string">
            <text:p>Autres documents – Manuscrit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04</text:p>
          </table:table-cell>
          <table:table-cell office:value-type="string">
            <text:p>Autres documents – Manuscrit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05</text:p>
          </table:table-cell>
          <table:table-cell office:value-type="string">
            <text:p>Autres documents – Microform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06</text:p>
          </table:table-cell>
          <table:table-cell office:value-type="string">
            <text:p>Autres documents – Microform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07</text:p>
          </table:table-cell>
          <table:table-cell office:value-type="string">
            <text:p>Autres documents – Documents cartographiqu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08</text:p>
          </table:table-cell>
          <table:table-cell office:value-type="string">
            <text:p>Autres documents – Documents cartographiqu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09</text:p>
          </table:table-cell>
          <table:table-cell office:value-type="string">
            <text:p>Autres documents – Musique imprimée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0</text:p>
          </table:table-cell>
          <table:table-cell office:value-type="string">
            <text:p>Autres documents – Musique imprimée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1</text:p>
          </table:table-cell>
          <table:table-cell office:value-type="string">
            <text:p>Autres documents – Musique imprimée – dont libre accè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2</text:p>
          </table:table-cell>
          <table:table-cell office:value-type="string">
            <text:p>Autres documents – Musique imprimée – dont libre accès – TIT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3</text:p>
          </table:table-cell>
          <table:table-cell office:value-type="string">
            <text:p>Autres documents – Musique imprimée – dont libre accès – TIT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4</text:p>
          </table:table-cell>
          <table:table-cell office:value-type="string">
            <text:p>Autres documents – Documents graphiqu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5</text:p>
          </table:table-cell>
          <table:table-cell office:value-type="string">
            <text:p>Autres documents – Documents graphiqu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6</text:p>
          </table:table-cell>
          <table:table-cell office:value-type="string">
            <text:p>Autres documents – Documents graphiques – ML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7</text:p>
          </table:table-cell>
          <table:table-cell office:value-type="string">
            <text:p>Autres documents – Documents graphiques – ML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8</text:p>
          </table:table-cell>
          <table:table-cell office:value-type="string">
            <text:p>Autres documents – Autres document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19</text:p>
          </table:table-cell>
          <table:table-cell office:value-type="string">
            <text:p>Autres documents – Autres document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320</text:p>
          </table:table-cell>
          <table:table-cell office:value-type="string">
            <text:p>Autres documents – UM – Eliminations <text:s/>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321</text:p>
          </table:table-cell>
          <table:table-cell office:value-type="string">
            <text:p>Autres documents – Totalisation Abrégé -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D322</text:p>
          </table:table-cell>
          <table:table-cell office:value-type="string">
            <text:p>Autres documents – Totalisation Abrégé -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D401</text:p>
          </table:table-cell>
          <table:table-cell office:value-type="string">
            <text:p>Documents audiovisuels – Documents sonores : musique – Sur support (UM)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02</text:p>
          </table:table-cell>
          <table:table-cell office:value-type="string">
            <text:p>Documents audiovisuels – Documents sonores : musique – Sur support (UM)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03</text:p>
          </table:table-cell>
          <table:table-cell office:value-type="string">
            <text:p>Documents audiovisuels – Documents sonores : musique – En réseau (TIT)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04</text:p>
          </table:table-cell>
          <table:table-cell office:value-type="string">
            <text:p>Documents audiovisuels – Documents sonores : musique – En réseau (TIT)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05</text:p>
          </table:table-cell>
          <table:table-cell office:value-type="string">
            <text:p>Documents audiovisuels – Documents sonores : livres enregistrés – Sur support (UM)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06</text:p>
          </table:table-cell>
          <table:table-cell office:value-type="string">
            <text:p>Documents audiovisuels – Documents sonores : livres enregistrés – Sur support (UM)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07</text:p>
          </table:table-cell>
          <table:table-cell office:value-type="string">
            <text:p>Documents audiovisuels – Documents sonores : livres enregistrés – En réseau (TIT)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08</text:p>
          </table:table-cell>
          <table:table-cell office:value-type="string">
            <text:p>Documents audiovisuels – Documents sonores : livres enregistrés – En réseau (TIT)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09</text:p>
          </table:table-cell>
          <table:table-cell office:value-type="string">
            <text:p>Documents audiovisuels – Total documents sonores – Sur support (UM) - Fonds 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410</text:p>
          </table:table-cell>
          <table:table-cell office:value-type="string">
            <text:p>Documents audiovisuels – Total documents sonores – Sur support (UM) - Acquisitions 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411</text:p>
          </table:table-cell>
          <table:table-cell office:value-type="string">
            <text:p>Documents audiovisuels – Documents vidéo – Sur support (UM)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412</text:p>
          </table:table-cell>
          <table:table-cell office:value-type="string">
            <text:p>Documents audiovisuels – Documents vidéo – Sur support (UM)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413</text:p>
          </table:table-cell>
          <table:table-cell office:value-type="string">
            <text:p>Documents audiovisuels – Documents vidéo – En réseau (TIT) -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14</text:p>
          </table:table-cell>
          <table:table-cell office:value-type="string">
            <text:p>Documents audiovisuels – Documents vidéo – En réseau (TIT)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415</text:p>
          </table:table-cell>
          <table:table-cell office:value-type="string">
            <text:p>Documents audiovisuels – Eliminations – Sur support (UM)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D501</text:p>
          </table:table-cell>
          <table:table-cell office:value-type="string">
            <text:p>Documents numériques – Livres électroniques – TIT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02</text:p>
          </table:table-cell>
          <table:table-cell office:value-type="string">
            <text:p>Documents numériques – Livres électroniques – TIT – acquis à titre onéreux, par don ou dépôt légal (titres)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03</text:p>
          </table:table-cell>
          <table:table-cell office:value-type="string">
            <text:p>Documents numériques – Livres électroniques – TIT – numérisés par la bibliothèque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04</text:p>
          </table:table-cell>
          <table:table-cell office:value-type="string">
            <text:p>Documents numériques – Fichiers ou programmes informatiqu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05</text:p>
          </table:table-cell>
          <table:table-cell office:value-type="string">
            <text:p>Documents numériques – Fichiers ou programmes informatiqu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06</text:p>
          </table:table-cell>
          <table:table-cell office:value-type="string">
            <text:p>Documents numériques – Autres documents numériqu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07</text:p>
          </table:table-cell>
          <table:table-cell office:value-type="string">
            <text:p>Documents numériques – Autres documents numériqu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08</text:p>
          </table:table-cell>
          <table:table-cell office:value-type="string">
            <text:p>Documents numériques – Autres documents numériques – TIT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09</text:p>
          </table:table-cell>
          <table:table-cell office:value-type="string">
            <text:p>Documents numériques – Autres documents numériques – TIT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10</text:p>
          </table:table-cell>
          <table:table-cell office:value-type="string">
            <text:p>Documents numériques – Bases de données – U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11</text:p>
          </table:table-cell>
          <table:table-cell office:value-type="string">
            <text:p>Documents numériques – Bases de données – U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12</text:p>
          </table:table-cell>
          <table:table-cell office:value-type="string">
            <text:p>Documents numériques – Bases de données –TIT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13</text:p>
          </table:table-cell>
          <table:table-cell office:value-type="string">
            <text:p>Documents numériques – Bases de données – TIT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14</text:p>
          </table:table-cell>
          <table:table-cell office:value-type="string">
            <text:p>Documents numériques – Bases de données – LIC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15</text:p>
          </table:table-cell>
          <table:table-cell office:value-type="string">
            <text:p>Documents numériques – Bases de données – LIC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16</text:p>
          </table:table-cell>
          <table:table-cell office:value-type="string">
            <text:p>Documents numériques – Ressources gratuites signalées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D517</text:p>
          </table:table-cell>
          <table:table-cell office:value-type="string">
            <text:p>Documents numériques –CD-ROM – Fond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D518</text:p>
          </table:table-cell>
          <table:table-cell office:value-type="string">
            <text:p>Documents numériques –CD-ROM – Acquisitions</text:p>
          </table:table-cell>
          <table:table-cell/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>
            <text:p>E101</text:p>
          </table:table-cell>
          <table:table-cell office:value-type="string">
            <text:p>Usagers – Particulier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02</text:p>
          </table:table-cell>
          <table:table-cell office:value-type="string">
            <text:p>Usagers – Particulier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03</text:p>
          </table:table-cell>
          <table:table-cell office:value-type="string">
            <text:p>Usagers – Particulier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04</text:p>
          </table:table-cell>
          <table:table-cell office:value-type="string">
            <text:p>Usagers – Particuliers – dont Enfants (de 0 à 14 ans) Ho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05</text:p>
          </table:table-cell>
          <table:table-cell office:value-type="string">
            <text:p>Usagers – Particuliers – dont Enfants (de 0 à 14 ans) Ho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06</text:p>
          </table:table-cell>
          <table:table-cell office:value-type="string">
            <text:p>Usagers – Particuliers – dont Enfants (de 0 à 14 ans) Ho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07</text:p>
          </table:table-cell>
          <table:table-cell office:value-type="string">
            <text:p>Usagers – Particuliers – dont Enfants (de 0 à 14 ans) Fe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08</text:p>
          </table:table-cell>
          <table:table-cell office:value-type="string">
            <text:p>Usagers – Particuliers – dont Enfants (de 0 à 14 ans) Fe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09</text:p>
          </table:table-cell>
          <table:table-cell office:value-type="string">
            <text:p>Usagers – Particuliers – dont Enfants (de 0 à 14 ans) Fe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10</text:p>
          </table:table-cell>
          <table:table-cell office:value-type="string">
            <text:p>Usagers – Particuliers – dont Enfants (de 0 à 14 ans) Total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11</text:p>
          </table:table-cell>
          <table:table-cell office:value-type="string">
            <text:p>Usagers – Particuliers – dont Enfants (de 0 à 14 ans) Total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12</text:p>
          </table:table-cell>
          <table:table-cell office:value-type="string">
            <text:p>Usagers – Particuliers – dont Enfants (de 0 à 14 ans) Total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13</text:p>
          </table:table-cell>
          <table:table-cell office:value-type="string">
            <text:p>Usagers – Particuliers – dont Adultes (de 15 à 64 ans) Ho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14</text:p>
          </table:table-cell>
          <table:table-cell office:value-type="string">
            <text:p>Usagers – Particuliers – dont Adultes (de 15 à 64 ans) Ho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15</text:p>
          </table:table-cell>
          <table:table-cell office:value-type="string">
            <text:p>Usagers – Particuliers – dont Adultes (de 15 à 64 ans) Ho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16</text:p>
          </table:table-cell>
          <table:table-cell office:value-type="string">
            <text:p>Usagers – Particuliers – dont Adultes (de 15 à 64 ans) Fe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17</text:p>
          </table:table-cell>
          <table:table-cell office:value-type="string">
            <text:p>Usagers – Particuliers – dont Adultes (de 15 à 64 ans) Fe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18</text:p>
          </table:table-cell>
          <table:table-cell office:value-type="string">
            <text:p>Usagers – Particuliers – dont Adultes (de 15 à 64 ans) Fe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19</text:p>
          </table:table-cell>
          <table:table-cell office:value-type="string">
            <text:p>Usagers – Particuliers – dont Adultes (de 15 à 64 ans) Total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20</text:p>
          </table:table-cell>
          <table:table-cell office:value-type="string">
            <text:p>Usagers – Particuliers – dont Adultes (de 15 à 64 ans) Total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21</text:p>
          </table:table-cell>
          <table:table-cell office:value-type="string">
            <text:p>Usagers – Particuliers – dont Adultes (de 15 à 64 ans) Total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22</text:p>
          </table:table-cell>
          <table:table-cell office:value-type="string">
            <text:p>Usagers – Particuliers – dont Adultes (de 65 ans et plus) Ho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23</text:p>
          </table:table-cell>
          <table:table-cell office:value-type="string">
            <text:p>Usagers – Particuliers – dont Adultes (de 65 ans et plus) Ho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24</text:p>
          </table:table-cell>
          <table:table-cell office:value-type="string">
            <text:p>Usagers – Particuliers – dont Adultes (de 65 ans et plus) Ho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25</text:p>
          </table:table-cell>
          <table:table-cell office:value-type="string">
            <text:p>Usagers – Particuliers – dont Adultes (de 65 ans et plus) Fe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26</text:p>
          </table:table-cell>
          <table:table-cell office:value-type="string">
            <text:p>Usagers – Particuliers – dont Adultes (de 65 ans et plus) Fe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27</text:p>
          </table:table-cell>
          <table:table-cell office:value-type="string">
            <text:p>Usagers – Particuliers – dont Adultes (de 65 ans et plus) Fe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28</text:p>
          </table:table-cell>
          <table:table-cell office:value-type="string">
            <text:p>Usagers – Particuliers – dont Adultes (de 65 ans et plus) Total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29</text:p>
          </table:table-cell>
          <table:table-cell office:value-type="string">
            <text:p>Usagers – Particuliers – dont Adultes (de 65 ans et plus) Total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30</text:p>
          </table:table-cell>
          <table:table-cell office:value-type="string">
            <text:p>Usagers – Particuliers – dont Adultes (de 65 ans et plus) Total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31</text:p>
          </table:table-cell>
          <table:table-cell office:value-type="string">
            <text:p>Usagers – Particuliers – Total adultes Ho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32</text:p>
          </table:table-cell>
          <table:table-cell office:value-type="string">
            <text:p>Usagers – Particuliers – Total adultes Ho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33</text:p>
          </table:table-cell>
          <table:table-cell office:value-type="string">
            <text:p>Usagers – Particuliers – Total adultes Ho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34</text:p>
          </table:table-cell>
          <table:table-cell office:value-type="string">
            <text:p>Usagers – Particuliers – Total adultes Fe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35</text:p>
          </table:table-cell>
          <table:table-cell office:value-type="string">
            <text:p>Usagers – Particuliers – Total adultes Fe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36</text:p>
          </table:table-cell>
          <table:table-cell office:value-type="string">
            <text:p>Usagers – Particuliers – Total adultes Fe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37</text:p>
          </table:table-cell>
          <table:table-cell office:value-type="string">
            <text:p>Usagers – Particuliers – Total adultes Hommes et Femmes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38</text:p>
          </table:table-cell>
          <table:table-cell office:value-type="string">
            <text:p>Usagers – Particuliers – Total adultes Hommes et Femme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39</text:p>
          </table:table-cell>
          <table:table-cell office:value-type="string">
            <text:p>Usagers – Particuliers – Total adultes Hommes et Femme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40</text:p>
          </table:table-cell>
          <table:table-cell office:value-type="string">
            <text:p>Usagers – Particuliers – dont résidents dans la commune ou les communes adhérentes au réseau – Inscrit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41</text:p>
          </table:table-cell>
          <table:table-cell office:value-type="string">
            <text:p>Usagers – Particuliers – dont résidents dans la commune ou les communes adhérentes au réseau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42</text:p>
          </table:table-cell>
          <table:table-cell office:value-type="string">
            <text:p>Usagers – Particuliers – dont résidents dans la commune ou les communes adhérentes au réseau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43</text:p>
          </table:table-cell>
          <table:table-cell office:value-type="string">
            <text:p>Usagers – Collectivités – dont nouveaux inscrit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44</text:p>
          </table:table-cell>
          <table:table-cell office:value-type="string">
            <text:p>Usagers – Collectivités – dont emprunteurs actifs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145</text:p>
          </table:table-cell>
          <table:table-cell office:value-type="string">
            <text:p>Usagers – Fréquentation : entrées dans l'établissement – Centrale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146</text:p>
          </table:table-cell>
          <table:table-cell office:value-type="string">
            <text:p>Usagers – Fréquentation : entrées dans l'établissement – Réseau</text:p>
          </table:table-cell>
          <table:table-cell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0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0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0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0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0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06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0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08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0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10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1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1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1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1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1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16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1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18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1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20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2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2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2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2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22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26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2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28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2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30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3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3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23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E23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E23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E236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E23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E238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E23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E240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E30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30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30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30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30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306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30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40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40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40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40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0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0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01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0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01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0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0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0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06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0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0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08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07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0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10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09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1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1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1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1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1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13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1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16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1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1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E515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18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17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1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E515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20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19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21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E519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22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2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23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E519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24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23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2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E519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26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25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E52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28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27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2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E530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E529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office:value-type="string">
            <text:p>F101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102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103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104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10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106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201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202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01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302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03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304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0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306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07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308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09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1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11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12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313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314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F401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402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403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501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502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503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504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50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506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507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F508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601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602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603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604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F60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>
            <text:p>G101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02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03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04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05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06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07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08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09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0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1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2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3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4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5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6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7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8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19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0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1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2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3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4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5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6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7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8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29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130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201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202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203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204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205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206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207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301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302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G303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304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305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306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307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G308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>
            <text:p>H10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0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101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0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01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0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0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10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0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0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0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0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107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0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07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110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12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1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116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1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18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2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2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20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2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2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122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2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2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2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2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12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126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20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3"/>
          <table:table-cell office:value-type="string">
            <text:p>H201</text:p>
          </table:table-cell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H20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1011"/>
        </table:table-row>
        <table:table-row table:style-name="ro13">
          <table:table-cell office:value-type="string">
            <text:p>H20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0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202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0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0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2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0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0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206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0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0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208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1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1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210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1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1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212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1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1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21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1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21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216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3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3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H3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3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3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307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30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307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40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0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01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0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01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0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01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0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0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0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0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0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09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09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09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13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13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13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17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1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17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20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20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20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2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2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24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H405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2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28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3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28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3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28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3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3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432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3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32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43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432</text:p>
          </table:table-cell>
          <table:table-cell office:value-type="string">
            <text:p>AC</text:p>
          </table:table-cell>
          <table:table-cell table:number-columns-repeated="1011"/>
        </table:table-row>
        <table:table-row table:style-name="ro13">
          <table:table-cell office:value-type="string">
            <text:p>H50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50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5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50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5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50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50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5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50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5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6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6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6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6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table:style-name="Default" office:value-type="string">
            <text:p>Radio</text:p>
          </table:table-cell>
          <table:table-cell table:style-name="Default"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607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60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607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7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70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7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70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707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0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707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710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2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710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3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4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713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5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713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7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716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716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19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/>
          <table:table-cell office:value-type="string">
            <text:p>Oui / Non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20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H719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H721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H719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3">
          <table:table-cell office:value-type="string">
            <text:p>I101</text:p>
          </table:table-cell>
          <table:table-cell office:value-type="string">
            <text:p>Commentaires</text:p>
          </table:table-cell>
          <table:table-cell/>
          <table:table-cell office:value-type="string">
            <text:p>I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3"/>
          <table:table-cell office:value-type="string">
            <text:p>AC</text:p>
          </table:table-cell>
          <table:table-cell table:number-columns-repeated="1011"/>
        </table:table-row>
        <table:table-row table:style-name="ro13" table:number-rows-repeated="650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 Identite" table:style-name="ta1" table:print="false">
        <office:forms form:automatic-focus="false" form:apply-design-mode="false"/>
        <table:table-column table:style-name="co15" table:default-cell-style-name="ce36"/>
        <table:table-column table:style-name="co1" table:default-cell-style-name="ce42"/>
        <table:table-column table:style-name="co1" table:number-columns-repeated="2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ce50"/>
        <table:table-row table:style-name="ro15">
          <table:table-cell table:style-name="ce34" office:value-type="string">
            <text:p><text:span text:style-name="T5">* A1 - Coordonnées de la bibliothèque ou du service répondant</text:span></text:p>
          </table:table-cell>
          <table:table-cell table:style-name="Default"/>
          <table:table-cell table:number-columns-repeated="13"/>
          <table:table-cell table:style-name="Default"/>
        </table:table-row>
        <table:table-row table:style-name="ro13">
          <table:table-cell table:style-name="ce35" office:value-type="string">
            <text:p>Identifiant</text:p>
          </table:table-cell>
          <table:table-cell table:style-name="Default" office:value-type="string">
            <text:p>#A100</text:p>
          </table:table-cell>
          <table:table-cell table:number-columns-repeated="13"/>
          <table:table-cell table:style-name="Default"/>
        </table:table-row>
        <table:table-row table:style-name="ro13">
          <table:table-cell office:value-type="string">
            <text:p>Nom de l'établissement</text:p>
          </table:table-cell>
          <table:table-cell office:value-type="string">
            <text:p>#A101</text:p>
          </table:table-cell>
          <table:table-cell table:number-columns-spanned="13" table:number-rows-spanned="1"/>
          <table:covered-table-cell table:number-columns-repeated="12"/>
          <table:table-cell office:value-type="string">
            <text:p>A101</text:p>
          </table:table-cell>
        </table:table-row>
        <table:table-row table:style-name="ro13">
          <table:table-cell table:style-name="ce37" office:value-type="string">
            <text:p>-</text:p>
          </table:table-cell>
          <table:table-cell office:value-type="string">
            <text:p>#A102</text:p>
          </table:table-cell>
          <table:table-cell table:number-columns-spanned="13" table:number-rows-spanned="1"/>
          <table:covered-table-cell table:number-columns-repeated="12"/>
          <table:table-cell office:value-type="string">
            <text:p>A102</text:p>
          </table:table-cell>
        </table:table-row>
        <table:table-row table:style-name="ro13">
          <table:table-cell office:value-type="string">
            <text:p>Complément d'adresse</text:p>
          </table:table-cell>
          <table:table-cell office:value-type="string">
            <text:p>#A103</text:p>
          </table:table-cell>
          <table:table-cell table:number-columns-spanned="13" table:number-rows-spanned="1"/>
          <table:covered-table-cell table:number-columns-repeated="12"/>
          <table:table-cell office:value-type="string">
            <text:p>A103</text:p>
          </table:table-cell>
        </table:table-row>
        <table:table-row table:style-name="ro13">
          <table:table-cell office:value-type="string">
            <text:p>N°/Type voie/ Nom voie</text:p>
          </table:table-cell>
          <table:table-cell office:value-type="string">
            <text:p>#A104</text:p>
          </table:table-cell>
          <table:table-cell table:style-name="ce45" office:value-type="string">
            <text:p>A104</text:p>
          </table:table-cell>
          <table:table-cell table:style-name="ce46" office:value-type="string">
            <text:p>#A105</text:p>
          </table:table-cell>
          <table:table-cell table:number-columns-repeated="4"/>
          <table:table-cell table:style-name="ce45" office:value-type="string">
            <text:p>A105</text:p>
          </table:table-cell>
          <table:table-cell table:style-name="ce42" office:value-type="string" table:number-columns-spanned="6" table:number-rows-spanned="1">
            <text:p>#A106</text:p>
          </table:table-cell>
          <table:covered-table-cell table:number-columns-repeated="5"/>
          <table:table-cell office:value-type="string">
            <text:p>A106</text:p>
          </table:table-cell>
        </table:table-row>
        <table:table-row table:style-name="ro15">
          <table:table-cell table:style-name="ce38" office:value-type="string">
            <text:p>Code postal/<text:span text:style-name="T6">Ville/Cedex</text:span></text:p>
          </table:table-cell>
          <table:table-cell office:value-type="string">
            <text:p>#A107</text:p>
          </table:table-cell>
          <table:table-cell table:style-name="ce45" office:value-type="string">
            <text:p>A107</text:p>
          </table:table-cell>
          <table:table-cell table:style-name="ce47" office:value-type="string">
            <text:p>#A108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style-name="ce45" office:value-type="string">
            <text:p>A108</text:p>
          </table:table-cell>
          <table:table-cell table:style-name="ce42" office:value-type="string" table:number-columns-spanned="2" table:number-rows-spanned="1">
            <text:p>#A109</text:p>
          </table:table-cell>
          <table:covered-table-cell/>
          <table:table-cell office:value-type="string">
            <text:p>A109</text:p>
          </table:table-cell>
        </table:table-row>
        <table:table-row table:style-name="ro13">
          <table:table-cell office:value-type="string">
            <text:p>Responsable de l'établissement</text:p>
          </table:table-cell>
          <table:table-cell office:value-type="string">
            <text:p>#A110</text:p>
          </table:table-cell>
          <table:table-cell table:number-columns-spanned="10" table:number-rows-spanned="1"/>
          <table:covered-table-cell table:number-columns-repeated="9"/>
          <table:table-cell table:number-columns-repeated="3"/>
          <table:table-cell office:value-type="string">
            <text:p>A110</text:p>
          </table:table-cell>
        </table:table-row>
        <table:table-row table:style-name="ro13">
          <table:table-cell office:value-type="string">
            <text:p>Statut et/ou grade du responsable</text:p>
          </table:table-cell>
          <table:table-cell office:value-type="string">
            <text:p>#A111</text:p>
          </table:table-cell>
          <table:table-cell table:number-columns-spanned="10" table:number-rows-spanned="1"/>
          <table:covered-table-cell table:number-columns-repeated="9"/>
          <table:table-cell table:number-columns-repeated="3"/>
          <table:table-cell office:value-type="string">
            <text:p>A111</text:p>
          </table:table-cell>
        </table:table-row>
        <table:table-row table:style-name="ro13">
          <table:table-cell office:value-type="string">
            <text:p>Téléphone</text:p>
          </table:table-cell>
          <table:table-cell office:value-type="string">
            <text:p>#A112</text:p>
          </table:table-cell>
          <table:table-cell table:number-columns-spanned="2" table:number-rows-spanned="1"/>
          <table:covered-table-cell/>
          <table:table-cell/>
          <table:table-cell table:style-name="ce45" office:value-type="string" table:number-columns-spanned="2" table:number-rows-spanned="1">
            <text:p>A112</text:p>
          </table:table-cell>
          <table:covered-table-cell/>
          <table:table-cell table:style-name="ce48" office:value-type="string" table:number-columns-spanned="4" table:number-rows-spanned="1">
            <text:p>Fax</text:p>
          </table:table-cell>
          <table:covered-table-cell table:number-columns-repeated="3"/>
          <table:table-cell table:style-name="ce42" office:value-type="string" table:number-columns-spanned="4" table:number-rows-spanned="1">
            <text:p>#A113</text:p>
          </table:table-cell>
          <table:covered-table-cell table:number-columns-repeated="3"/>
          <table:table-cell office:value-type="string">
            <text:p>A113</text:p>
          </table:table-cell>
        </table:table-row>
        <table:table-row table:style-name="ro15">
          <table:table-cell table:style-name="ce39" office:value-type="string">
            <text:p><text:span text:style-name="T3">Courrier électronique</text:span><text:span text:style-name="T4"> </text:span></text:p>
          </table:table-cell>
          <table:table-cell table:style-name="ce43" office:value-type="string">
            <text:p>#A114</text:p>
          </table:table-cell>
          <table:table-cell table:number-columns-spanned="10" table:number-rows-spanned="1"/>
          <table:covered-table-cell table:number-columns-repeated="9"/>
          <table:table-cell table:number-columns-repeated="3"/>
          <table:table-cell office:value-type="string">
            <text:p>A114</text:p>
          </table:table-cell>
        </table:table-row>
        <table:table-row table:style-name="ro13">
          <table:table-cell office:value-type="string">
            <text:p>Site internet</text:p>
          </table:table-cell>
          <table:table-cell office:value-type="string">
            <text:p>#A115</text:p>
          </table:table-cell>
          <table:table-cell table:number-columns-spanned="10" table:number-rows-spanned="1"/>
          <table:covered-table-cell table:number-columns-repeated="9"/>
          <table:table-cell table:number-columns-repeated="3"/>
          <table:table-cell office:value-type="string">
            <text:p>A115</text:p>
          </table:table-cell>
        </table:table-row>
        <table:table-row table:style-name="ro13">
          <table:table-cell table:style-name="ce40" office:value-type="string">
            <text:p>-</text:p>
          </table:table-cell>
          <table:table-cell table:style-name="ce44" office:value-type="string">
            <text:p>#A116</text:p>
          </table:table-cell>
          <table:table-cell table:number-columns-spanned="10" table:number-rows-spanned="1"/>
          <table:covered-table-cell/>
          <table:covered-table-cell table:style-name="ce48"/>
          <table:covered-table-cell table:number-columns-repeated="7"/>
          <table:table-cell table:number-columns-repeated="3"/>
          <table:table-cell table:style-name="ce51" office:value-type="string">
            <text:p>A116</text:p>
          </table:table-cell>
        </table:table-row>
        <table:table-row table:style-name="ro13">
          <table:table-cell table:style-name="ce41" office:value-type="string">
            <text:p>Mode de gestion de l'établissement</text:p>
          </table:table-cell>
          <table:table-cell table:style-name="ce44" office:value-type="string">
            <text:p>#A117</text:p>
          </table:table-cell>
          <table:table-cell table:number-columns-spanned="10" table:number-rows-spanned="1"/>
          <table:covered-table-cell table:number-columns-repeated="3"/>
          <table:covered-table-cell table:style-name="ce49"/>
          <table:covered-table-cell table:number-columns-repeated="3"/>
          <table:covered-table-cell table:style-name="ce49"/>
          <table:covered-table-cell/>
          <table:table-cell table:number-columns-repeated="3"/>
          <table:table-cell table:style-name="ce52" office:value-type="string">
            <text:p>A117</text:p>
          </table:table-cell>
        </table:table-row>
        <table:table-row table:style-name="ro13">
          <table:table-cell table:style-name="Default" table:number-columns-repeated="2"/>
          <table:table-cell table:number-columns-repeated="13"/>
          <table:table-cell table:style-name="Default"/>
        </table:table-row>
        <table:table-row table:style-name="ro13">
          <table:table-cell table:style-name="Default" office:value-type="string">
            <text:p>Population concernée</text:p>
          </table:table-cell>
          <table:table-cell table:style-name="Default" office:value-type="string">
            <text:p>#A200</text:p>
          </table:table-cell>
          <table:table-cell table:number-columns-repeated="13"/>
          <table:table-cell table:style-name="Default" office:value-type="string">
            <text:p>A200</text:p>
          </table:table-cell>
        </table:table-row>
      </table:table>
      <table:table table:name="B Bibliothèques du réseau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9" table:default-cell-style-name="Default"/>
        <table:table-row table:style-name="ro16">
          <table:table-cell/>
          <table:table-cell table:style-name="ce60"/>
          <table:table-cell table:number-columns-repeated="13"/>
        </table:table-row>
        <table:table-row table:style-name="ro16">
          <table:table-cell/>
          <table:table-cell table:style-name="ce61"/>
          <table:table-cell table:number-columns-repeated="13"/>
        </table:table-row>
        <table:table-row table:style-name="ro16">
          <table:table-cell table:style-name="ce53" office:value-type="string">
            <text:p>*B – Les lieux du réseau</text:p>
          </table:table-cell>
          <table:table-cell table:number-columns-repeated="2"/>
          <table:table-cell office:value-type="string">
            <text:p><text:s/>#</text:p>
          </table:table-cell>
          <table:table-cell table:number-columns-repeated="11"/>
        </table:table-row>
        <table:table-row table:style-name="ro16">
          <table:table-cell/>
          <table:table-cell table:style-name="ce62"/>
          <table:table-cell table:number-columns-repeated="13"/>
        </table:table-row>
        <table:table-row table:style-name="ro16">
          <table:table-cell/>
          <table:table-cell table:style-name="ce61"/>
          <table:table-cell table:number-columns-repeated="13"/>
        </table:table-row>
        <table:table-row table:style-name="ro16">
          <table:table-cell table:style-name="ce54" office:value-type="string">
            <text:p>**Bibliothèque</text:p>
          </table:table-cell>
          <table:table-cell table:number-columns-repeated="14"/>
        </table:table-row>
        <table:table-row table:style-name="ro16">
          <table:table-cell table:number-columns-repeated="15"/>
        </table:table-row>
        <table:table-row table:style-name="ro16">
          <table:table-cell table:style-name="ce55" office:value-type="string">
            <text:p>Nom</text:p>
          </table:table-cell>
          <table:table-cell table:style-name="ce63" table:formula="of:=CONCATENATE([.$D$3];[.N8])" office:value-type="string" office:string-value=" #B101" table:number-columns-spanned="12" table:number-rows-spanned="1">
            <text:p><text:s/>#B101</text:p>
          </table:table-cell>
          <table:covered-table-cell table:number-columns-repeated="11" table:style-name="ce12"/>
          <table:table-cell table:style-name="ce65" office:value-type="string">
            <text:p>B101</text:p>
          </table:table-cell>
          <table:table-cell/>
        </table:table-row>
        <table:table-row table:style-name="ro16">
          <table:table-cell table:style-name="ce56" office:value-type="string">
            <text:p>-</text:p>
          </table:table-cell>
          <table:table-cell table:style-name="ce63" table:formula="of:=CONCATENATE([.$D$3];[.N9])" office:value-type="string" office:string-value=" #B102">
            <text:p><text:s/>#B102</text:p>
          </table:table-cell>
          <table:table-cell table:style-name="ce12" table:number-columns-repeated="11"/>
          <table:table-cell table:style-name="ce65" office:value-type="string">
            <text:p>B102</text:p>
          </table:table-cell>
          <table:table-cell/>
        </table:table-row>
        <table:table-row table:style-name="ro16">
          <table:table-cell table:style-name="ce57" office:value-type="string">
            <text:p>Complément d'adresse</text:p>
          </table:table-cell>
          <table:table-cell table:style-name="ce63" office:value-type="string">
            <text:p>#B103</text:p>
          </table:table-cell>
          <table:table-cell table:style-name="ce12" table:number-columns-repeated="11"/>
          <table:table-cell table:style-name="ce65" office:value-type="string">
            <text:p>B103</text:p>
          </table:table-cell>
          <table:table-cell/>
        </table:table-row>
        <table:table-row table:style-name="ro16">
          <table:table-cell table:style-name="ce58" office:value-type="string">
            <text:p>N°/Type voie/ Nom voie</text:p>
          </table:table-cell>
          <table:table-cell table:style-name="ce59" office:value-type="string" table:number-columns-spanned="3" table:number-rows-spanned="1">
            <text:p>#B104</text:p>
          </table:table-cell>
          <table:covered-table-cell table:number-columns-repeated="2" table:style-name="ce12"/>
          <table:table-cell table:style-name="ce65" office:value-type="string">
            <text:p>B104</text:p>
          </table:table-cell>
          <table:table-cell table:style-name="ce59" office:value-type="string" table:number-columns-spanned="3" table:number-rows-spanned="1">
            <text:p>#B105</text:p>
          </table:table-cell>
          <table:covered-table-cell table:number-columns-repeated="2" table:style-name="ce12"/>
          <table:table-cell table:style-name="ce65" office:value-type="string">
            <text:p>B105</text:p>
          </table:table-cell>
          <table:table-cell table:style-name="ce63" table:formula="of:=CONCATENATE([.$D$3];[.N11])" office:value-type="string" office:string-value=" #B106">
            <text:p><text:s/>#B106</text:p>
          </table:table-cell>
          <table:table-cell table:style-name="ce12" table:number-columns-repeated="3"/>
          <table:table-cell table:style-name="ce65" office:value-type="string">
            <text:p>B106</text:p>
          </table:table-cell>
          <table:table-cell/>
        </table:table-row>
        <table:table-row table:style-name="ro16">
          <table:table-cell table:style-name="ce57" office:value-type="string">
            <text:p>Code postal/Ville/Cedex</text:p>
          </table:table-cell>
          <table:table-cell table:style-name="ce59" office:value-type="string" table:number-columns-spanned="3" table:number-rows-spanned="1">
            <text:p>#B107</text:p>
          </table:table-cell>
          <table:covered-table-cell table:number-columns-repeated="2" table:style-name="ce12"/>
          <table:table-cell table:style-name="ce65" office:value-type="string">
            <text:p>B107</text:p>
          </table:table-cell>
          <table:table-cell table:style-name="ce56" office:value-type="string" table:number-columns-spanned="6" table:number-rows-spanned="1">
            <text:p>#B108</text:p>
          </table:table-cell>
          <table:covered-table-cell table:number-columns-repeated="5" table:style-name="ce12"/>
          <table:table-cell table:style-name="ce65" office:value-type="string">
            <text:p>B108</text:p>
          </table:table-cell>
          <table:table-cell table:style-name="ce66" office:value-type="string">
            <text:p>#B109</text:p>
          </table:table-cell>
          <table:table-cell table:style-name="ce65" office:value-type="string">
            <text:p>B109</text:p>
          </table:table-cell>
          <table:table-cell/>
        </table:table-row>
        <table:table-row table:style-name="ro16">
          <table:table-cell table:style-name="ce55" office:value-type="string" table:number-columns-spanned="2" table:number-rows-spanned="1">
            <text:p>Fonds en unités matérielles</text:p>
          </table:table-cell>
          <table:covered-table-cell table:style-name="ce12"/>
          <table:table-cell table:style-name="ce55"/>
          <table:table-cell table:style-name="ce55" office:value-type="string" table:number-columns-spanned="3" table:number-rows-spanned="1">
            <text:p>Surface utile en m²</text:p>
          </table:table-cell>
          <table:covered-table-cell table:number-columns-repeated="2" table:style-name="ce12"/>
          <table:table-cell table:style-name="ce55"/>
          <table:table-cell table:style-name="ce55" office:value-type="string" table:number-columns-spanned="3" table:number-rows-spanned="1">
            <text:p>Personnel en ETPT</text:p>
          </table:table-cell>
          <table:covered-table-cell table:number-columns-repeated="2" table:style-name="ce12"/>
          <table:table-cell table:style-name="ce55"/>
          <table:table-cell table:style-name="ce55" office:value-type="string" table:number-columns-spanned="2" table:number-rows-spanned="1">
            <text:p>Nombre de places assises</text:p>
          </table:table-cell>
          <table:covered-table-cell table:style-name="ce12"/>
          <table:table-cell table:style-name="ce55"/>
          <table:table-cell/>
        </table:table-row>
        <table:table-row table:style-name="ro16">
          <table:table-cell table:style-name="ce59" office:value-type="string" table:number-columns-spanned="2" table:number-rows-spanned="1">
            <text:p>#B110</text:p>
          </table:table-cell>
          <table:covered-table-cell table:style-name="ce12"/>
          <table:table-cell table:style-name="ce65" office:value-type="string">
            <text:p>B110</text:p>
          </table:table-cell>
          <table:table-cell table:style-name="ce59" office:value-type="string" table:number-columns-spanned="3" table:number-rows-spanned="1">
            <text:p>#B111</text:p>
          </table:table-cell>
          <table:covered-table-cell table:number-columns-repeated="2" table:style-name="ce12"/>
          <table:table-cell table:style-name="ce65" office:value-type="string">
            <text:p>B111</text:p>
          </table:table-cell>
          <table:table-cell table:style-name="ce59" table:formula="of:=CONCATENATE([.$D$3];[.K14])" office:value-type="string" office:string-value=" #B112" table:number-columns-spanned="3" table:number-rows-spanned="1">
            <text:p><text:s/>#B112</text:p>
          </table:table-cell>
          <table:covered-table-cell table:number-columns-repeated="2" table:style-name="ce12"/>
          <table:table-cell table:style-name="ce65" office:value-type="string">
            <text:p>B112</text:p>
          </table:table-cell>
          <table:table-cell table:style-name="ce59" office:value-type="string" table:number-columns-spanned="2" table:number-rows-spanned="1">
            <text:p>#B113</text:p>
          </table:table-cell>
          <table:covered-table-cell table:style-name="ce12"/>
          <table:table-cell table:style-name="ce65" office:value-type="string">
            <text:p>B113</text:p>
          </table:table-cell>
          <table:table-cell/>
        </table:table-row>
        <table:table-row table:style-name="ro16">
          <table:table-cell table:style-name="ce55" office:value-type="string" table:number-columns-spanned="2" table:number-rows-spanned="1">
            <text:p>Nombre d'heures d'ouverture hebdomadaires</text:p>
          </table:table-cell>
          <table:covered-table-cell table:style-name="ce12"/>
          <table:table-cell table:style-name="ce55"/>
          <table:table-cell table:style-name="ce55" office:value-type="string" table:number-columns-spanned="3" table:number-rows-spanned="1">
            <text:p>Nombre de jours d'ouverture annuels</text:p>
          </table:table-cell>
          <table:covered-table-cell table:number-columns-repeated="2" table:style-name="ce12"/>
          <table:table-cell table:style-name="ce55"/>
          <table:table-cell table:style-name="ce55" office:value-type="string" table:number-columns-spanned="3" table:number-rows-spanned="1">
            <text:p>Nombre d'heures d'ouverture annuelles</text:p>
          </table:table-cell>
          <table:covered-table-cell table:number-columns-repeated="2" table:style-name="ce12"/>
          <table:table-cell table:style-name="ce55"/>
          <table:table-cell table:style-name="ce55" table:number-columns-spanned="2" table:number-rows-spanned="1"/>
          <table:covered-table-cell table:style-name="ce12"/>
          <table:table-cell table:style-name="ce55"/>
          <table:table-cell/>
        </table:table-row>
        <table:table-row table:style-name="ro16">
          <table:table-cell table:style-name="ce59" office:value-type="string" table:number-columns-spanned="2" table:number-rows-spanned="1">
            <text:p>#B114</text:p>
          </table:table-cell>
          <table:covered-table-cell table:style-name="ce12"/>
          <table:table-cell table:style-name="ce65" office:value-type="string">
            <text:p>B114</text:p>
          </table:table-cell>
          <table:table-cell table:style-name="ce59" office:value-type="string" table:number-columns-spanned="3" table:number-rows-spanned="1">
            <text:p>#B115</text:p>
          </table:table-cell>
          <table:covered-table-cell table:number-columns-repeated="2" table:style-name="ce12"/>
          <table:table-cell table:style-name="ce65" office:value-type="string">
            <text:p>B115</text:p>
          </table:table-cell>
          <table:table-cell table:style-name="ce59" office:value-type="string" table:number-columns-spanned="3" table:number-rows-spanned="1">
            <text:p>#B116</text:p>
          </table:table-cell>
          <table:covered-table-cell table:number-columns-repeated="2" table:style-name="ce12"/>
          <table:table-cell table:style-name="ce65" office:value-type="string">
            <text:p>B116</text:p>
          </table:table-cell>
          <table:table-cell table:style-name="ce55" table:number-columns-spanned="2" table:number-rows-spanned="1"/>
          <table:covered-table-cell table:style-name="ce12"/>
          <table:table-cell table:style-name="ce55"/>
          <table:table-cell/>
        </table:table-row>
        <table:table-row table:style-name="ro16" table:number-rows-repeated="8">
          <table:table-cell table:number-columns-repeated="15"/>
        </table:table-row>
        <table:table-row table:style-name="ro16">
          <table:table-cell/>
          <table:table-cell table:style-name="ce64" table:number-columns-spanned="14" table:number-rows-spanned="1"/>
          <table:covered-table-cell table:number-columns-repeated="13"/>
        </table:table-row>
        <table:table-row table:style-name="ro16" table:number-rows-repeated="65510">
          <table:table-cell table:number-columns-repeated="15"/>
        </table:table-row>
        <table:table-row table:style-name="ro16">
          <table:table-cell table:number-columns-repeated="15"/>
        </table:table-row>
      </table:table>
      <table:table table:name="C Accès et installation" table:style-name="ta1" table:print="false">
        <table:table-column table:style-name="co21" table:default-cell-style-name="ce67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7">
          <table:table-cell table:style-name="ce53" office:value-type="string">
            <text:p>*C - Accès et installations</text:p>
          </table:table-cell>
          <table:table-cell/>
          <table:table-cell office:value-type="string">
            <text:p>#</text:p>
          </table:table-cell>
          <table:table-cell table:number-columns-repeated="4"/>
        </table:table-row>
        <table:table-row table:style-name="ro17">
          <table:table-cell table:style-name="ce62"/>
          <table:table-cell table:number-columns-repeated="6"/>
        </table:table-row>
        <table:table-row table:style-name="ro17">
          <table:table-cell table:style-name="ce61"/>
          <table:table-cell table:number-columns-repeated="6"/>
        </table:table-row>
        <table:table-row table:style-name="ro10">
          <table:table-cell table:style-name="ce54" office:value-type="string">
            <text:p>**C1 - Accès et installations</text:p>
          </table:table-cell>
          <table:table-cell table:number-columns-repeated="6"/>
        </table:table-row>
        <table:table-row table:style-name="ro13">
          <table:table-cell/>
          <table:table-cell table:style-name="ce68" table:number-columns-repeated="2"/>
          <table:table-cell table:style-name="ce73"/>
          <table:table-cell table:style-name="ce67"/>
          <table:table-cell table:style-name="ce68"/>
          <table:table-cell/>
        </table:table-row>
        <table:table-row table:style-name="ro13">
          <table:table-cell office:value-type="string">
            <text:p>Nombre d'heures d'ouverture hebdomadaires</text:p>
          </table:table-cell>
          <table:table-cell table:style-name="ce69" table:formula="of:=CONCATENATE([.$C$1];[.C6])" office:value-type="string" office:string-value="#C101">
            <text:p>#C101</text:p>
          </table:table-cell>
          <table:table-cell table:style-name="ce45" office:value-type="string">
            <text:p>C101</text:p>
          </table:table-cell>
          <table:table-cell table:style-name="ce74" office:value-type="string">
            <text:p>Nombre de jours d'ouverture annuels</text:p>
          </table:table-cell>
          <table:table-cell table:style-name="ce76" table:formula="of:=CONCATENATE([.$C$1];[.F6])" office:value-type="string" office:string-value="#C102">
            <text:p>#C102</text:p>
          </table:table-cell>
          <table:table-cell table:style-name="ce71" office:value-type="string">
            <text:p>C102</text:p>
          </table:table-cell>
          <table:table-cell/>
        </table:table-row>
        <table:table-row table:style-name="ro13">
          <table:table-cell office:value-type="string">
            <text:p>Nombre de places assises disponibles</text:p>
          </table:table-cell>
          <table:table-cell table:style-name="ce69" table:formula="of:=CONCATENATE([.$C$1];[.C7])" office:value-type="string" office:string-value="#C103">
            <text:p>#C103</text:p>
          </table:table-cell>
          <table:table-cell table:style-name="ce45" office:value-type="string">
            <text:p>C103</text:p>
          </table:table-cell>
          <table:table-cell table:style-name="ce74" office:value-type="string">
            <text:p>avec possibilité de connecter un ordinateur</text:p>
          </table:table-cell>
          <table:table-cell table:style-name="ce76" table:formula="of:=CONCATENATE([.$C$1];[.F7])" office:value-type="string" office:string-value="#C104">
            <text:p>#C104</text:p>
          </table:table-cell>
          <table:table-cell table:style-name="ce71" office:value-type="string">
            <text:p>C104</text:p>
          </table:table-cell>
          <table:table-cell/>
        </table:table-row>
        <table:table-row table:style-name="ro13">
          <table:table-cell office:value-type="string">
            <text:p>Nombre de postes informatiques publics</text:p>
          </table:table-cell>
          <table:table-cell table:style-name="ce69" table:formula="of:=CONCATENATE([.$C$1];[.C8])" office:value-type="string" office:string-value="#C105">
            <text:p>#C105</text:p>
          </table:table-cell>
          <table:table-cell table:style-name="ce45" office:value-type="string">
            <text:p>C105</text:p>
          </table:table-cell>
          <table:table-cell table:style-name="ce74" office:value-type="string">
            <text:p>avec accès internet</text:p>
          </table:table-cell>
          <table:table-cell table:style-name="ce76" table:formula="of:=CONCATENATE([.$C$1];[.F8])" office:value-type="string" office:string-value="#C106">
            <text:p>#C106</text:p>
          </table:table-cell>
          <table:table-cell table:style-name="ce71" office:value-type="string">
            <text:p>C106</text:p>
          </table:table-cell>
          <table:table-cell/>
        </table:table-row>
        <table:table-row table:style-name="ro13">
          <table:table-cell office:value-type="string">
            <text:p>Nombre de postes informatiques professionnels</text:p>
          </table:table-cell>
          <table:table-cell table:style-name="ce69" table:formula="of:=CONCATENATE([.$C$1];[.C9])" office:value-type="string" office:string-value="#C107">
            <text:p>#C107</text:p>
          </table:table-cell>
          <table:table-cell table:style-name="ce45" office:value-type="string">
            <text:p>C107</text:p>
          </table:table-cell>
          <table:table-cell table:style-name="ce74" office:value-type="string">
            <text:p>avec accès internet</text:p>
          </table:table-cell>
          <table:table-cell table:style-name="ce76" table:formula="of:=CONCATENATE([.$C$1];[.F9])" office:value-type="string" office:string-value="#C108">
            <text:p>#C108</text:p>
          </table:table-cell>
          <table:table-cell table:style-name="ce71" office:value-type="string">
            <text:p>C108</text:p>
          </table:table-cell>
          <table:table-cell/>
        </table:table-row>
        <table:table-row table:style-name="ro13">
          <table:table-cell office:value-type="string">
            <text:p>Nombre de photocopieurs en accès public</text:p>
          </table:table-cell>
          <table:table-cell table:style-name="ce69" table:formula="of:=CONCATENATE([.$C$1];[.C10])" office:value-type="string" office:string-value="#C109">
            <text:p>#C109</text:p>
          </table:table-cell>
          <table:table-cell table:style-name="ce45" office:value-type="string">
            <text:p>C109</text:p>
          </table:table-cell>
          <table:table-cell table:style-name="ce74" office:value-type="string">
            <text:p>Nombre d'imprimantes en accès public</text:p>
          </table:table-cell>
          <table:table-cell table:style-name="ce76" table:formula="of:=CONCATENATE([.$C$1];[.F10])" office:value-type="string" office:string-value="#C110">
            <text:p>#C110</text:p>
          </table:table-cell>
          <table:table-cell table:style-name="ce71" office:value-type="string">
            <text:p>C110</text:p>
          </table:table-cell>
          <table:table-cell/>
        </table:table-row>
        <table:table-row table:style-name="ro13">
          <table:table-cell office:value-type="string">
            <text:p>Appareils dédiés à la lecture de livres électroniques</text:p>
          </table:table-cell>
          <table:table-cell table:style-name="ce69" table:formula="of:=CONCATENATE([.$C$1];[.C11])" office:value-type="string" office:string-value="#C111">
            <text:p>#C111</text:p>
          </table:table-cell>
          <table:table-cell table:style-name="ce71" office:value-type="string">
            <text:p>C111</text:p>
          </table:table-cell>
          <table:table-cell table:style-name="ce73" office:value-type="string">
            <text:p>Nombre de bibliobus</text:p>
          </table:table-cell>
          <table:table-cell table:style-name="ce76" table:formula="of:=CONCATENATE([.$C$1];[.F11])" office:value-type="string" office:string-value="#C112">
            <text:p>#C112</text:p>
          </table:table-cell>
          <table:table-cell table:style-name="ce71" office:value-type="string">
            <text:p>C112</text:p>
          </table:table-cell>
          <table:table-cell/>
        </table:table-row>
        <table:table-row table:style-name="ro17" table:number-rows-repeated="2">
          <table:table-cell table:style-name="ce61"/>
          <table:table-cell table:number-columns-repeated="6"/>
        </table:table-row>
        <table:table-row table:style-name="ro10">
          <table:table-cell table:style-name="ce54" office:value-type="string">
            <text:p>**C2 – Catalogue</text:p>
          </table:table-cell>
          <table:table-cell table:number-columns-repeated="6"/>
        </table:table-row>
        <table:table-row table:style-name="ro13">
          <table:table-cell table:number-columns-spanned="2" table:number-rows-spanned="1"/>
          <table:covered-table-cell/>
          <table:table-cell table:style-name="ce68" table:number-columns-spanned="4" table:number-rows-spanned="1"/>
          <table:covered-table-cell table:number-columns-repeated="3"/>
          <table:table-cell table:style-name="ce68"/>
        </table:table-row>
        <table:table-row table:style-name="ro13">
          <table:table-cell office:value-type="string" table:number-columns-spanned="2" table:number-rows-spanned="1">
            <text:p>Le catalogue de la bibliothèque est-il informatisé ?</text:p>
          </table:table-cell>
          <table:covered-table-cell/>
          <table:table-cell/>
          <table:table-cell table:style-name="ce75"/>
          <table:table-cell table:style-name="ce75" table:formula="of:=CONCATENATE([.$C$1];[.F16])" office:value-type="string" office:string-value="#C201">
            <text:p>#C201</text:p>
          </table:table-cell>
          <table:table-cell table:style-name="ce77" office:value-type="string">
            <text:p>C201</text:p>
          </table:table-cell>
          <table:table-cell/>
        </table:table-row>
        <table:table-row table:style-name="ro13">
          <table:table-cell office:value-type="string" table:number-columns-spanned="2" table:number-rows-spanned="1">
            <text:p>Nombre total de notices au catalogue </text:p>
          </table:table-cell>
          <table:covered-table-cell/>
          <table:table-cell table:style-name="ce46"/>
          <table:table-cell/>
          <table:table-cell table:style-name="ce75" table:formula="of:=CONCATENATE([.$C$1];[.F17])" office:value-type="string" office:string-value="#C202">
            <text:p>#C202</text:p>
          </table:table-cell>
          <table:table-cell table:style-name="ce71" office:value-type="string">
            <text:p>C202</text:p>
          </table:table-cell>
          <table:table-cell/>
        </table:table-row>
        <table:table-row table:style-name="ro13">
          <table:table-cell office:value-type="string" table:number-columns-spanned="2" table:number-rows-spanned="1">
            <text:p>Dont nombre de notices informatiques</text:p>
          </table:table-cell>
          <table:covered-table-cell/>
          <table:table-cell table:style-name="ce46"/>
          <table:table-cell/>
          <table:table-cell table:style-name="ce75" table:formula="of:=CONCATENATE([.$C$1];[.F18])" office:value-type="string" office:string-value="#C203">
            <text:p>#C203</text:p>
          </table:table-cell>
          <table:table-cell table:style-name="ce71" office:value-type="string">
            <text:p>C203</text:p>
          </table:table-cell>
          <table:table-cell/>
        </table:table-row>
        <table:table-row table:style-name="ro13">
          <table:table-cell office:value-type="string" table:number-columns-spanned="2" table:number-rows-spanned="1">
            <text:p>Dont nombre de notices entrées dans l'année</text:p>
          </table:table-cell>
          <table:covered-table-cell/>
          <table:table-cell table:style-name="ce46"/>
          <table:table-cell/>
          <table:table-cell table:style-name="ce75" table:formula="of:=CONCATENATE([.$C$1];[.F19])" office:value-type="string" office:string-value="#C204">
            <text:p>#C204</text:p>
          </table:table-cell>
          <table:table-cell table:style-name="ce71" office:value-type="string">
            <text:p>C204</text:p>
          </table:table-cell>
          <table:table-cell/>
        </table:table-row>
        <table:table-row table:style-name="ro13">
          <table:table-cell office:value-type="string" table:number-columns-spanned="2" table:number-rows-spanned="1">
            <text:p>Dont nombre de notices entrées par importation dans l'année</text:p>
          </table:table-cell>
          <table:covered-table-cell/>
          <table:table-cell table:style-name="ce46"/>
          <table:table-cell/>
          <table:table-cell table:style-name="ce75" table:formula="of:=CONCATENATE([.$C$1];[.F20])" office:value-type="string" office:string-value="#C205">
            <text:p>#C205</text:p>
          </table:table-cell>
          <table:table-cell table:style-name="ce71" office:value-type="string">
            <text:p>C205</text:p>
          </table:table-cell>
          <table:table-cell/>
        </table:table-row>
        <table:table-row table:style-name="ro13">
          <table:table-cell office:value-type="string">
            <text:p>Nom et version du logiciel de gestion </text:p>
          </table:table-cell>
          <table:table-cell table:style-name="ce70"/>
          <table:table-cell table:number-columns-repeated="2"/>
          <table:table-cell table:style-name="ce75" table:formula="of:=CONCATENATE([.$C$1];[.F21])" office:value-type="string" office:string-value="#C206">
            <text:p>#C206</text:p>
          </table:table-cell>
          <table:table-cell table:style-name="ce71" office:value-type="string">
            <text:p>C206</text:p>
          </table:table-cell>
          <table:table-cell/>
        </table:table-row>
        <table:table-row table:style-name="ro17" table:number-rows-repeated="2">
          <table:table-cell table:style-name="ce61"/>
          <table:table-cell table:number-columns-repeated="6"/>
        </table:table-row>
        <table:table-row table:style-name="ro10">
          <table:table-cell table:style-name="ce54" office:value-type="string">
            <text:p>**C3 – Surface des locaux</text:p>
          </table:table-cell>
          <table:table-cell table:number-columns-repeated="6"/>
        </table:table-row>
        <table:table-row table:style-name="ro13">
          <table:table-cell/>
          <table:table-cell table:style-name="ce68" table:number-columns-repeated="2"/>
          <table:table-cell table:style-name="ce73"/>
          <table:table-cell table:style-name="ce67" table:number-columns-repeated="2"/>
          <table:table-cell/>
        </table:table-row>
        <table:table-row table:style-name="ro13">
          <table:table-cell office:value-type="string">
            <text:p>Surface utile nette totale</text:p>
          </table:table-cell>
          <table:table-cell table:style-name="ce46" table:formula="of:=CONCATENATE([.$C$1];[.C26])" office:value-type="string" office:string-value="#C301">
            <text:p>#C301</text:p>
          </table:table-cell>
          <table:table-cell table:style-name="ce45" office:value-type="string">
            <text:p>C301</text:p>
          </table:table-cell>
          <table:table-cell table:style-name="ce74" office:value-type="string">
            <text:p>Espaces de services internes</text:p>
          </table:table-cell>
          <table:table-cell table:style-name="ce76" table:formula="of:=CONCATENATE([.$C$1];[.F26])" office:value-type="string" office:string-value="#C302">
            <text:p>#C302</text:p>
          </table:table-cell>
          <table:table-cell table:style-name="ce78" office:value-type="string">
            <text:p>C302</text:p>
          </table:table-cell>
          <table:table-cell/>
        </table:table-row>
        <table:table-row table:style-name="ro13">
          <table:table-cell office:value-type="string">
            <text:p>Espaces de service public </text:p>
          </table:table-cell>
          <table:table-cell table:style-name="ce46" table:formula="of:=CONCATENATE([.$C$1];[.C27])" office:value-type="string" office:string-value="#C303">
            <text:p>#C303</text:p>
          </table:table-cell>
          <table:table-cell table:style-name="ce45" office:value-type="string">
            <text:p>C303</text:p>
          </table:table-cell>
          <table:table-cell table:style-name="ce74" office:value-type="string">
            <text:p>Espaces manifestations et animations</text:p>
          </table:table-cell>
          <table:table-cell table:style-name="ce76" table:formula="of:=CONCATENATE([.$C$1];[.F27])" office:value-type="string" office:string-value="#C304">
            <text:p>#C304</text:p>
          </table:table-cell>
          <table:table-cell table:style-name="ce78" office:value-type="string">
            <text:p>C304</text:p>
          </table:table-cell>
          <table:table-cell/>
        </table:table-row>
        <table:table-row table:style-name="ro13">
          <table:table-cell office:value-type="string">
            <text:p>Espaces de magasins</text:p>
          </table:table-cell>
          <table:table-cell table:style-name="ce46" table:formula="of:=CONCATENATE([.$C$1];[.C28])" office:value-type="string" office:string-value="#C305">
            <text:p>#C305</text:p>
          </table:table-cell>
          <table:table-cell table:style-name="ce45" office:value-type="string">
            <text:p>C305</text:p>
          </table:table-cell>
          <table:table-cell table:style-name="ce74" office:value-type="string">
            <text:p>Cafétérias et surfaces de détente</text:p>
          </table:table-cell>
          <table:table-cell table:style-name="ce76" table:formula="of:=CONCATENATE([.$C$1];[.F28])" office:value-type="string" office:string-value="#C306">
            <text:p>#C306</text:p>
          </table:table-cell>
          <table:table-cell table:style-name="ce78" office:value-type="string">
            <text:p>C306</text:p>
          </table:table-cell>
          <table:table-cell/>
        </table:table-row>
        <table:table-row table:style-name="ro13">
          <table:table-cell office:value-type="string">
            <text:p>Capacité de stockage</text:p>
          </table:table-cell>
          <table:table-cell table:style-name="ce46"/>
          <table:table-cell table:style-name="ce72"/>
          <table:table-cell table:style-name="ce74"/>
          <table:table-cell table:style-name="ce76"/>
          <table:table-cell table:style-name="ce79"/>
          <table:table-cell/>
        </table:table-row>
        <table:table-row table:style-name="ro13">
          <table:table-cell office:value-type="string">
            <text:p>Totalité des fonds</text:p>
          </table:table-cell>
          <table:table-cell table:style-name="ce46" table:formula="of:=CONCATENATE([.$C$1];[.C30])" office:value-type="string" office:string-value="#C307">
            <text:p>#C307</text:p>
          </table:table-cell>
          <table:table-cell table:style-name="ce71" office:value-type="string">
            <text:p>C307</text:p>
          </table:table-cell>
          <table:table-cell table:style-name="ce73" office:value-type="string">
            <text:p>dont fonds en libre accès</text:p>
          </table:table-cell>
          <table:table-cell table:style-name="ce76" table:formula="of:=CONCATENATE([.$C$1];[.F30])" office:value-type="string" office:string-value="#C308">
            <text:p>#C308</text:p>
          </table:table-cell>
          <table:table-cell table:style-name="ce78" office:value-type="string">
            <text:p>C308</text:p>
          </table:table-cell>
          <table:table-cell/>
        </table:table-row>
        <table:table-row table:style-name="ro17">
          <table:table-cell table:style-name="ce61"/>
          <table:table-cell table:number-columns-repeated="6"/>
        </table:table-row>
      </table:table>
      <table:table table:name="D Collections" table:style-name="ta1" table:print="false">
        <table:table-column table:style-name="co23" table:default-cell-style-name="Default"/>
        <table:table-column table:style-name="co1" table:number-columns-repeated="3" table:default-cell-style-name="Default"/>
        <table:table-column table:style-name="co24" table:default-cell-style-name="ce101"/>
        <table:table-column table:style-name="co25" table:default-cell-style-name="Default"/>
        <table:table-column table:style-name="co1" table:number-columns-repeated="3" table:default-cell-style-name="Default"/>
        <table:table-row table:style-name="ro17">
          <table:table-cell table:style-name="ce80" office:value-type="string">
            <text:p>*D - Collections</text:p>
          </table:table-cell>
          <table:table-cell/>
          <table:table-cell office:value-type="string">
            <text:p>#</text:p>
          </table:table-cell>
          <table:table-cell table:number-columns-repeated="6"/>
        </table:table-row>
        <table:table-row table:style-name="ro17">
          <table:table-cell table:style-name="ce81"/>
          <table:table-cell table:number-columns-repeated="8"/>
        </table:table-row>
        <table:table-row table:style-name="ro10">
          <table:table-cell table:style-name="ce82" office:value-type="string">
            <text:p>**D1 – Imprimés</text:p>
          </table:table-cell>
          <table:table-cell table:number-columns-repeated="8"/>
        </table:table-row>
        <table:table-row table:style-name="ro13">
          <table:table-cell table:style-name="ce83"/>
          <table:table-cell table:number-columns-repeated="8"/>
        </table:table-row>
        <table:table-row table:style-name="ro13">
          <table:table-cell table:style-name="ce83" office:value-type="string">
            <text:p>Adultes</text:p>
          </table:table-cell>
          <table:table-cell table:style-name="ce89"/>
          <table:table-cell table:style-name="ce92" office:value-type="string">
            <text:p>Fonds</text:p>
          </table:table-cell>
          <table:table-cell table:style-name="ce92"/>
          <table:table-cell table:style-name="ce102" office:value-type="string">
            <text:p>Acquisitions</text:p>
          </table:table-cell>
          <table:table-cell table:style-name="ce92"/>
          <table:table-cell table:style-name="ce92" office:value-type="string">
            <text:p>Éliminations</text:p>
          </table:table-cell>
          <table:table-cell table:style-name="ce84"/>
          <table:table-cell/>
        </table:table-row>
        <table:table-row table:style-name="ro13">
          <table:table-cell table:style-name="ce84" office:value-type="string">
            <text:p>Livres imprimés</text:p>
          </table:table-cell>
          <table:table-cell table:style-name="ce88" office:value-type="string">
            <text:p>UM</text:p>
          </table:table-cell>
          <table:table-cell table:style-name="ce96" table:formula="of:=CONCATENATE([.$C$1];[.D6])" office:value-type="string" office:string-value="#D101">
            <text:p>#D101</text:p>
          </table:table-cell>
          <table:table-cell table:style-name="ce96" office:value-type="string">
            <text:p>D101</text:p>
          </table:table-cell>
          <table:table-cell table:style-name="ce103" table:formula="of:=CONCATENATE([.$C$1];[.F6])" office:value-type="string" office:string-value="#D102">
            <text:p>#D102</text:p>
          </table:table-cell>
          <table:table-cell table:style-name="ce96" office:value-type="string">
            <text:p>D102</text:p>
          </table:table-cell>
          <table:table-cell table:style-name="ce112" table:formula="of:=CONCATENATE([.$C$1];[.H6])" office:value-type="string" office:string-value="#D103">
            <text:p>#D103</text:p>
          </table:table-cell>
          <table:table-cell table:style-name="ce112" office:value-type="string">
            <text:p>D103</text:p>
          </table:table-cell>
          <table:table-cell/>
        </table:table-row>
        <table:table-row table:style-name="ro13">
          <table:table-cell table:style-name="ce85" office:value-type="string">
            <text:p>dont libre accès</text:p>
          </table:table-cell>
          <table:table-cell table:style-name="ce88" office:value-type="string">
            <text:p>UM</text:p>
          </table:table-cell>
          <table:table-cell table:style-name="ce96" table:formula="of:=CONCATENATE([.$C$1];[.D7])" office:value-type="string" office:string-value="#D104">
            <text:p>#D104</text:p>
          </table:table-cell>
          <table:table-cell table:style-name="ce96" office:value-type="string">
            <text:p>D104</text:p>
          </table:table-cell>
          <table:table-cell table:style-name="ce103"/>
          <table:table-cell table:style-name="ce97"/>
          <table:table-cell table:style-name="ce111" table:number-columns-repeated="2"/>
          <table:table-cell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TIT</text:p>
          </table:table-cell>
          <table:table-cell table:style-name="ce96" table:formula="of:=CONCATENATE([.$C$1];[.D8])" office:value-type="string" office:string-value="#D105">
            <text:p>#D105</text:p>
          </table:table-cell>
          <table:table-cell table:style-name="ce96" office:value-type="string">
            <text:p>D105</text:p>
          </table:table-cell>
          <table:table-cell table:style-name="ce103" table:formula="of:=CONCATENATE([.$C$1];[.F8])" office:value-type="string" office:string-value="#D106">
            <text:p>#D106</text:p>
          </table:table-cell>
          <table:table-cell table:style-name="ce96" office:value-type="string">
            <text:p>D106</text:p>
          </table:table-cell>
          <table:table-cell table:style-name="ce111" table:number-columns-repeated="2"/>
          <table:table-cell/>
        </table:table-row>
        <table:table-row table:style-name="ro13">
          <table:table-cell table:style-name="ce85" office:value-type="string">
            <text:p>dont publiés avant 1811</text:p>
          </table:table-cell>
          <table:table-cell table:style-name="ce88" office:value-type="string">
            <text:p>UM</text:p>
          </table:table-cell>
          <table:table-cell table:style-name="ce96" table:formula="of:=CONCATENATE([.$C$1];[.D9])" office:value-type="string" office:string-value="#D107">
            <text:p>#D107</text:p>
          </table:table-cell>
          <table:table-cell table:style-name="ce96" office:value-type="string">
            <text:p>D107</text:p>
          </table:table-cell>
          <table:table-cell table:style-name="ce103" table:formula="of:=CONCATENATE([.$C$1];[.F9])" office:value-type="string" office:string-value="#D108">
            <text:p>#D108</text:p>
          </table:table-cell>
          <table:table-cell table:style-name="ce96" office:value-type="string">
            <text:p>D108</text:p>
          </table:table-cell>
          <table:table-cell table:style-name="ce111" table:number-columns-repeated="2"/>
          <table:table-cell/>
        </table:table-row>
        <table:table-row table:style-name="ro13">
          <table:table-cell table:style-name="ce85" office:value-type="string">
            <text:p>dont publiés entre 1811 et 1914</text:p>
          </table:table-cell>
          <table:table-cell table:style-name="ce88" office:value-type="string">
            <text:p>UM</text:p>
          </table:table-cell>
          <table:table-cell table:style-name="ce96" table:formula="of:=CONCATENATE([.$C$1];[.D10])" office:value-type="string" office:string-value="#D109">
            <text:p>#D109</text:p>
          </table:table-cell>
          <table:table-cell table:style-name="ce96" office:value-type="string">
            <text:p>D109</text:p>
          </table:table-cell>
          <table:table-cell table:style-name="ce103" table:formula="of:=CONCATENATE([.$C$1];[.F10])" office:value-type="string" office:string-value="#D110">
            <text:p>#D110</text:p>
          </table:table-cell>
          <table:table-cell table:style-name="ce96" office:value-type="string">
            <text:p>D110</text:p>
          </table:table-cell>
          <table:table-cell table:style-name="ce111" table:number-columns-repeated="2"/>
          <table:table-cell/>
        </table:table-row>
        <table:table-row table:style-name="ro13">
          <table:table-cell table:style-name="ce84" office:value-type="string">
            <text:p>Publications en série imprimées</text:p>
          </table:table-cell>
          <table:table-cell table:style-name="ce88" office:value-type="string">
            <text:p>UM</text:p>
          </table:table-cell>
          <table:table-cell table:style-name="ce96" table:formula="of:=CONCATENATE([.$C$1];[.D11])" office:value-type="string" office:string-value="#D111">
            <text:p>#D111</text:p>
          </table:table-cell>
          <table:table-cell table:style-name="ce96" office:value-type="string">
            <text:p>D111</text:p>
          </table:table-cell>
          <table:table-cell table:style-name="ce103" table:formula="of:=CONCATENATE([.$C$1];[.F11])" office:value-type="string" office:string-value="#D112">
            <text:p>#D112</text:p>
          </table:table-cell>
          <table:table-cell table:style-name="ce96" office:value-type="string">
            <text:p>D112</text:p>
          </table:table-cell>
          <table:table-cell table:style-name="ce98" table:formula="of:=CONCATENATE([.$C$1];[.H11])" office:value-type="string" office:string-value="#D113">
            <text:p>#D113</text:p>
          </table:table-cell>
          <table:table-cell table:style-name="ce98" office:value-type="string">
            <text:p>D113</text:p>
          </table:table-cell>
          <table:table-cell/>
        </table:table-row>
        <table:table-row table:style-name="ro13">
          <table:table-cell table:style-name="ce85" office:value-type="string">
            <text:p>dont libre accès</text:p>
          </table:table-cell>
          <table:table-cell table:style-name="ce88" office:value-type="string">
            <text:p>UM</text:p>
          </table:table-cell>
          <table:table-cell table:style-name="ce96" table:formula="of:=CONCATENATE([.$C$1];[.D12])" office:value-type="string" office:string-value="#D114">
            <text:p>#D114</text:p>
          </table:table-cell>
          <table:table-cell table:style-name="ce96" office:value-type="string">
            <text:p>D114</text:p>
          </table:table-cell>
          <table:table-cell table:style-name="ce103"/>
          <table:table-cell table:style-name="ce97"/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TIT</text:p>
          </table:table-cell>
          <table:table-cell table:style-name="ce96" table:formula="of:=CONCATENATE([.$C$1];[.D13])" office:value-type="string" office:string-value="#D115">
            <text:p>#D115</text:p>
          </table:table-cell>
          <table:table-cell table:style-name="ce96" office:value-type="string">
            <text:p>D115</text:p>
          </table:table-cell>
          <table:table-cell table:style-name="ce103"/>
          <table:table-cell table:style-name="ce97"/>
          <table:table-cell table:style-name="ce84" table:number-columns-repeated="2"/>
          <table:table-cell/>
        </table:table-row>
        <table:table-row table:style-name="ro13">
          <table:table-cell table:style-name="ce83" office:value-type="string">
            <text:p>Enfants</text:p>
          </table:table-cell>
          <table:table-cell table:style-name="ce89"/>
          <table:table-cell table:style-name="ce96"/>
          <table:table-cell table:style-name="ce97"/>
          <table:table-cell table:style-name="ce103"/>
          <table:table-cell table:style-name="ce97"/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Livres imprimés</text:p>
          </table:table-cell>
          <table:table-cell table:style-name="ce88" office:value-type="string">
            <text:p>UM</text:p>
          </table:table-cell>
          <table:table-cell table:style-name="ce96" table:formula="of:=CONCATENATE([.$C$1];[.D15])" office:value-type="string" office:string-value="#D116">
            <text:p>#D116</text:p>
          </table:table-cell>
          <table:table-cell table:style-name="ce96" office:value-type="string">
            <text:p>D116</text:p>
          </table:table-cell>
          <table:table-cell table:style-name="ce103" table:formula="of:=CONCATENATE([.$C$1];[.F15])" office:value-type="string" office:string-value="#D117">
            <text:p>#D117</text:p>
          </table:table-cell>
          <table:table-cell table:style-name="ce96" office:value-type="string">
            <text:p>D117</text:p>
          </table:table-cell>
          <table:table-cell table:style-name="ce98" table:formula="of:=CONCATENATE([.$C$1];[.H15])" office:value-type="string" office:string-value="#D118">
            <text:p>#D118</text:p>
          </table:table-cell>
          <table:table-cell table:style-name="ce98" office:value-type="string">
            <text:p>D118</text:p>
          </table:table-cell>
          <table:table-cell/>
        </table:table-row>
        <table:table-row table:style-name="ro13">
          <table:table-cell table:style-name="ce85" office:value-type="string">
            <text:p>dont libre accès</text:p>
          </table:table-cell>
          <table:table-cell table:style-name="ce88" office:value-type="string">
            <text:p>UM</text:p>
          </table:table-cell>
          <table:table-cell table:style-name="ce96" table:formula="of:=CONCATENATE([.$C$1];[.D16])" office:value-type="string" office:string-value="#D119">
            <text:p>#D119</text:p>
          </table:table-cell>
          <table:table-cell table:style-name="ce96" office:value-type="string">
            <text:p>D119</text:p>
          </table:table-cell>
          <table:table-cell table:style-name="ce103"/>
          <table:table-cell table:style-name="ce97"/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TIT</text:p>
          </table:table-cell>
          <table:table-cell table:style-name="ce96" table:formula="of:=CONCATENATE([.$C$1];[.D17])" office:value-type="string" office:string-value="#D120">
            <text:p>#D120</text:p>
          </table:table-cell>
          <table:table-cell table:style-name="ce96" office:value-type="string">
            <text:p>D120</text:p>
          </table:table-cell>
          <table:table-cell table:style-name="ce103" table:formula="of:=CONCATENATE([.$C$1];[.F17])" office:value-type="string" office:string-value="#D121">
            <text:p>#D121</text:p>
          </table:table-cell>
          <table:table-cell table:style-name="ce96" office:value-type="string">
            <text:p>D121</text:p>
          </table:table-cell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Publications en série imprimées</text:p>
          </table:table-cell>
          <table:table-cell table:style-name="ce88" office:value-type="string">
            <text:p>UM</text:p>
          </table:table-cell>
          <table:table-cell table:style-name="ce96" table:formula="of:=CONCATENATE([.$C$1];[.D18])" office:value-type="string" office:string-value="#D122">
            <text:p>#D122</text:p>
          </table:table-cell>
          <table:table-cell table:style-name="ce96" office:value-type="string">
            <text:p>D122</text:p>
          </table:table-cell>
          <table:table-cell table:style-name="ce103" table:formula="of:=CONCATENATE([.$C$1];[.F18])" office:value-type="string" office:string-value="#D123">
            <text:p>#D123</text:p>
          </table:table-cell>
          <table:table-cell table:style-name="ce96" office:value-type="string">
            <text:p>D123</text:p>
          </table:table-cell>
          <table:table-cell table:style-name="ce98" table:formula="of:=CONCATENATE([.$C$1];[.H18])" office:value-type="string" office:string-value="#D124">
            <text:p>#D124</text:p>
          </table:table-cell>
          <table:table-cell table:style-name="ce98" office:value-type="string">
            <text:p>D124</text:p>
          </table:table-cell>
          <table:table-cell/>
        </table:table-row>
        <table:table-row table:style-name="ro13">
          <table:table-cell table:style-name="ce85" office:value-type="string">
            <text:p>dont libre accès</text:p>
          </table:table-cell>
          <table:table-cell table:style-name="ce88" office:value-type="string">
            <text:p>UM</text:p>
          </table:table-cell>
          <table:table-cell table:style-name="ce96" table:formula="of:=CONCATENATE([.$C$1];[.D19])" office:value-type="string" office:string-value="#D125">
            <text:p>#D125</text:p>
          </table:table-cell>
          <table:table-cell table:style-name="ce96" office:value-type="string">
            <text:p>D125</text:p>
          </table:table-cell>
          <table:table-cell table:style-name="ce103"/>
          <table:table-cell table:style-name="ce97"/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TIT</text:p>
          </table:table-cell>
          <table:table-cell table:style-name="ce96" table:formula="of:=CONCATENATE([.$C$1];[.D20])" office:value-type="string" office:string-value="#D126">
            <text:p>#D126</text:p>
          </table:table-cell>
          <table:table-cell table:style-name="ce96" office:value-type="string">
            <text:p>D126</text:p>
          </table:table-cell>
          <table:table-cell table:style-name="ce103" table:formula="of:=CONCATENATE([.$C$1];[.F20])" office:value-type="string" office:string-value="#D127">
            <text:p>#D127</text:p>
          </table:table-cell>
          <table:table-cell table:style-name="ce96" office:value-type="string">
            <text:p>D127</text:p>
          </table:table-cell>
          <table:table-cell table:style-name="ce84" table:number-columns-repeated="2"/>
          <table:table-cell/>
        </table:table-row>
        <table:table-row table:style-name="ro13">
          <table:table-cell table:style-name="ce83" office:value-type="string">
            <text:p>Total</text:p>
          </table:table-cell>
          <table:table-cell table:style-name="ce89"/>
          <table:table-cell table:style-name="ce96"/>
          <table:table-cell table:style-name="ce97"/>
          <table:table-cell table:style-name="ce103"/>
          <table:table-cell table:style-name="ce97"/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Livres imprimés</text:p>
          </table:table-cell>
          <table:table-cell table:style-name="ce88" office:value-type="string">
            <text:p>UM</text:p>
          </table:table-cell>
          <table:table-cell table:style-name="ce96" table:formula="of:=CONCATENATE([.$C$1];[.D22])" office:value-type="string" office:string-value="#D128">
            <text:p>#D128</text:p>
          </table:table-cell>
          <table:table-cell table:style-name="ce96" office:value-type="string">
            <text:p>D128</text:p>
          </table:table-cell>
          <table:table-cell table:style-name="ce103" table:formula="of:=CONCATENATE([.$C$1];[.F22])" office:value-type="string" office:string-value="#D129">
            <text:p>#D129</text:p>
          </table:table-cell>
          <table:table-cell table:style-name="ce96" office:value-type="string">
            <text:p>D129</text:p>
          </table:table-cell>
          <table:table-cell table:style-name="ce98" table:formula="of:=CONCATENATE([.$C$1];[.H22])" office:value-type="string" office:string-value="#D130">
            <text:p>#D130</text:p>
          </table:table-cell>
          <table:table-cell table:style-name="ce98" office:value-type="string">
            <text:p>D130</text:p>
          </table:table-cell>
          <table:table-cell/>
        </table:table-row>
        <table:table-row table:style-name="ro13">
          <table:table-cell table:style-name="ce85" office:value-type="string">
            <text:p>dont nombre d'acquisitions à titre gracieux</text:p>
          </table:table-cell>
          <table:table-cell table:style-name="ce88"/>
          <table:table-cell table:style-name="ce96"/>
          <table:table-cell table:style-name="ce92" office:value-type="string">
            <text:p>UM</text:p>
          </table:table-cell>
          <table:table-cell table:style-name="ce103" table:formula="of:=CONCATENATE([.$C$1];[.F23])" office:value-type="string" office:string-value="#D131">
            <text:p>#D131</text:p>
          </table:table-cell>
          <table:table-cell table:style-name="ce96" office:value-type="string">
            <text:p>D131</text:p>
          </table:table-cell>
          <table:table-cell table:style-name="ce84" table:number-columns-repeated="2"/>
          <table:table-cell/>
        </table:table-row>
        <table:table-row table:style-name="ro13">
          <table:table-cell table:style-name="ce85" office:value-type="string">
            <text:p>dont libre accès</text:p>
          </table:table-cell>
          <table:table-cell table:style-name="ce88" office:value-type="string">
            <text:p>UM</text:p>
          </table:table-cell>
          <table:table-cell table:style-name="ce96" table:formula="of:=CONCATENATE([.$C$1];[.D24])" office:value-type="string" office:string-value="#D132">
            <text:p>#D132</text:p>
          </table:table-cell>
          <table:table-cell table:style-name="ce96" office:value-type="string">
            <text:p>D132</text:p>
          </table:table-cell>
          <table:table-cell table:style-name="ce103"/>
          <table:table-cell table:style-name="ce97"/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TIT</text:p>
          </table:table-cell>
          <table:table-cell table:style-name="ce96" table:formula="of:=CONCATENATE([.$C$1];[.D25])" office:value-type="string" office:string-value="#D133">
            <text:p>#D133</text:p>
          </table:table-cell>
          <table:table-cell table:style-name="ce96" office:value-type="string">
            <text:p>D133</text:p>
          </table:table-cell>
          <table:table-cell table:style-name="ce103" table:formula="of:=CONCATENATE([.$C$1];[.F25])" office:value-type="string" office:string-value="#D134">
            <text:p>#D134</text:p>
          </table:table-cell>
          <table:table-cell table:style-name="ce96" office:value-type="string">
            <text:p>D134</text:p>
          </table:table-cell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Publications en série imprimées</text:p>
          </table:table-cell>
          <table:table-cell table:style-name="ce88" office:value-type="string">
            <text:p>UM</text:p>
          </table:table-cell>
          <table:table-cell table:style-name="ce96" table:formula="of:=CONCATENATE([.$C$1];[.D26])" office:value-type="string" office:string-value="#D135">
            <text:p>#D135</text:p>
          </table:table-cell>
          <table:table-cell table:style-name="ce96" office:value-type="string">
            <text:p>D135</text:p>
          </table:table-cell>
          <table:table-cell table:style-name="ce103" table:formula="of:=CONCATENATE([.$C$1];[.F26])" office:value-type="string" office:string-value="#D136">
            <text:p>#D136</text:p>
          </table:table-cell>
          <table:table-cell table:style-name="ce96" office:value-type="string">
            <text:p>D136</text:p>
          </table:table-cell>
          <table:table-cell table:style-name="ce98" table:formula="of:=CONCATENATE([.$C$1];[.H26])" office:value-type="string" office:string-value="#D137">
            <text:p>#D137</text:p>
          </table:table-cell>
          <table:table-cell table:style-name="ce98" office:value-type="string">
            <text:p>D137</text:p>
          </table:table-cell>
          <table:table-cell/>
        </table:table-row>
        <table:table-row table:style-name="ro13">
          <table:table-cell table:style-name="ce85" office:value-type="string">
            <text:p>dont libre accès</text:p>
          </table:table-cell>
          <table:table-cell table:style-name="ce88" office:value-type="string">
            <text:p>UM</text:p>
          </table:table-cell>
          <table:table-cell table:style-name="ce96" table:formula="of:=CONCATENATE([.$C$1];[.D27])" office:value-type="string" office:string-value="#D138">
            <text:p>#D138</text:p>
          </table:table-cell>
          <table:table-cell table:style-name="ce96" office:value-type="string">
            <text:p>D138</text:p>
          </table:table-cell>
          <table:table-cell table:style-name="ce103"/>
          <table:table-cell table:style-name="ce97"/>
          <table:table-cell table:style-name="ce84" table:number-columns-repeated="2"/>
          <table:table-cell/>
        </table:table-row>
        <table:table-row table:style-name="ro13">
          <table:table-cell table:style-name="ce84" office:value-type="string">
            <text:p>-</text:p>
          </table:table-cell>
          <table:table-cell table:style-name="ce90" office:value-type="string">
            <text:p>TIT</text:p>
          </table:table-cell>
          <table:table-cell table:style-name="ce96" table:formula="of:=CONCATENATE([.$C$1];[.D28])" office:value-type="string" office:string-value="#D139">
            <text:p>#D139</text:p>
          </table:table-cell>
          <table:table-cell table:style-name="ce98" office:value-type="string">
            <text:p>D139</text:p>
          </table:table-cell>
          <table:table-cell table:style-name="ce103" table:formula="of:=CONCATENATE([.$C$1];[.F28])" office:value-type="string" office:string-value="#D140">
            <text:p>#D140</text:p>
          </table:table-cell>
          <table:table-cell table:style-name="ce98" office:value-type="string">
            <text:p>D140</text:p>
          </table:table-cell>
          <table:table-cell table:style-name="ce84" table:number-columns-repeated="2"/>
          <table:table-cell/>
        </table:table-row>
        <table:table-row table:style-name="ro17">
          <table:table-cell table:style-name="ce81"/>
          <table:table-cell table:number-columns-repeated="8"/>
        </table:table-row>
        <table:table-row table:style-name="ro10">
          <table:table-cell table:style-name="ce82" office:value-type="string">
            <text:p>**D2 – Publications en série en cours</text:p>
          </table:table-cell>
          <table:table-cell table:number-columns-repeated="8"/>
        </table:table-row>
        <table:table-row table:style-name="ro13">
          <table:table-cell table:style-name="ce84"/>
          <table:table-cell table:style-name="ce91"/>
          <table:table-cell table:number-columns-repeated="2"/>
          <table:table-cell table:style-name="ce104"/>
          <table:table-cell table:style-name="ce91"/>
          <table:table-cell table:number-columns-repeated="2"/>
          <table:table-cell table:style-name="ce84"/>
        </table:table-row>
        <table:table-row table:style-name="ro13">
          <table:table-cell table:style-name="ce84" office:value-type="string">
            <text:p>-</text:p>
          </table:table-cell>
          <table:table-cell table:style-name="ce92" office:value-type="string">
            <text:p>Adultes</text:p>
          </table:table-cell>
          <table:table-cell table:number-columns-repeated="2"/>
          <table:table-cell table:style-name="ce102"/>
          <table:table-cell table:style-name="ce92" office:value-type="string">
            <text:p>Enfants</text:p>
          </table:table-cell>
          <table:table-cell table:number-columns-repeated="2"/>
          <table:table-cell table:style-name="ce84"/>
        </table:table-row>
        <table:table-row table:style-name="ro13">
          <table:table-cell table:style-name="ce84" office:value-type="string">
            <text:p>-</text:p>
          </table:table-cell>
          <table:table-cell table:style-name="ce92" office:value-type="string">
            <text:p>Abonnements</text:p>
          </table:table-cell>
          <table:table-cell table:style-name="ce92"/>
          <table:table-cell table:style-name="ce92" office:value-type="string">
            <text:p>Titres</text:p>
          </table:table-cell>
          <table:table-cell table:style-name="ce102"/>
          <table:table-cell table:style-name="ce92" office:value-type="string">
            <text:p>Abonnements </text:p>
          </table:table-cell>
          <table:table-cell table:style-name="ce95"/>
          <table:table-cell table:style-name="ce92" office:value-type="string">
            <text:p>Titres</text:p>
          </table:table-cell>
          <table:table-cell table:style-name="ce84"/>
        </table:table-row>
        <table:table-row table:style-name="ro13">
          <table:table-cell table:style-name="ce84" office:value-type="string">
            <text:p>Imprimées</text:p>
          </table:table-cell>
          <table:table-cell table:style-name="ce93" table:formula="of:=CONCATENATE([.$C$1];[.C34])" office:value-type="string" office:string-value="#D201">
            <text:p>#D201</text:p>
          </table:table-cell>
          <table:table-cell table:style-name="ce96" office:value-type="string">
            <text:p>D201</text:p>
          </table:table-cell>
          <table:table-cell table:style-name="ce93" table:formula="of:=CONCATENATE([.$C$1];[.E34])" office:value-type="string" office:string-value="#D202">
            <text:p>#D202</text:p>
          </table:table-cell>
          <table:table-cell table:style-name="ce103" office:value-type="string">
            <text:p>D202</text:p>
          </table:table-cell>
          <table:table-cell table:style-name="ce93" office:value-type="string">
            <text:p>#D203</text:p>
          </table:table-cell>
          <table:table-cell table:style-name="ce96" office:value-type="string">
            <text:p>D203</text:p>
          </table:table-cell>
          <table:table-cell table:style-name="ce113" table:formula="of:=CONCATENATE([.$C$1];[.I34])" office:value-type="string" office:string-value="#D204">
            <text:p>#D204</text:p>
          </table:table-cell>
          <table:table-cell table:style-name="ce112" office:value-type="string">
            <text:p>D204</text:p>
          </table:table-cell>
        </table:table-row>
        <table:table-row table:style-name="ro13">
          <table:table-cell table:style-name="ce84" office:value-type="string">
            <text:p>Électroniques</text:p>
          </table:table-cell>
          <table:table-cell table:style-name="ce89"/>
          <table:table-cell table:style-name="ce97"/>
          <table:table-cell table:style-name="ce93" table:formula="of:=CONCATENATE([.$C$1];[.E35])" office:value-type="string" office:string-value="#D205">
            <text:p>#D205</text:p>
          </table:table-cell>
          <table:table-cell table:style-name="ce103" office:value-type="string">
            <text:p>D205</text:p>
          </table:table-cell>
          <table:table-cell table:style-name="ce89"/>
          <table:table-cell table:style-name="ce97"/>
          <table:table-cell table:style-name="ce113" table:formula="of:=CONCATENATE([.$C$1];[.I35])" office:value-type="string" office:string-value="#D206">
            <text:p>#D206</text:p>
          </table:table-cell>
          <table:table-cell table:style-name="ce98" office:value-type="string">
            <text:p>D206</text:p>
          </table:table-cell>
        </table:table-row>
        <table:table-row table:style-name="ro13">
          <table:table-cell table:style-name="ce84" office:value-type="string">
            <text:p>Total</text:p>
          </table:table-cell>
          <table:table-cell table:style-name="ce94" office:value-type="string">
            <text:p>#D207</text:p>
          </table:table-cell>
          <table:table-cell table:style-name="ce98" office:value-type="string">
            <text:p>D207</text:p>
          </table:table-cell>
          <table:table-cell table:style-name="ce93" table:formula="of:=CONCATENATE([.$C$1];[.E36])" office:value-type="string" office:string-value="#D208">
            <text:p>#D208</text:p>
          </table:table-cell>
          <table:table-cell table:style-name="ce105" office:value-type="string">
            <text:p>D208</text:p>
          </table:table-cell>
          <table:table-cell table:style-name="ce94" office:value-type="string">
            <text:p>#D209</text:p>
          </table:table-cell>
          <table:table-cell table:style-name="ce98" office:value-type="string">
            <text:p>D209</text:p>
          </table:table-cell>
          <table:table-cell table:style-name="ce113" table:formula="of:=CONCATENATE([.$C$1];[.I36])" office:value-type="string" office:string-value="#D210">
            <text:p>#D210</text:p>
          </table:table-cell>
          <table:table-cell table:style-name="ce98" office:value-type="string">
            <text:p>D210</text:p>
          </table:table-cell>
        </table:table-row>
        <table:table-row table:style-name="ro17">
          <table:table-cell table:style-name="ce81"/>
          <table:table-cell table:number-columns-repeated="8"/>
        </table:table-row>
        <table:table-row table:style-name="ro13">
          <table:table-cell table:number-columns-repeated="9"/>
        </table:table-row>
        <table:table-row table:style-name="ro13">
          <table:table-cell table:style-name="ce86"/>
          <table:table-cell table:number-columns-repeated="8"/>
        </table:table-row>
        <table:table-row table:style-name="ro10">
          <table:table-cell table:style-name="ce82" office:value-type="string">
            <text:p>**D3 – Autres documents</text:p>
          </table:table-cell>
          <table:table-cell table:number-columns-repeated="8"/>
        </table:table-row>
        <table:table-row table:style-name="ro13">
          <table:table-cell table:style-name="ce84" office:value-type="string">
            <text:p>-</text:p>
          </table:table-cell>
          <table:table-cell table:style-name="ce90"/>
          <table:table-cell table:style-name="ce91" office:value-type="string">
            <text:p>Fonds</text:p>
          </table:table-cell>
          <table:table-cell table:style-name="ce91"/>
          <table:table-cell table:style-name="ce104" office:value-type="string">
            <text:p>Acquisitions</text:p>
          </table:table-cell>
          <table:table-cell table:style-name="ce111"/>
          <table:table-cell table:number-columns-repeated="3"/>
        </table:table-row>
        <table:table-row table:style-name="ro13">
          <table:table-cell table:style-name="ce84" office:value-type="string">
            <text:p>Manuscrits</text:p>
          </table:table-cell>
          <table:table-cell table:style-name="ce88" office:value-type="string">
            <text:p>ML</text:p>
          </table:table-cell>
          <table:table-cell table:style-name="ce93" table:formula="of:=CONCATENATE([.$C$1];[.D42])" office:value-type="string" office:string-value="#D301">
            <text:p>#D301</text:p>
          </table:table-cell>
          <table:table-cell table:style-name="ce96" office:value-type="string">
            <text:p>D301</text:p>
          </table:table-cell>
          <table:table-cell table:style-name="ce106" table:formula="of:=CONCATENATE([.$C$1];[.F42])" office:value-type="string" office:string-value="#D302">
            <text:p>#D302</text:p>
          </table:table-cell>
          <table:table-cell table:style-name="ce98" office:value-type="string">
            <text:p>D302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UM</text:p>
          </table:table-cell>
          <table:table-cell table:style-name="ce93" table:formula="of:=CONCATENATE([.$C$1];[.D43])" office:value-type="string" office:string-value="#D303">
            <text:p>#D303</text:p>
          </table:table-cell>
          <table:table-cell table:style-name="ce96" office:value-type="string">
            <text:p>D303</text:p>
          </table:table-cell>
          <table:table-cell table:style-name="ce106" table:formula="of:=CONCATENATE([.$C$1];[.F43])" office:value-type="string" office:string-value="#D304">
            <text:p>#D304</text:p>
          </table:table-cell>
          <table:table-cell table:style-name="ce98" office:value-type="string">
            <text:p>D304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Microformes</text:p>
          </table:table-cell>
          <table:table-cell table:style-name="ce88" office:value-type="string">
            <text:p>UM</text:p>
          </table:table-cell>
          <table:table-cell table:style-name="ce93" table:formula="of:=CONCATENATE([.$C$1];[.D44])" office:value-type="string" office:string-value="#D305">
            <text:p>#D305</text:p>
          </table:table-cell>
          <table:table-cell table:style-name="ce96" office:value-type="string">
            <text:p>D305</text:p>
          </table:table-cell>
          <table:table-cell table:style-name="ce106" table:formula="of:=CONCATENATE([.$C$1];[.F44])" office:value-type="string" office:string-value="#D306">
            <text:p>#D306</text:p>
          </table:table-cell>
          <table:table-cell table:style-name="ce98" office:value-type="string">
            <text:p>D306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Documents cartographiques</text:p>
          </table:table-cell>
          <table:table-cell table:style-name="ce88" office:value-type="string">
            <text:p>UM</text:p>
          </table:table-cell>
          <table:table-cell table:style-name="ce93" table:formula="of:=CONCATENATE([.$C$1];[.D45])" office:value-type="string" office:string-value="#D307">
            <text:p>#D307</text:p>
          </table:table-cell>
          <table:table-cell table:style-name="ce96" office:value-type="string">
            <text:p>D307</text:p>
          </table:table-cell>
          <table:table-cell table:style-name="ce106" table:formula="of:=CONCATENATE([.$C$1];[.F45])" office:value-type="string" office:string-value="#D308">
            <text:p>#D308</text:p>
          </table:table-cell>
          <table:table-cell table:style-name="ce98" office:value-type="string">
            <text:p>D308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Musique imprimée</text:p>
          </table:table-cell>
          <table:table-cell table:style-name="ce88" office:value-type="string">
            <text:p>UM</text:p>
          </table:table-cell>
          <table:table-cell table:style-name="ce93" table:formula="of:=CONCATENATE([.$C$1];[.D46])" office:value-type="string" office:string-value="#D309">
            <text:p>#D309</text:p>
          </table:table-cell>
          <table:table-cell table:style-name="ce96" office:value-type="string">
            <text:p>D309</text:p>
          </table:table-cell>
          <table:table-cell table:style-name="ce106" table:formula="of:=CONCATENATE([.$C$1];[.F46])" office:value-type="string" office:string-value="#D310">
            <text:p>#D310</text:p>
          </table:table-cell>
          <table:table-cell table:style-name="ce98" office:value-type="string">
            <text:p>D310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dont libre accès</text:p>
          </table:table-cell>
          <table:table-cell table:style-name="ce88" office:value-type="string">
            <text:p>UM</text:p>
          </table:table-cell>
          <table:table-cell table:style-name="ce93" table:formula="of:=CONCATENATE([.$C$1];[.D47])" office:value-type="string" office:string-value="#D311">
            <text:p>#D311</text:p>
          </table:table-cell>
          <table:table-cell table:style-name="ce96" office:value-type="string">
            <text:p>D311</text:p>
          </table:table-cell>
          <table:table-cell table:style-name="ce106"/>
          <table:table-cell table:style-name="ce99"/>
          <table:table-cell table:number-columns-repeated="3"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TIT</text:p>
          </table:table-cell>
          <table:table-cell table:style-name="ce93" table:formula="of:=CONCATENATE([.$C$1];[.D48])" office:value-type="string" office:string-value="#D312">
            <text:p>#D312</text:p>
          </table:table-cell>
          <table:table-cell table:style-name="ce96" office:value-type="string">
            <text:p>D312</text:p>
          </table:table-cell>
          <table:table-cell table:style-name="ce106" table:formula="of:=CONCATENATE([.$C$1];[.F48])" office:value-type="string" office:string-value="#D313">
            <text:p>#D313</text:p>
          </table:table-cell>
          <table:table-cell table:style-name="ce98" office:value-type="string">
            <text:p>D313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Documents graphiques</text:p>
          </table:table-cell>
          <table:table-cell table:style-name="ce88" office:value-type="string">
            <text:p>UM</text:p>
          </table:table-cell>
          <table:table-cell table:style-name="ce93" table:formula="of:=CONCATENATE([.$C$1];[.D49])" office:value-type="string" office:string-value="#D314">
            <text:p>#D314</text:p>
          </table:table-cell>
          <table:table-cell table:style-name="ce96" office:value-type="string">
            <text:p>D314</text:p>
          </table:table-cell>
          <table:table-cell table:style-name="ce106" table:formula="of:=CONCATENATE([.$C$1];[.F49])" office:value-type="string" office:string-value="#D315">
            <text:p>#D315</text:p>
          </table:table-cell>
          <table:table-cell table:style-name="ce98" office:value-type="string">
            <text:p>D315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ML</text:p>
          </table:table-cell>
          <table:table-cell table:style-name="ce93" table:formula="of:=CONCATENATE([.$C$1];[.D50])" office:value-type="string" office:string-value="#D316">
            <text:p>#D316</text:p>
          </table:table-cell>
          <table:table-cell table:style-name="ce96" office:value-type="string">
            <text:p>D316</text:p>
          </table:table-cell>
          <table:table-cell table:style-name="ce106" table:formula="of:=CONCATENATE([.$C$1];[.F50])" office:value-type="string" office:string-value="#D317">
            <text:p>#D317</text:p>
          </table:table-cell>
          <table:table-cell table:style-name="ce98" office:value-type="string">
            <text:p>D317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Autres documents</text:p>
          </table:table-cell>
          <table:table-cell table:style-name="ce88" office:value-type="string">
            <text:p>UM</text:p>
          </table:table-cell>
          <table:table-cell table:style-name="ce93" table:formula="of:=CONCATENATE([.$C$1];[.D51])" office:value-type="string" office:string-value="#D318">
            <text:p>#D318</text:p>
          </table:table-cell>
          <table:table-cell table:style-name="ce96" office:value-type="string">
            <text:p>D318</text:p>
          </table:table-cell>
          <table:table-cell table:style-name="ce106" table:formula="of:=CONCATENATE([.$C$1];[.F51])" office:value-type="string" office:string-value="#D319">
            <text:p>#D319</text:p>
          </table:table-cell>
          <table:table-cell table:style-name="ce98" office:value-type="string">
            <text:p>D319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Éliminations</text:p>
          </table:table-cell>
          <table:table-cell table:style-name="ce90" office:value-type="string">
            <text:p>UM</text:p>
          </table:table-cell>
          <table:table-cell table:style-name="ce93" table:formula="of:=CONCATENATE([.$C$1];[.D52])" office:value-type="string" office:string-value="#D320">
            <text:p>#D320</text:p>
          </table:table-cell>
          <table:table-cell table:style-name="ce98" office:value-type="string">
            <text:p>D320</text:p>
          </table:table-cell>
          <table:table-cell table:style-name="ce106"/>
          <table:table-cell table:style-name="ce100"/>
          <table:table-cell table:number-columns-repeated="3"/>
        </table:table-row>
        <table:table-row table:style-name="ro13" table:number-rows-repeated="2">
          <table:table-cell table:style-name="ce84"/>
          <table:table-cell table:style-name="ce90"/>
          <table:table-cell table:style-name="ce93"/>
          <table:table-cell table:style-name="ce98"/>
          <table:table-cell table:style-name="ce106"/>
          <table:table-cell table:style-name="ce100"/>
          <table:table-cell table:number-columns-repeated="3"/>
        </table:table-row>
        <table:table-row table:style-name="ro10">
          <table:table-cell table:style-name="ce82" office:value-type="string">
            <text:p>**D4 – Documents audiovisuels</text:p>
          </table:table-cell>
          <table:table-cell table:number-columns-repeated="8"/>
        </table:table-row>
        <table:table-row table:style-name="ro13">
          <table:table-cell table:style-name="ce84" table:number-columns-repeated="2"/>
          <table:table-cell table:style-name="ce91" office:value-type="string">
            <text:p>Fonds</text:p>
          </table:table-cell>
          <table:table-cell table:style-name="ce91"/>
          <table:table-cell table:style-name="ce104" office:value-type="string">
            <text:p>Acquisitions</text:p>
          </table:table-cell>
          <table:table-cell table:style-name="ce84"/>
          <table:table-cell table:number-columns-repeated="3"/>
        </table:table-row>
        <table:table-row table:style-name="ro13">
          <table:table-cell table:style-name="ce84" office:value-type="string">
            <text:p>Documents sonores : musique</text:p>
          </table:table-cell>
          <table:table-cell table:style-name="ce88" office:value-type="string">
            <text:p>Sur support (UM)</text:p>
          </table:table-cell>
          <table:table-cell table:style-name="ce93" table:formula="of:=CONCATENATE([.$C$1];[.D57])" office:value-type="string" office:string-value="#D401">
            <text:p>#D401</text:p>
          </table:table-cell>
          <table:table-cell table:style-name="ce96" office:value-type="string">
            <text:p>D401</text:p>
          </table:table-cell>
          <table:table-cell table:style-name="ce106" table:formula="of:=CONCATENATE([.$C$1];[.F57])" office:value-type="string" office:string-value="#D402">
            <text:p>#D402</text:p>
          </table:table-cell>
          <table:table-cell table:style-name="ce98" office:value-type="string">
            <text:p>D402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En réseau (TIT)</text:p>
          </table:table-cell>
          <table:table-cell table:style-name="ce93" table:formula="of:=CONCATENATE([.$C$1];[.D58])" office:value-type="string" office:string-value="#D403">
            <text:p>#D403</text:p>
          </table:table-cell>
          <table:table-cell table:style-name="ce96" office:value-type="string">
            <text:p>D403</text:p>
          </table:table-cell>
          <table:table-cell table:style-name="ce106" table:formula="of:=CONCATENATE([.$C$1];[.F58])" office:value-type="string" office:string-value="#D404">
            <text:p>#D404</text:p>
          </table:table-cell>
          <table:table-cell table:style-name="ce98" office:value-type="string">
            <text:p>D404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Documents sonores : livres enregistrés</text:p>
          </table:table-cell>
          <table:table-cell table:style-name="ce88" office:value-type="string">
            <text:p>Sur support (UM)</text:p>
          </table:table-cell>
          <table:table-cell table:style-name="ce93" table:formula="of:=CONCATENATE([.$C$1];[.D59])" office:value-type="string" office:string-value="#D405">
            <text:p>#D405</text:p>
          </table:table-cell>
          <table:table-cell table:style-name="ce96" office:value-type="string">
            <text:p>D405</text:p>
          </table:table-cell>
          <table:table-cell table:style-name="ce106" table:formula="of:=CONCATENATE([.$C$1];[.F59])" office:value-type="string" office:string-value="#D406">
            <text:p>#D406</text:p>
          </table:table-cell>
          <table:table-cell table:style-name="ce98" office:value-type="string">
            <text:p>D406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-</text:p>
          </table:table-cell>
          <table:table-cell table:style-name="ce88" office:value-type="string">
            <text:p>En réseau (TIT)</text:p>
          </table:table-cell>
          <table:table-cell table:style-name="ce93" table:formula="of:=CONCATENATE([.$C$1];[.D60])" office:value-type="string" office:string-value="#D407">
            <text:p>#D407</text:p>
          </table:table-cell>
          <table:table-cell table:style-name="ce96" office:value-type="string">
            <text:p>D407</text:p>
          </table:table-cell>
          <table:table-cell table:style-name="ce106" table:formula="of:=CONCATENATE([.$C$1];[.F60])" office:value-type="string" office:string-value="#D408">
            <text:p>#D408</text:p>
          </table:table-cell>
          <table:table-cell table:style-name="ce98" office:value-type="string">
            <text:p>D408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Total documents sonores</text:p>
          </table:table-cell>
          <table:table-cell table:style-name="ce88" office:value-type="string">
            <text:p>Sur support (UM)</text:p>
          </table:table-cell>
          <table:table-cell table:style-name="ce93" table:formula="of:=CONCATENATE([.$C$1];[.D61])" office:value-type="string" office:string-value="#D409">
            <text:p>#D409</text:p>
          </table:table-cell>
          <table:table-cell table:style-name="ce96" office:value-type="string">
            <text:p>D409</text:p>
          </table:table-cell>
          <table:table-cell table:style-name="ce106" table:formula="of:=CONCATENATE([.$C$1];[.F61])" office:value-type="string" office:string-value="#D410">
            <text:p>#D410</text:p>
          </table:table-cell>
          <table:table-cell table:style-name="ce98" office:value-type="string">
            <text:p>D410</text:p>
          </table:table-cell>
          <table:table-cell table:number-columns-repeated="3"/>
        </table:table-row>
        <table:table-row table:style-name="ro13">
          <table:table-cell table:style-name="ce84" office:value-type="string">
            <text:p>Documents vidéo</text:p>
          </table:table-cell>
          <table:table-cell table:style-name="ce88" office:value-type="string">
            <text:p>Sur support (UM)</text:p>
          </table:table-cell>
          <table:table-cell table:style-name="ce93" table:formula="of:=CONCATENATE([.$C$1];[.D62])" office:value-type="string" office:string-value="#D411">
            <text:p>#D411</text:p>
          </table:table-cell>
          <table:table-cell table:style-name="ce96" office:value-type="string">
            <text:p>D411</text:p>
          </table:table-cell>
          <table:table-cell table:style-name="ce106" table:formula="of:=CONCATENATE([.$C$1];[.F62])" office:value-type="string" office:string-value="#D412">
            <text:p>#D412</text:p>
          </table:table-cell>
          <table:table-cell table:style-name="ce98" office:value-type="string">
            <text:p>D412</text:p>
          </table:table-cell>
          <table:table-cell table:number-columns-repeated="3"/>
        </table:table-row>
        <table:table-row table:style-name="ro13">
          <table:table-cell table:style-name="ce84"/>
          <table:table-cell table:style-name="ce88" office:value-type="string">
            <text:p>En réseau (TIT)</text:p>
          </table:table-cell>
          <table:table-cell table:style-name="ce93" table:formula="of:=CONCATENATE([.$C$1];[.D63])" office:value-type="string" office:string-value="#D413">
            <text:p>#D413</text:p>
          </table:table-cell>
          <table:table-cell table:style-name="ce96" office:value-type="string">
            <text:p>D413</text:p>
          </table:table-cell>
          <table:table-cell table:style-name="ce106" table:formula="of:=CONCATENATE([.$C$1];[.F63])" office:value-type="string" office:string-value="#D414">
            <text:p>#D414</text:p>
          </table:table-cell>
          <table:table-cell table:style-name="ce98" office:value-type="string">
            <text:p>D414</text:p>
          </table:table-cell>
          <table:table-cell table:number-columns-repeated="3"/>
        </table:table-row>
        <table:table-row table:style-name="ro13">
          <table:table-cell table:style-name="ce87" office:value-type="string">
            <text:p>Éliminations</text:p>
          </table:table-cell>
          <table:table-cell table:style-name="ce90" office:value-type="string">
            <text:p>Sur support (UM)</text:p>
          </table:table-cell>
          <table:table-cell table:style-name="ce93" table:formula="of:=CONCATENATE([.$C$1];[.D64])" office:value-type="string" office:string-value="#D415">
            <text:p>#D415</text:p>
          </table:table-cell>
          <table:table-cell table:style-name="ce98" office:value-type="string">
            <text:p>D415</text:p>
          </table:table-cell>
          <table:table-cell table:style-name="ce107"/>
          <table:table-cell table:style-name="ce111"/>
          <table:table-cell table:number-columns-repeated="3"/>
        </table:table-row>
        <table:table-row table:style-name="ro13">
          <table:table-cell table:style-name="ce87"/>
          <table:table-cell table:style-name="ce90"/>
          <table:table-cell table:style-name="ce94"/>
          <table:table-cell table:style-name="ce98"/>
          <table:table-cell table:style-name="ce107"/>
          <table:table-cell table:style-name="ce111"/>
          <table:table-cell table:number-columns-repeated="3"/>
        </table:table-row>
        <table:table-row table:style-name="ro13">
          <table:table-cell table:style-name="ce87"/>
          <table:table-cell table:style-name="ce90"/>
          <table:table-cell table:style-name="ce93"/>
          <table:table-cell table:style-name="ce98"/>
          <table:table-cell table:style-name="ce107"/>
          <table:table-cell table:style-name="ce111"/>
          <table:table-cell table:number-columns-repeated="3"/>
        </table:table-row>
        <table:table-row table:style-name="ro10">
          <table:table-cell table:style-name="ce82" office:value-type="string">
            <text:p>**D5 – Documents numériques</text:p>
          </table:table-cell>
          <table:table-cell table:number-columns-repeated="8"/>
        </table:table-row>
        <table:table-row table:style-name="ro13">
          <table:table-cell table:style-name="ce84"/>
          <table:table-cell table:style-name="ce91"/>
          <table:table-cell table:style-name="ce99"/>
          <table:table-cell table:style-name="ce100"/>
          <table:table-cell table:style-name="ce108"/>
          <table:table-cell table:style-name="ce99"/>
          <table:table-cell table:style-name="ce100"/>
          <table:table-cell table:number-columns-repeated="2"/>
        </table:table-row>
        <table:table-row table:style-name="ro13">
          <table:table-cell table:style-name="ce84" office:value-type="string">
            <text:p>-</text:p>
          </table:table-cell>
          <table:table-cell table:style-name="ce92"/>
          <table:table-cell table:style-name="ce92" office:value-type="string">
            <text:p>Fonds</text:p>
          </table:table-cell>
          <table:table-cell table:style-name="ce92"/>
          <table:table-cell table:style-name="ce102"/>
          <table:table-cell table:style-name="ce92" office:value-type="string">
            <text:p>Acquisitions</text:p>
          </table:table-cell>
          <table:table-cell table:style-name="ce100"/>
          <table:table-cell table:number-columns-repeated="2"/>
        </table:table-row>
        <table:table-row table:style-name="ro18">
          <table:table-cell table:style-name="ce84" office:value-type="string">
            <text:p>Livres électroniques</text:p>
          </table:table-cell>
          <table:table-cell table:style-name="ce92" office:value-type="string">
            <text:p>TIT</text:p>
          </table:table-cell>
          <table:table-cell table:style-name="ce93" table:formula="of:=CONCATENATE([.$C$1];[.D70])" office:value-type="string" office:string-value="#D501">
            <text:p>#D501</text:p>
          </table:table-cell>
          <table:table-cell table:style-name="ce96" office:value-type="string">
            <text:p>D501</text:p>
          </table:table-cell>
          <table:table-cell table:style-name="ce102" office:value-type="string">
            <text:p>acquis à titre onéreux, par don ou dépôt légal (titres)</text:p>
          </table:table-cell>
          <table:table-cell table:style-name="ce93" table:formula="of:=CONCATENATE([.$C$1];[.G70])" office:value-type="string" office:string-value="#D502">
            <text:p>#D502</text:p>
          </table:table-cell>
          <table:table-cell table:style-name="ce98" office:value-type="string">
            <text:p>D502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-</text:p>
          </table:table-cell>
          <table:table-cell table:style-name="ce95"/>
          <table:table-cell table:style-name="ce93"/>
          <table:table-cell table:style-name="ce92"/>
          <table:table-cell table:style-name="ce102" office:value-type="string">
            <text:p>numérisés par la bibliothèque</text:p>
          </table:table-cell>
          <table:table-cell table:style-name="ce93" table:formula="of:=CONCATENATE([.$C$1];[.G71])" office:value-type="string" office:string-value="#D503">
            <text:p>#D503</text:p>
          </table:table-cell>
          <table:table-cell table:style-name="ce98" office:value-type="string">
            <text:p>D503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Fichiers ou programmes informatiques</text:p>
          </table:table-cell>
          <table:table-cell table:style-name="ce92" office:value-type="string">
            <text:p>UM</text:p>
          </table:table-cell>
          <table:table-cell table:style-name="ce93" table:formula="of:=CONCATENATE([.$C$1];[.D72])" office:value-type="string" office:string-value="#D504">
            <text:p>#D504</text:p>
          </table:table-cell>
          <table:table-cell table:style-name="ce96" office:value-type="string">
            <text:p>D504</text:p>
          </table:table-cell>
          <table:table-cell table:style-name="ce109"/>
          <table:table-cell table:style-name="ce93" table:formula="of:=CONCATENATE([.$C$1];[.G72])" office:value-type="string" office:string-value="#D505">
            <text:p>#D505</text:p>
          </table:table-cell>
          <table:table-cell table:style-name="ce98" office:value-type="string">
            <text:p>D505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Autres documents numériques</text:p>
          </table:table-cell>
          <table:table-cell table:style-name="ce92" office:value-type="string">
            <text:p>UM</text:p>
          </table:table-cell>
          <table:table-cell table:style-name="ce93" table:formula="of:=CONCATENATE([.$C$1];[.D73])" office:value-type="string" office:string-value="#D506">
            <text:p>#D506</text:p>
          </table:table-cell>
          <table:table-cell table:style-name="ce96" office:value-type="string">
            <text:p>D506</text:p>
          </table:table-cell>
          <table:table-cell table:style-name="ce109"/>
          <table:table-cell table:style-name="ce93" table:formula="of:=CONCATENATE([.$C$1];[.G73])" office:value-type="string" office:string-value="#D507">
            <text:p>#D507</text:p>
          </table:table-cell>
          <table:table-cell table:style-name="ce98" office:value-type="string">
            <text:p>D507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-</text:p>
          </table:table-cell>
          <table:table-cell table:style-name="ce92" office:value-type="string">
            <text:p>TIT</text:p>
          </table:table-cell>
          <table:table-cell table:style-name="ce93" table:formula="of:=CONCATENATE([.$C$1];[.D74])" office:value-type="string" office:string-value="#D508">
            <text:p>#D508</text:p>
          </table:table-cell>
          <table:table-cell table:style-name="ce96" office:value-type="string">
            <text:p>D508</text:p>
          </table:table-cell>
          <table:table-cell table:style-name="ce109"/>
          <table:table-cell table:style-name="ce93" table:formula="of:=CONCATENATE([.$C$1];[.G74])" office:value-type="string" office:string-value="#D509">
            <text:p>#D509</text:p>
          </table:table-cell>
          <table:table-cell table:style-name="ce98" office:value-type="string">
            <text:p>D509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Bases de données</text:p>
          </table:table-cell>
          <table:table-cell table:style-name="ce92" office:value-type="string">
            <text:p>UM</text:p>
          </table:table-cell>
          <table:table-cell table:style-name="ce93" table:formula="of:=CONCATENATE([.$C$1];[.D75])" office:value-type="string" office:string-value="#D510">
            <text:p>#D510</text:p>
          </table:table-cell>
          <table:table-cell table:style-name="ce96" office:value-type="string">
            <text:p>D510</text:p>
          </table:table-cell>
          <table:table-cell table:style-name="ce109"/>
          <table:table-cell table:style-name="ce93" table:formula="of:=CONCATENATE([.$C$1];[.G75])" office:value-type="string" office:string-value="#D511">
            <text:p>#D511</text:p>
          </table:table-cell>
          <table:table-cell table:style-name="ce98" office:value-type="string">
            <text:p>D511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-</text:p>
          </table:table-cell>
          <table:table-cell table:style-name="ce92" office:value-type="string">
            <text:p>TIT</text:p>
          </table:table-cell>
          <table:table-cell table:style-name="ce93" table:formula="of:=CONCATENATE([.$C$1];[.D76])" office:value-type="string" office:string-value="#D512">
            <text:p>#D512</text:p>
          </table:table-cell>
          <table:table-cell table:style-name="ce96" office:value-type="string">
            <text:p>D512</text:p>
          </table:table-cell>
          <table:table-cell table:style-name="ce110"/>
          <table:table-cell table:style-name="ce93" table:formula="of:=CONCATENATE([.$C$1];[.G76])" office:value-type="string" office:string-value="#D513">
            <text:p>#D513</text:p>
          </table:table-cell>
          <table:table-cell table:style-name="ce98" office:value-type="string">
            <text:p>D513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-</text:p>
          </table:table-cell>
          <table:table-cell table:style-name="ce92" office:value-type="string">
            <text:p>LIC</text:p>
          </table:table-cell>
          <table:table-cell table:style-name="ce93" table:formula="of:=CONCATENATE([.$C$1];[.D77])" office:value-type="string" office:string-value="#D514">
            <text:p>#D514</text:p>
          </table:table-cell>
          <table:table-cell table:style-name="ce96" office:value-type="string">
            <text:p>D514</text:p>
          </table:table-cell>
          <table:table-cell table:style-name="ce110"/>
          <table:table-cell table:style-name="ce93" table:formula="of:=CONCATENATE([.$C$1];[.G77])" office:value-type="string" office:string-value="#D515">
            <text:p>#D515</text:p>
          </table:table-cell>
          <table:table-cell table:style-name="ce98" office:value-type="string">
            <text:p>D515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Ressources gratuites signalées</text:p>
          </table:table-cell>
          <table:table-cell table:style-name="ce91"/>
          <table:table-cell table:style-name="ce93" table:formula="of:=CONCATENATE([.$C$1];[.D78])" office:value-type="string" office:string-value="#D516">
            <text:p>#D516</text:p>
          </table:table-cell>
          <table:table-cell table:style-name="ce98" office:value-type="string">
            <text:p>D516</text:p>
          </table:table-cell>
          <table:table-cell table:style-name="ce107"/>
          <table:table-cell table:style-name="ce93"/>
          <table:table-cell table:style-name="ce99"/>
          <table:table-cell table:number-columns-repeated="2"/>
        </table:table-row>
        <table:table-row table:style-name="ro13">
          <table:table-cell table:style-name="ce88"/>
          <table:table-cell table:number-columns-repeated="8"/>
        </table:table-row>
        <table:table-row table:style-name="ro13" table:number-rows-repeated="65456">
          <table:table-cell table:number-columns-repeated="9"/>
        </table:table-row>
        <table:table-row table:style-name="ro13">
          <table:table-cell table:number-columns-repeated="9"/>
        </table:table-row>
      </table:table>
      <table:table table:name="E Usages et usagers de la bibliothèque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2" table:default-cell-style-name="ce101"/>
        <table:table-column table:style-name="co1" table:number-columns-repeated="3" table:default-cell-style-name="Default"/>
        <table:table-row table:style-name="ro17">
          <table:table-cell table:style-name="ce80" office:value-type="string">
            <text:p>*E - Usages et usagers de la bibliothèque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3"/>
        </table:table-row>
        <table:table-row table:style-name="ro17" table:number-rows-repeated="2">
          <table:table-cell table:style-name="ce114"/>
          <table:table-cell table:number-columns-repeated="8"/>
        </table:table-row>
        <table:table-row table:style-name="ro10">
          <table:table-cell table:style-name="ce82" office:value-type="string">
            <text:p>**E1 – Usagers</text:p>
          </table:table-cell>
          <table:table-cell table:number-columns-repeated="8"/>
        </table:table-row>
        <table:table-row table:style-name="ro13">
          <table:table-cell table:style-name="ce115" table:number-columns-spanned="9" table:number-rows-spanned="1"/>
          <table:covered-table-cell table:number-columns-repeated="8"/>
        </table:table-row>
        <table:table-row table:style-name="ro18">
          <table:table-cell table:style-name="ce116" office:value-type="string">
            <text:p>-</text:p>
          </table:table-cell>
          <table:table-cell table:style-name="ce89"/>
          <table:table-cell table:style-name="ce95"/>
          <table:table-cell table:style-name="ce92" office:value-type="string">
            <text:p>Inscrits actifs</text:p>
          </table:table-cell>
          <table:table-cell table:style-name="ce102"/>
          <table:table-cell table:style-name="ce102" office:value-type="string">
            <text:p>dont nouveaux inscrits</text:p>
          </table:table-cell>
          <table:table-cell table:style-name="ce92"/>
          <table:table-cell table:style-name="ce92" office:value-type="string">
            <text:p>dont emprunteurs <text:s/>actifs</text:p>
          </table:table-cell>
          <table:table-cell table:style-name="ce156"/>
        </table:table-row>
        <table:table-row table:style-name="ro13">
          <table:table-cell table:style-name="ce116" office:value-type="string">
            <text:p>Particuliers</text:p>
          </table:table-cell>
          <table:table-cell table:style-name="ce89"/>
          <table:table-cell table:style-name="ce92"/>
          <table:table-cell table:style-name="ce92" table:formula="of:=CONCATENATE([.$F$1];[.E7])" office:value-type="string" office:string-value="#E101">
            <text:p>#E101</text:p>
          </table:table-cell>
          <table:table-cell table:style-name="ce103" office:value-type="string">
            <text:p>E101</text:p>
          </table:table-cell>
          <table:table-cell table:style-name="ce102" table:formula="of:=CONCATENATE([.$F$1];[.G7])" office:value-type="string" office:string-value="#E102">
            <text:p>#E102</text:p>
          </table:table-cell>
          <table:table-cell table:style-name="ce96" office:value-type="string">
            <text:p>E102</text:p>
          </table:table-cell>
          <table:table-cell table:style-name="ce92" table:formula="of:=CONCATENATE([.$F$1];[.I7])" office:value-type="string" office:string-value="#E103">
            <text:p>#E103</text:p>
          </table:table-cell>
          <table:table-cell table:style-name="ce157" office:value-type="string">
            <text:p>E103</text:p>
          </table:table-cell>
        </table:table-row>
        <table:table-row table:style-name="ro15">
          <table:table-cell table:style-name="ce116" office:value-type="string">
            <text:p>dont</text:p>
          </table:table-cell>
          <table:table-cell table:style-name="ce130" office:value-type="string">
            <text:p>Enfants <text:span text:style-name="T7">(de 0 à 14 ans)</text:span></text:p>
          </table:table-cell>
          <table:table-cell table:style-name="ce92" office:value-type="string">
            <text:p>H</text:p>
          </table:table-cell>
          <table:table-cell table:style-name="ce92" table:formula="of:=CONCATENATE([.$F$1];[.E8])" office:value-type="string" office:string-value="#E104">
            <text:p>#E104</text:p>
          </table:table-cell>
          <table:table-cell table:style-name="ce103" office:value-type="string">
            <text:p>E104</text:p>
          </table:table-cell>
          <table:table-cell table:style-name="ce102" table:formula="of:=CONCATENATE([.$F$1];[.G8])" office:value-type="string" office:string-value="#E105">
            <text:p>#E105</text:p>
          </table:table-cell>
          <table:table-cell table:style-name="ce96" office:value-type="string">
            <text:p>E105</text:p>
          </table:table-cell>
          <table:table-cell table:style-name="ce92" table:formula="of:=CONCATENATE([.$F$1];[.I8])" office:value-type="string" office:string-value="#E106">
            <text:p>#E106</text:p>
          </table:table-cell>
          <table:table-cell table:style-name="ce157" office:value-type="string">
            <text:p>E106</text:p>
          </table:table-cell>
        </table:table-row>
        <table:table-row table:style-name="ro13">
          <table:table-cell table:style-name="ce117" office:value-type="string">
            <text:p>-</text:p>
          </table:table-cell>
          <table:table-cell table:style-name="ce131"/>
          <table:table-cell table:style-name="ce92" office:value-type="string">
            <text:p>F</text:p>
          </table:table-cell>
          <table:table-cell table:style-name="ce92" table:formula="of:=CONCATENATE([.$F$1];[.E9])" office:value-type="string" office:string-value="#E107">
            <text:p>#E107</text:p>
          </table:table-cell>
          <table:table-cell table:style-name="ce103" office:value-type="string">
            <text:p>E107</text:p>
          </table:table-cell>
          <table:table-cell table:style-name="ce102" table:formula="of:=CONCATENATE([.$F$1];[.G9])" office:value-type="string" office:string-value="#E108">
            <text:p>#E108</text:p>
          </table:table-cell>
          <table:table-cell table:style-name="ce96" office:value-type="string">
            <text:p>E108</text:p>
          </table:table-cell>
          <table:table-cell table:style-name="ce92" table:formula="of:=CONCATENATE([.$F$1];[.I9])" office:value-type="string" office:string-value="#E109">
            <text:p>#E109</text:p>
          </table:table-cell>
          <table:table-cell table:style-name="ce157" office:value-type="string">
            <text:p>E109</text:p>
          </table:table-cell>
        </table:table-row>
        <table:table-row table:style-name="ro13">
          <table:table-cell table:style-name="ce117" office:value-type="string">
            <text:p>-</text:p>
          </table:table-cell>
          <table:table-cell table:style-name="ce131"/>
          <table:table-cell table:style-name="ce92" office:value-type="string">
            <text:p>Tot</text:p>
          </table:table-cell>
          <table:table-cell table:style-name="ce92" table:formula="of:=CONCATENATE([.$F$1];[.E10])" office:value-type="string" office:string-value="#E110">
            <text:p>#E110</text:p>
          </table:table-cell>
          <table:table-cell table:style-name="ce103" office:value-type="string">
            <text:p>E110</text:p>
          </table:table-cell>
          <table:table-cell table:style-name="ce102" table:formula="of:=CONCATENATE([.$F$1];[.G10])" office:value-type="string" office:string-value="#E111">
            <text:p>#E111</text:p>
          </table:table-cell>
          <table:table-cell table:style-name="ce96" office:value-type="string">
            <text:p>E111</text:p>
          </table:table-cell>
          <table:table-cell table:style-name="ce92" table:formula="of:=CONCATENATE([.$F$1];[.I10])" office:value-type="string" office:string-value="#E112">
            <text:p>#E112</text:p>
          </table:table-cell>
          <table:table-cell table:style-name="ce157" office:value-type="string">
            <text:p>E112</text:p>
          </table:table-cell>
        </table:table-row>
        <table:table-row table:style-name="ro15">
          <table:table-cell table:style-name="ce116" office:value-type="string">
            <text:p>-</text:p>
          </table:table-cell>
          <table:table-cell table:style-name="ce130" office:value-type="string">
            <text:p>Adultes <text:span text:style-name="T7">(de 15 à 64 ans)</text:span></text:p>
          </table:table-cell>
          <table:table-cell table:style-name="ce92" office:value-type="string">
            <text:p>H</text:p>
          </table:table-cell>
          <table:table-cell table:style-name="ce92" table:formula="of:=CONCATENATE([.$F$1];[.E11])" office:value-type="string" office:string-value="#E113">
            <text:p>#E113</text:p>
          </table:table-cell>
          <table:table-cell table:style-name="ce103" office:value-type="string">
            <text:p>E113</text:p>
          </table:table-cell>
          <table:table-cell table:style-name="ce102" table:formula="of:=CONCATENATE([.$F$1];[.G11])" office:value-type="string" office:string-value="#E114">
            <text:p>#E114</text:p>
          </table:table-cell>
          <table:table-cell table:style-name="ce96" office:value-type="string">
            <text:p>E114</text:p>
          </table:table-cell>
          <table:table-cell table:style-name="ce92" table:formula="of:=CONCATENATE([.$F$1];[.I11])" office:value-type="string" office:string-value="#E115">
            <text:p>#E115</text:p>
          </table:table-cell>
          <table:table-cell table:style-name="ce157" office:value-type="string">
            <text:p>E115</text:p>
          </table:table-cell>
        </table:table-row>
        <table:table-row table:style-name="ro13">
          <table:table-cell table:style-name="ce117" office:value-type="string">
            <text:p>-</text:p>
          </table:table-cell>
          <table:table-cell table:style-name="ce131"/>
          <table:table-cell table:style-name="ce92" office:value-type="string">
            <text:p>F</text:p>
          </table:table-cell>
          <table:table-cell table:style-name="ce92" table:formula="of:=CONCATENATE([.$F$1];[.E12])" office:value-type="string" office:string-value="#E116">
            <text:p>#E116</text:p>
          </table:table-cell>
          <table:table-cell table:style-name="ce103" office:value-type="string">
            <text:p>E116</text:p>
          </table:table-cell>
          <table:table-cell table:style-name="ce102" table:formula="of:=CONCATENATE([.$F$1];[.G12])" office:value-type="string" office:string-value="#E117">
            <text:p>#E117</text:p>
          </table:table-cell>
          <table:table-cell table:style-name="ce96" office:value-type="string">
            <text:p>E117</text:p>
          </table:table-cell>
          <table:table-cell table:style-name="ce92" table:formula="of:=CONCATENATE([.$F$1];[.I12])" office:value-type="string" office:string-value="#E118">
            <text:p>#E118</text:p>
          </table:table-cell>
          <table:table-cell table:style-name="ce157" office:value-type="string">
            <text:p>E118</text:p>
          </table:table-cell>
        </table:table-row>
        <table:table-row table:style-name="ro13">
          <table:table-cell table:style-name="ce117" office:value-type="string">
            <text:p>-</text:p>
          </table:table-cell>
          <table:table-cell table:style-name="ce131"/>
          <table:table-cell table:style-name="ce92" office:value-type="string">
            <text:p>Tot</text:p>
          </table:table-cell>
          <table:table-cell table:style-name="ce92" table:formula="of:=CONCATENATE([.$F$1];[.E13])" office:value-type="string" office:string-value="#E119">
            <text:p>#E119</text:p>
          </table:table-cell>
          <table:table-cell table:style-name="ce103" office:value-type="string">
            <text:p>E119</text:p>
          </table:table-cell>
          <table:table-cell table:style-name="ce102" table:formula="of:=CONCATENATE([.$F$1];[.G13])" office:value-type="string" office:string-value="#E120">
            <text:p>#E120</text:p>
          </table:table-cell>
          <table:table-cell table:style-name="ce96" office:value-type="string">
            <text:p>E120</text:p>
          </table:table-cell>
          <table:table-cell table:style-name="ce92" table:formula="of:=CONCATENATE([.$F$1];[.I13])" office:value-type="string" office:string-value="#E121">
            <text:p>#E121</text:p>
          </table:table-cell>
          <table:table-cell table:style-name="ce157" office:value-type="string">
            <text:p>E121</text:p>
          </table:table-cell>
        </table:table-row>
        <table:table-row table:style-name="ro15">
          <table:table-cell table:style-name="ce116" office:value-type="string">
            <text:p>-</text:p>
          </table:table-cell>
          <table:table-cell table:style-name="ce130" office:value-type="string">
            <text:p>Adultes <text:span text:style-name="T7">(de <text:s/>65 ans et plus)</text:span></text:p>
          </table:table-cell>
          <table:table-cell table:style-name="ce92" office:value-type="string">
            <text:p>H</text:p>
          </table:table-cell>
          <table:table-cell table:style-name="ce92" table:formula="of:=CONCATENATE([.$F$1];[.E14])" office:value-type="string" office:string-value="#E122">
            <text:p>#E122</text:p>
          </table:table-cell>
          <table:table-cell table:style-name="ce103" office:value-type="string">
            <text:p>E122</text:p>
          </table:table-cell>
          <table:table-cell table:style-name="ce102" table:formula="of:=CONCATENATE([.$F$1];[.G14])" office:value-type="string" office:string-value="#E123">
            <text:p>#E123</text:p>
          </table:table-cell>
          <table:table-cell table:style-name="ce96" office:value-type="string">
            <text:p>E123</text:p>
          </table:table-cell>
          <table:table-cell table:style-name="ce92" table:formula="of:=CONCATENATE([.$F$1];[.I14])" office:value-type="string" office:string-value="#E124">
            <text:p>#E124</text:p>
          </table:table-cell>
          <table:table-cell table:style-name="ce157" office:value-type="string">
            <text:p>E124</text:p>
          </table:table-cell>
        </table:table-row>
        <table:table-row table:style-name="ro13">
          <table:table-cell table:style-name="ce117" office:value-type="string">
            <text:p>-</text:p>
          </table:table-cell>
          <table:table-cell table:style-name="ce131"/>
          <table:table-cell table:style-name="ce92" office:value-type="string">
            <text:p>F</text:p>
          </table:table-cell>
          <table:table-cell table:style-name="ce92" table:formula="of:=CONCATENATE([.$F$1];[.E15])" office:value-type="string" office:string-value="#E125">
            <text:p>#E125</text:p>
          </table:table-cell>
          <table:table-cell table:style-name="ce103" office:value-type="string">
            <text:p>E125</text:p>
          </table:table-cell>
          <table:table-cell table:style-name="ce102" table:formula="of:=CONCATENATE([.$F$1];[.G15])" office:value-type="string" office:string-value="#E126">
            <text:p>#E126</text:p>
          </table:table-cell>
          <table:table-cell table:style-name="ce96" office:value-type="string">
            <text:p>E126</text:p>
          </table:table-cell>
          <table:table-cell table:style-name="ce92" table:formula="of:=CONCATENATE([.$F$1];[.I15])" office:value-type="string" office:string-value="#E127">
            <text:p>#E127</text:p>
          </table:table-cell>
          <table:table-cell table:style-name="ce157" office:value-type="string">
            <text:p>E127</text:p>
          </table:table-cell>
        </table:table-row>
        <table:table-row table:style-name="ro13">
          <table:table-cell table:style-name="ce117" office:value-type="string">
            <text:p>-</text:p>
          </table:table-cell>
          <table:table-cell table:style-name="ce131"/>
          <table:table-cell table:style-name="ce92" office:value-type="string">
            <text:p>Tot</text:p>
          </table:table-cell>
          <table:table-cell table:style-name="ce92" table:formula="of:=CONCATENATE([.$F$1];[.E16])" office:value-type="string" office:string-value="#E128">
            <text:p>#E128</text:p>
          </table:table-cell>
          <table:table-cell table:style-name="ce103" office:value-type="string">
            <text:p>E128</text:p>
          </table:table-cell>
          <table:table-cell table:style-name="ce102" table:formula="of:=CONCATENATE([.$F$1];[.G16])" office:value-type="string" office:string-value="#E129">
            <text:p>#E129</text:p>
          </table:table-cell>
          <table:table-cell table:style-name="ce96" office:value-type="string">
            <text:p>E129</text:p>
          </table:table-cell>
          <table:table-cell table:style-name="ce92" table:formula="of:=CONCATENATE([.$F$1];[.I16])" office:value-type="string" office:string-value="#E130">
            <text:p>#E130</text:p>
          </table:table-cell>
          <table:table-cell table:style-name="ce157" office:value-type="string">
            <text:p>E130</text:p>
          </table:table-cell>
        </table:table-row>
        <table:table-row table:style-name="ro13">
          <table:table-cell table:style-name="ce116" office:value-type="string">
            <text:p>-</text:p>
          </table:table-cell>
          <table:table-cell table:style-name="ce89" office:value-type="string">
            <text:p>Total adultes</text:p>
          </table:table-cell>
          <table:table-cell table:style-name="ce92" office:value-type="string">
            <text:p>H</text:p>
          </table:table-cell>
          <table:table-cell table:style-name="ce92" table:formula="of:=CONCATENATE([.$F$1];[.E17])" office:value-type="string" office:string-value="#E131">
            <text:p>#E131</text:p>
          </table:table-cell>
          <table:table-cell table:style-name="ce103" office:value-type="string">
            <text:p>E131</text:p>
          </table:table-cell>
          <table:table-cell table:style-name="ce102" table:formula="of:=CONCATENATE([.$F$1];[.G17])" office:value-type="string" office:string-value="#E132">
            <text:p>#E132</text:p>
          </table:table-cell>
          <table:table-cell table:style-name="ce96" office:value-type="string">
            <text:p>E132</text:p>
          </table:table-cell>
          <table:table-cell table:style-name="ce92" table:formula="of:=CONCATENATE([.$F$1];[.I17])" office:value-type="string" office:string-value="#E133">
            <text:p>#E133</text:p>
          </table:table-cell>
          <table:table-cell table:style-name="ce157" office:value-type="string">
            <text:p>E133</text:p>
          </table:table-cell>
        </table:table-row>
        <table:table-row table:style-name="ro13">
          <table:table-cell table:style-name="ce117" office:value-type="string">
            <text:p>-</text:p>
          </table:table-cell>
          <table:table-cell table:style-name="ce131"/>
          <table:table-cell table:style-name="ce92" office:value-type="string">
            <text:p>F</text:p>
          </table:table-cell>
          <table:table-cell table:style-name="ce92" table:formula="of:=CONCATENATE([.$F$1];[.E18])" office:value-type="string" office:string-value="#E134">
            <text:p>#E134</text:p>
          </table:table-cell>
          <table:table-cell table:style-name="ce103" office:value-type="string">
            <text:p>E134</text:p>
          </table:table-cell>
          <table:table-cell table:style-name="ce102" table:formula="of:=CONCATENATE([.$F$1];[.G18])" office:value-type="string" office:string-value="#E135">
            <text:p>#E135</text:p>
          </table:table-cell>
          <table:table-cell table:style-name="ce96" office:value-type="string">
            <text:p>E135</text:p>
          </table:table-cell>
          <table:table-cell table:style-name="ce92" table:formula="of:=CONCATENATE([.$F$1];[.I18])" office:value-type="string" office:string-value="#E136">
            <text:p>#E136</text:p>
          </table:table-cell>
          <table:table-cell table:style-name="ce157" office:value-type="string">
            <text:p>E136</text:p>
          </table:table-cell>
        </table:table-row>
        <table:table-row table:style-name="ro13">
          <table:table-cell table:style-name="ce118" office:value-type="string">
            <text:p>-</text:p>
          </table:table-cell>
          <table:table-cell table:style-name="ce88"/>
          <table:table-cell table:style-name="ce92" office:value-type="string">
            <text:p>Tot</text:p>
          </table:table-cell>
          <table:table-cell table:style-name="ce92" table:formula="of:=CONCATENATE([.$F$1];[.E19])" office:value-type="string" office:string-value="#E137">
            <text:p>#E137</text:p>
          </table:table-cell>
          <table:table-cell table:style-name="ce103" office:value-type="string">
            <text:p>E137</text:p>
          </table:table-cell>
          <table:table-cell table:style-name="ce102" table:formula="of:=CONCATENATE([.$F$1];[.G19])" office:value-type="string" office:string-value="#E138">
            <text:p>#E138</text:p>
          </table:table-cell>
          <table:table-cell table:style-name="ce96" office:value-type="string">
            <text:p>E138</text:p>
          </table:table-cell>
          <table:table-cell table:style-name="ce92" table:formula="of:=CONCATENATE([.$F$1];[.I19])" office:value-type="string" office:string-value="#E139">
            <text:p>#E139</text:p>
          </table:table-cell>
          <table:table-cell table:style-name="ce157" office:value-type="string">
            <text:p>E139</text:p>
          </table:table-cell>
        </table:table-row>
        <table:table-row table:style-name="ro13">
          <table:table-cell table:style-name="ce118" office:value-type="string" table:number-columns-spanned="3" table:number-rows-spanned="1">
            <text:p>dont résidents dans la commune ou les communes adhérentes au réseau</text:p>
          </table:table-cell>
          <table:covered-table-cell table:number-columns-repeated="2"/>
          <table:table-cell table:style-name="ce92" table:formula="of:=CONCATENATE([.$F$1];[.E20])" office:value-type="string" office:string-value="#E140">
            <text:p>#E140</text:p>
          </table:table-cell>
          <table:table-cell table:style-name="ce103" office:value-type="string">
            <text:p>E140</text:p>
          </table:table-cell>
          <table:table-cell table:style-name="ce102" table:formula="of:=CONCATENATE([.$F$1];[.G20])" office:value-type="string" office:string-value="#E141">
            <text:p>#E141</text:p>
          </table:table-cell>
          <table:table-cell table:style-name="ce96" office:value-type="string">
            <text:p>E141</text:p>
          </table:table-cell>
          <table:table-cell table:style-name="ce92" table:formula="of:=CONCATENATE([.$F$1];[.I20])" office:value-type="string" office:string-value="#E142">
            <text:p>#E142</text:p>
          </table:table-cell>
          <table:table-cell table:style-name="ce157" office:value-type="string">
            <text:p>E142</text:p>
          </table:table-cell>
        </table:table-row>
        <table:table-row table:style-name="ro17">
          <table:table-cell table:style-name="ce116" office:value-type="string">
            <text:p>Collectivités</text:p>
          </table:table-cell>
          <table:table-cell table:style-name="ce88" table:number-columns-spanned="2" table:number-rows-spanned="1"/>
          <table:covered-table-cell/>
          <table:table-cell table:style-name="ce138"/>
          <table:table-cell table:style-name="ce109"/>
          <table:table-cell table:style-name="ce102" table:formula="of:=CONCATENATE([.$F$1];[.G21])" office:value-type="string" office:string-value="#E143">
            <text:p>#E143</text:p>
          </table:table-cell>
          <table:table-cell table:style-name="ce96" office:value-type="string">
            <text:p>E143</text:p>
          </table:table-cell>
          <table:table-cell table:style-name="ce92" table:formula="of:=CONCATENATE([.$F$1];[.I21])" office:value-type="string" office:string-value="#E144">
            <text:p>#E144</text:p>
          </table:table-cell>
          <table:table-cell table:style-name="ce157" office:value-type="string">
            <text:p>E144</text:p>
          </table:table-cell>
        </table:table-row>
        <table:table-row table:style-name="ro17">
          <table:table-cell table:style-name="ce116" office:value-type="string" table:number-columns-spanned="5" table:number-rows-spanned="1">
            <text:p>Fréquentation : entrées dans l'établissement </text:p>
          </table:table-cell>
          <table:covered-table-cell table:number-columns-repeated="4"/>
          <table:table-cell table:style-name="ce102" office:value-type="string">
            <text:p>Centrale</text:p>
          </table:table-cell>
          <table:table-cell table:style-name="ce114"/>
          <table:table-cell table:style-name="ce92" table:formula="of:=CONCATENATE([.$F$1];[.I22])" office:value-type="string" office:string-value="#E145">
            <text:p>#E145</text:p>
          </table:table-cell>
          <table:table-cell table:style-name="ce157" office:value-type="string">
            <text:p>E145</text:p>
          </table:table-cell>
        </table:table-row>
        <table:table-row table:style-name="ro17">
          <table:table-cell table:style-name="ce119" office:value-type="string" table:number-columns-spanned="5" table:number-rows-spanned="1">
            <text:p>-</text:p>
          </table:table-cell>
          <table:covered-table-cell table:number-columns-repeated="4"/>
          <table:table-cell table:style-name="ce151" office:value-type="string">
            <text:p>Réseau</text:p>
          </table:table-cell>
          <table:table-cell table:style-name="ce152"/>
          <table:table-cell table:style-name="ce92" table:formula="of:=CONCATENATE([.$F$1];[.I23])" office:value-type="string" office:string-value="#E146">
            <text:p>#E146</text:p>
          </table:table-cell>
          <table:table-cell table:style-name="ce158" office:value-type="string">
            <text:p>E146</text:p>
          </table:table-cell>
        </table:table-row>
        <table:table-row table:style-name="ro13">
          <table:table-cell table:style-name="ce120"/>
          <table:table-cell table:number-columns-repeated="8"/>
        </table:table-row>
        <table:table-row table:style-name="ro17" table:number-rows-repeated="4">
          <table:table-cell table:style-name="ce81"/>
          <table:table-cell table:number-columns-repeated="8"/>
        </table:table-row>
        <table:table-row table:style-name="ro10">
          <table:table-cell table:style-name="ce82" office:value-type="string">
            <text:p>**E2 – Prêts</text:p>
          </table:table-cell>
          <table:table-cell table:number-columns-repeated="8"/>
        </table:table-row>
        <table:table-row table:style-name="ro13">
          <table:table-cell table:style-name="ce121" office:value-type="string">
            <text:p>-</text:p>
          </table:table-cell>
          <table:table-cell table:style-name="ce132" office:value-type="string">
            <text:p>Adultes</text:p>
          </table:table-cell>
          <table:table-cell table:style-name="ce137"/>
          <table:table-cell table:style-name="ce132" office:value-type="string">
            <text:p>Enfants</text:p>
          </table:table-cell>
          <table:table-cell table:style-name="ce143"/>
          <table:table-cell table:style-name="ce150" office:value-type="string">
            <text:p>Total</text:p>
          </table:table-cell>
          <table:table-cell table:style-name="ce137"/>
          <table:table-cell table:style-name="ce155" office:value-type="string">
            <text:p><text:span text:style-name="T8"><text:s/></text:span><text:span text:style-name="T7">Collectivités</text:span></text:p>
          </table:table-cell>
          <table:table-cell table:style-name="ce159"/>
        </table:table-row>
        <table:table-row table:style-name="ro15">
          <table:table-cell table:style-name="ce38" office:value-type="string">
            <text:p>Livres <text:span text:style-name="T7">(UM)</text:span></text:p>
          </table:table-cell>
          <table:table-cell table:style-name="ce93" table:formula="of:=CONCATENATE([.$F$1];[.C31])" office:value-type="string" office:string-value="#E201">
            <text:p>#E201</text:p>
          </table:table-cell>
          <table:table-cell table:style-name="ce96" office:value-type="string">
            <text:p>E201</text:p>
          </table:table-cell>
          <table:table-cell table:style-name="ce93" table:formula="of:=CONCATENATE([.$F$1];[.E31])" office:value-type="string" office:string-value="#E202">
            <text:p>#E202</text:p>
          </table:table-cell>
          <table:table-cell table:style-name="ce103" office:value-type="string">
            <text:p>E202</text:p>
          </table:table-cell>
          <table:table-cell table:style-name="ce106" table:formula="of:=CONCATENATE([.$F$1];[.G31])" office:value-type="string" office:string-value="#E203">
            <text:p>#E203</text:p>
          </table:table-cell>
          <table:table-cell table:style-name="ce96" office:value-type="string">
            <text:p>E203</text:p>
          </table:table-cell>
          <table:table-cell table:style-name="ce93" table:formula="of:=CONCATENATE([.$F$1];[.I31])" office:value-type="string" office:string-value="#E204">
            <text:p>#E204</text:p>
          </table:table-cell>
          <table:table-cell table:style-name="ce153" office:value-type="string">
            <text:p>E204</text:p>
          </table:table-cell>
        </table:table-row>
        <table:table-row table:style-name="ro15">
          <table:table-cell table:style-name="ce38" office:value-type="string">
            <text:p>Publications en série imprimées <text:span text:style-name="T7">(fascicules)</text:span></text:p>
          </table:table-cell>
          <table:table-cell table:style-name="ce93" table:formula="of:=CONCATENATE([.$F$1];[.C32])" office:value-type="string" office:string-value="#E205">
            <text:p>#E205</text:p>
          </table:table-cell>
          <table:table-cell table:style-name="ce96" office:value-type="string">
            <text:p>E205</text:p>
          </table:table-cell>
          <table:table-cell table:style-name="ce93" table:formula="of:=CONCATENATE([.$F$1];[.E32])" office:value-type="string" office:string-value="#E206">
            <text:p>#E206</text:p>
          </table:table-cell>
          <table:table-cell table:style-name="ce103" office:value-type="string">
            <text:p>E206</text:p>
          </table:table-cell>
          <table:table-cell table:style-name="ce106" table:formula="of:=CONCATENATE([.$F$1];[.G32])" office:value-type="string" office:string-value="#E207">
            <text:p>#E207</text:p>
          </table:table-cell>
          <table:table-cell table:style-name="ce96" office:value-type="string">
            <text:p>E207</text:p>
          </table:table-cell>
          <table:table-cell table:style-name="ce93" table:formula="of:=CONCATENATE([.$F$1];[.I32])" office:value-type="string" office:string-value="#E208">
            <text:p>#E208</text:p>
          </table:table-cell>
          <table:table-cell table:style-name="ce153" office:value-type="string">
            <text:p>E208</text:p>
          </table:table-cell>
        </table:table-row>
        <table:table-row table:style-name="ro15">
          <table:table-cell table:style-name="ce38" office:value-type="string">
            <text:p>Documents sonores : musique <text:span text:style-name="T7">(UM)</text:span></text:p>
          </table:table-cell>
          <table:table-cell table:style-name="ce93" table:formula="of:=CONCATENATE([.$F$1];[.C33])" office:value-type="string" office:string-value="#E209">
            <text:p>#E209</text:p>
          </table:table-cell>
          <table:table-cell table:style-name="ce96" office:value-type="string">
            <text:p>E209</text:p>
          </table:table-cell>
          <table:table-cell table:style-name="ce93" table:formula="of:=CONCATENATE([.$F$1];[.E33])" office:value-type="string" office:string-value="#E210">
            <text:p>#E210</text:p>
          </table:table-cell>
          <table:table-cell table:style-name="ce103" office:value-type="string">
            <text:p>E210</text:p>
          </table:table-cell>
          <table:table-cell table:style-name="ce106" table:formula="of:=CONCATENATE([.$F$1];[.G33])" office:value-type="string" office:string-value="#E211">
            <text:p>#E211</text:p>
          </table:table-cell>
          <table:table-cell table:style-name="ce96" office:value-type="string">
            <text:p>E211</text:p>
          </table:table-cell>
          <table:table-cell table:style-name="ce93" table:formula="of:=CONCATENATE([.$F$1];[.I33])" office:value-type="string" office:string-value="#E212">
            <text:p>#E212</text:p>
          </table:table-cell>
          <table:table-cell table:style-name="ce153" office:value-type="string">
            <text:p>E212</text:p>
          </table:table-cell>
        </table:table-row>
        <table:table-row table:style-name="ro15">
          <table:table-cell table:style-name="ce38" office:value-type="string">
            <text:p>Documents sonores : livres <text:span text:style-name="T7">(UM)</text:span></text:p>
          </table:table-cell>
          <table:table-cell table:style-name="ce93" table:formula="of:=CONCATENATE([.$F$1];[.C34])" office:value-type="string" office:string-value="#E213">
            <text:p>#E213</text:p>
          </table:table-cell>
          <table:table-cell table:style-name="ce96" office:value-type="string">
            <text:p>E213</text:p>
          </table:table-cell>
          <table:table-cell table:style-name="ce93" table:formula="of:=CONCATENATE([.$F$1];[.E34])" office:value-type="string" office:string-value="#E214">
            <text:p>#E214</text:p>
          </table:table-cell>
          <table:table-cell table:style-name="ce103" office:value-type="string">
            <text:p>E214</text:p>
          </table:table-cell>
          <table:table-cell table:style-name="ce106" table:formula="of:=CONCATENATE([.$F$1];[.G34])" office:value-type="string" office:string-value="#E215">
            <text:p>#E215</text:p>
          </table:table-cell>
          <table:table-cell table:style-name="ce96" office:value-type="string">
            <text:p>E215</text:p>
          </table:table-cell>
          <table:table-cell table:style-name="ce93" table:formula="of:=CONCATENATE([.$F$1];[.I34])" office:value-type="string" office:string-value="#E216">
            <text:p>#E216</text:p>
          </table:table-cell>
          <table:table-cell table:style-name="ce153" office:value-type="string">
            <text:p>E216</text:p>
          </table:table-cell>
        </table:table-row>
        <table:table-row table:style-name="ro15">
          <table:table-cell table:style-name="ce38" office:value-type="string">
            <text:p>Documents vidéo <text:span text:style-name="T7">(UM)</text:span></text:p>
          </table:table-cell>
          <table:table-cell table:style-name="ce93" table:formula="of:=CONCATENATE([.$F$1];[.C35])" office:value-type="string" office:string-value="#E217">
            <text:p>#E217</text:p>
          </table:table-cell>
          <table:table-cell table:style-name="ce96" office:value-type="string">
            <text:p>E217</text:p>
          </table:table-cell>
          <table:table-cell table:style-name="ce93" table:formula="of:=CONCATENATE([.$F$1];[.E35])" office:value-type="string" office:string-value="#E218">
            <text:p>#E218</text:p>
          </table:table-cell>
          <table:table-cell table:style-name="ce103" office:value-type="string">
            <text:p>E218</text:p>
          </table:table-cell>
          <table:table-cell table:style-name="ce106" table:formula="of:=CONCATENATE([.$F$1];[.G35])" office:value-type="string" office:string-value="#E219">
            <text:p>#E219</text:p>
          </table:table-cell>
          <table:table-cell table:style-name="ce96" office:value-type="string">
            <text:p>E219</text:p>
          </table:table-cell>
          <table:table-cell table:style-name="ce93" table:formula="of:=CONCATENATE([.$F$1];[.I35])" office:value-type="string" office:string-value="#E220">
            <text:p>#E220</text:p>
          </table:table-cell>
          <table:table-cell table:style-name="ce153" office:value-type="string">
            <text:p>E220</text:p>
          </table:table-cell>
        </table:table-row>
        <table:table-row table:style-name="ro15">
          <table:table-cell table:style-name="ce38" office:value-type="string">
            <text:p>Autres documents <text:span text:style-name="T7">(UM)</text:span></text:p>
          </table:table-cell>
          <table:table-cell table:style-name="ce93" table:formula="of:=CONCATENATE([.$F$1];[.C36])" office:value-type="string" office:string-value="#E221">
            <text:p>#E221</text:p>
          </table:table-cell>
          <table:table-cell table:style-name="ce96" office:value-type="string">
            <text:p>E221</text:p>
          </table:table-cell>
          <table:table-cell table:style-name="ce93" table:formula="of:=CONCATENATE([.$F$1];[.E36])" office:value-type="string" office:string-value="#E222">
            <text:p>#E222</text:p>
          </table:table-cell>
          <table:table-cell table:style-name="ce103" office:value-type="string">
            <text:p>E222</text:p>
          </table:table-cell>
          <table:table-cell table:style-name="ce106" table:formula="of:=CONCATENATE([.$F$1];[.G36])" office:value-type="string" office:string-value="#E223">
            <text:p>#E223</text:p>
          </table:table-cell>
          <table:table-cell table:style-name="ce96" office:value-type="string">
            <text:p>E223</text:p>
          </table:table-cell>
          <table:table-cell table:style-name="ce93" table:formula="of:=CONCATENATE([.$F$1];[.I36])" office:value-type="string" office:string-value="#E224">
            <text:p>#E224</text:p>
          </table:table-cell>
          <table:table-cell table:style-name="ce153" office:value-type="string">
            <text:p>E224</text:p>
          </table:table-cell>
        </table:table-row>
        <table:table-row table:style-name="ro15">
          <table:table-cell table:style-name="ce38" office:value-type="string">
            <text:p>Livres électroniques avec support <text:span text:style-name="T7">(UM)</text:span></text:p>
          </table:table-cell>
          <table:table-cell table:style-name="ce93" table:formula="of:=CONCATENATE([.$F$1];[.C37])" office:value-type="string" office:string-value="#E225">
            <text:p>#E225</text:p>
          </table:table-cell>
          <table:table-cell table:style-name="ce96" office:value-type="string">
            <text:p>E225</text:p>
          </table:table-cell>
          <table:table-cell table:style-name="ce93" table:formula="of:=CONCATENATE([.$F$1];[.E37])" office:value-type="string" office:string-value="#E226">
            <text:p>#E226</text:p>
          </table:table-cell>
          <table:table-cell table:style-name="ce103" office:value-type="string">
            <text:p>E226</text:p>
          </table:table-cell>
          <table:table-cell table:style-name="ce106" table:formula="of:=CONCATENATE([.$F$1];[.G37])" office:value-type="string" office:string-value="#E227">
            <text:p>#E227</text:p>
          </table:table-cell>
          <table:table-cell table:style-name="ce96" office:value-type="string">
            <text:p>E227</text:p>
          </table:table-cell>
          <table:table-cell table:style-name="ce93" table:formula="of:=CONCATENATE([.$F$1];[.I37])" office:value-type="string" office:string-value="#E228">
            <text:p>#E228</text:p>
          </table:table-cell>
          <table:table-cell table:style-name="ce153" office:value-type="string">
            <text:p>E228</text:p>
          </table:table-cell>
        </table:table-row>
        <table:table-row table:style-name="ro15">
          <table:table-cell table:style-name="ce122" office:value-type="string">
            <text:p>Livres électroniques seuls <text:span text:style-name="T7">(TIT)</text:span></text:p>
          </table:table-cell>
          <table:table-cell table:style-name="ce93" table:formula="of:=CONCATENATE([.$F$1];[.C38])" office:value-type="string" office:string-value="#E229">
            <text:p>#E229</text:p>
          </table:table-cell>
          <table:table-cell table:style-name="ce136" office:value-type="string">
            <text:p>E229</text:p>
          </table:table-cell>
          <table:table-cell table:style-name="ce93" table:formula="of:=CONCATENATE([.$F$1];[.E38])" office:value-type="string" office:string-value="#E230">
            <text:p>#E230</text:p>
          </table:table-cell>
          <table:table-cell table:style-name="ce144" office:value-type="string">
            <text:p>E230</text:p>
          </table:table-cell>
          <table:table-cell table:style-name="ce106" table:formula="of:=CONCATENATE([.$F$1];[.G38])" office:value-type="string" office:string-value="#E231">
            <text:p>#E231</text:p>
          </table:table-cell>
          <table:table-cell table:style-name="ce136" office:value-type="string">
            <text:p>E231</text:p>
          </table:table-cell>
          <table:table-cell table:style-name="ce93" table:formula="of:=CONCATENATE([.$F$1];[.I38])" office:value-type="string" office:string-value="#E232">
            <text:p>#E232</text:p>
          </table:table-cell>
          <table:table-cell table:style-name="ce154" office:value-type="string">
            <text:p>E232</text:p>
          </table:table-cell>
        </table:table-row>
        <table:table-row table:style-name="ro13">
          <table:table-cell table:style-name="ce122"/>
          <table:table-cell table:style-name="ce93"/>
          <table:table-cell table:style-name="ce136"/>
          <table:table-cell table:style-name="ce93"/>
          <table:table-cell table:style-name="ce144"/>
          <table:table-cell table:style-name="ce106"/>
          <table:table-cell table:style-name="ce136"/>
          <table:table-cell table:style-name="ce93"/>
          <table:table-cell table:style-name="ce154"/>
        </table:table-row>
        <table:table-row table:style-name="ro13">
          <table:table-cell table:style-name="ce123"/>
          <table:table-cell table:style-name="ce93"/>
          <table:table-cell table:style-name="ce98"/>
          <table:table-cell table:style-name="ce93"/>
          <table:table-cell table:style-name="ce105"/>
          <table:table-cell table:style-name="ce106"/>
          <table:table-cell table:style-name="ce98"/>
          <table:table-cell table:style-name="ce93"/>
          <table:table-cell table:style-name="ce98"/>
        </table:table-row>
        <table:table-row table:style-name="ro10">
          <table:table-cell table:style-name="ce82" office:value-type="string">
            <text:p>**E3 – Autres types d'usage</text:p>
          </table:table-cell>
          <table:table-cell table:number-columns-repeated="8"/>
        </table:table-row>
        <table:table-row table:style-name="ro13">
          <table:table-cell table:style-name="ce121"/>
          <table:table-cell table:style-name="ce133" table:number-columns-repeated="2"/>
          <table:table-cell table:style-name="ce139"/>
          <table:table-cell table:style-name="ce145"/>
          <table:table-cell table:number-columns-repeated="4"/>
        </table:table-row>
        <table:table-row table:style-name="ro13">
          <table:table-cell table:style-name="ce124" office:value-type="string">
            <text:p>Consultations sur place</text:p>
          </table:table-cell>
          <table:table-cell table:style-name="ce93" table:formula="of:=CONCATENATE([.$F$1];[.C43])" office:value-type="string" office:string-value="#E301">
            <text:p>#E301</text:p>
          </table:table-cell>
          <table:table-cell table:style-name="ce96" office:value-type="string">
            <text:p>E301</text:p>
          </table:table-cell>
          <table:table-cell table:style-name="ce89"/>
          <table:table-cell table:style-name="ce146"/>
          <table:table-cell table:number-columns-repeated="4"/>
        </table:table-row>
        <table:table-row table:style-name="ro13">
          <table:table-cell table:style-name="ce124" office:value-type="string">
            <text:p>Réservations</text:p>
          </table:table-cell>
          <table:table-cell table:style-name="ce93" table:formula="of:=CONCATENATE([.$F$1];[.C44])" office:value-type="string" office:string-value="#E302">
            <text:p>#E302</text:p>
          </table:table-cell>
          <table:table-cell table:style-name="ce96" office:value-type="string">
            <text:p>E302</text:p>
          </table:table-cell>
          <table:table-cell table:style-name="ce92"/>
          <table:table-cell table:style-name="ce147"/>
          <table:table-cell table:number-columns-repeated="4"/>
        </table:table-row>
        <table:table-row table:style-name="ro13">
          <table:table-cell table:style-name="ce124" office:value-type="string">
            <text:p>Demandes d'informations</text:p>
          </table:table-cell>
          <table:table-cell table:style-name="ce93" table:formula="of:=CONCATENATE([.$F$1];[.C45])" office:value-type="string" office:string-value="#E303">
            <text:p>#E303</text:p>
          </table:table-cell>
          <table:table-cell table:style-name="ce96" office:value-type="string">
            <text:p>E303</text:p>
          </table:table-cell>
          <table:table-cell table:style-name="ce92"/>
          <table:table-cell table:style-name="ce147"/>
          <table:table-cell table:number-columns-repeated="4"/>
        </table:table-row>
        <table:table-row table:style-name="ro13">
          <table:table-cell table:style-name="ce124" office:value-type="string">
            <text:p>-</text:p>
          </table:table-cell>
          <table:table-cell table:style-name="ce92" office:value-type="string">
            <text:p>Par la bibliothèque</text:p>
          </table:table-cell>
          <table:table-cell table:style-name="ce92"/>
          <table:table-cell table:style-name="ce92" office:value-type="string">
            <text:p>Par les usagers</text:p>
          </table:table-cell>
          <table:table-cell table:style-name="ce147"/>
          <table:table-cell table:number-columns-repeated="4"/>
        </table:table-row>
        <table:table-row table:style-name="ro13">
          <table:table-cell table:style-name="ce124" office:value-type="string">
            <text:p>Reproductions</text:p>
          </table:table-cell>
          <table:table-cell table:style-name="ce134" office:value-type="string">
            <text:p>#E304</text:p>
          </table:table-cell>
          <table:table-cell table:style-name="ce96" office:value-type="string">
            <text:p>E304</text:p>
          </table:table-cell>
          <table:table-cell table:style-name="ce134" office:value-type="string">
            <text:p>#E305</text:p>
          </table:table-cell>
          <table:table-cell table:style-name="ce148" office:value-type="string">
            <text:p>E305</text:p>
          </table:table-cell>
          <table:table-cell table:number-columns-repeated="4"/>
        </table:table-row>
        <table:table-row table:style-name="ro13">
          <table:table-cell table:style-name="ce124" office:value-type="string">
            <text:p>-</text:p>
          </table:table-cell>
          <table:table-cell table:style-name="ce92" office:value-type="string">
            <text:p>Documents reçus</text:p>
          </table:table-cell>
          <table:table-cell table:style-name="ce92"/>
          <table:table-cell table:style-name="ce92" office:value-type="string">
            <text:p>Documents fournis</text:p>
          </table:table-cell>
          <table:table-cell table:style-name="ce147"/>
          <table:table-cell table:number-columns-repeated="4"/>
        </table:table-row>
        <table:table-row table:style-name="ro13">
          <table:table-cell table:style-name="ce125" office:value-type="string">
            <text:p>Prêts entre bibliothèques</text:p>
          </table:table-cell>
          <table:table-cell table:style-name="ce135" office:value-type="string">
            <text:p>#E306</text:p>
          </table:table-cell>
          <table:table-cell table:style-name="ce136" office:value-type="string">
            <text:p>E306</text:p>
          </table:table-cell>
          <table:table-cell table:style-name="ce135" office:value-type="string">
            <text:p>#E307</text:p>
          </table:table-cell>
          <table:table-cell table:style-name="ce149" office:value-type="string">
            <text:p>E307</text:p>
          </table:table-cell>
          <table:table-cell table:number-columns-repeated="4"/>
        </table:table-row>
        <table:table-row table:style-name="ro17" table:number-rows-repeated="2">
          <table:table-cell table:style-name="ce81"/>
          <table:table-cell table:number-columns-repeated="8"/>
        </table:table-row>
        <table:table-row table:style-name="ro10">
          <table:table-cell table:style-name="ce82" office:value-type="string">
            <text:p>**E4 – Orientation et formation des usagers</text:p>
          </table:table-cell>
          <table:table-cell table:number-columns-repeated="8"/>
        </table:table-row>
        <table:table-row table:style-name="ro13">
          <table:table-cell table:style-name="ce121" table:number-columns-spanned="4" table:number-rows-spanned="1"/>
          <table:covered-table-cell table:number-columns-repeated="3"/>
          <table:table-cell table:style-name="ce145" table:number-columns-spanned="2" table:number-rows-spanned="1"/>
          <table:covered-table-cell/>
          <table:table-cell table:number-columns-repeated="3"/>
        </table:table-row>
        <table:table-row table:style-name="ro13">
          <table:table-cell table:style-name="ce124" office:value-type="string">
            <text:p>Formation des usagers</text:p>
          </table:table-cell>
          <table:table-cell table:style-name="ce96" office:value-type="string">
            <text:p>#E401</text:p>
          </table:table-cell>
          <table:table-cell table:style-name="ce96" office:value-type="string">
            <text:p>E401</text:p>
          </table:table-cell>
          <table:table-cell table:style-name="ce95" office:value-type="string">
            <text:p>Participants</text:p>
          </table:table-cell>
          <table:table-cell table:style-name="ce148" office:value-type="string">
            <text:p>#E402</text:p>
          </table:table-cell>
          <table:table-cell table:style-name="ce148" office:value-type="string">
            <text:p>E402</text:p>
          </table:table-cell>
          <table:table-cell table:number-columns-repeated="3"/>
        </table:table-row>
        <table:table-row table:style-name="ro13">
          <table:table-cell table:style-name="ce125" office:value-type="string">
            <text:p>dont formations aux services électroniques de la bibliothèque</text:p>
          </table:table-cell>
          <table:table-cell table:style-name="ce136" office:value-type="string">
            <text:p>#E403</text:p>
          </table:table-cell>
          <table:table-cell table:style-name="ce136" office:value-type="string">
            <text:p>E403</text:p>
          </table:table-cell>
          <table:table-cell table:style-name="ce140" office:value-type="string">
            <text:p>Participants</text:p>
          </table:table-cell>
          <table:table-cell table:style-name="ce149" office:value-type="string">
            <text:p>#E404</text:p>
          </table:table-cell>
          <table:table-cell table:style-name="ce149" office:value-type="string">
            <text:p>E404</text:p>
          </table:table-cell>
          <table:table-cell table:number-columns-repeated="3"/>
        </table:table-row>
        <table:table-row table:style-name="ro17" table:number-rows-repeated="2">
          <table:table-cell table:style-name="ce81"/>
          <table:table-cell table:number-columns-repeated="8"/>
        </table:table-row>
        <table:table-row table:style-name="ro10">
          <table:table-cell table:style-name="ce82" office:value-type="string">
            <text:p>**E5 – Services et ressources électroniques proposés par la bibliothèque</text:p>
          </table:table-cell>
          <table:table-cell table:number-columns-repeated="8"/>
        </table:table-row>
        <table:table-row table:style-name="ro13">
          <table:table-cell table:style-name="ce126"/>
          <table:table-cell table:style-name="ce132" table:number-columns-repeated="3"/>
          <table:table-cell table:style-name="ce150" table:number-columns-spanned="2" table:number-rows-spanned="1"/>
          <table:covered-table-cell/>
          <table:table-cell table:style-name="ce132"/>
          <table:table-cell table:number-columns-repeated="2"/>
        </table:table-row>
        <table:table-row table:style-name="ro18">
          <table:table-cell table:style-name="ce127" office:value-type="string">
            <text:p>Site internet</text:p>
          </table:table-cell>
          <table:table-cell table:style-name="ce134" table:formula="of:=CONCATENATE([.$F$1];[.C60])" office:value-type="string" office:string-value="#E501">
            <text:p>#E501</text:p>
          </table:table-cell>
          <table:table-cell table:style-name="ce96" office:value-type="string">
            <text:p>E501</text:p>
          </table:table-cell>
          <table:table-cell table:style-name="ce102" office:value-type="string">
            <text:p>Nombre de visites</text:p>
          </table:table-cell>
          <table:table-cell table:style-name="ce102" office:value-type="string">
            <text:p>Dans la bibliothèque</text:p>
          </table:table-cell>
          <table:table-cell table:style-name="ce134" table:formula="of:=CONCATENATE([.$F$1];[.G60])" office:value-type="string" office:string-value="#E502">
            <text:p>#E502</text:p>
          </table:table-cell>
          <table:table-cell table:style-name="ce153" office:value-type="string">
            <text:p>E502</text:p>
          </table:table-cell>
          <table:table-cell table:number-columns-repeated="2"/>
        </table:table-row>
        <table:table-row table:style-name="ro18">
          <table:table-cell table:style-name="ce128" office:value-type="string">
            <text:p>-</text:p>
          </table:table-cell>
          <table:table-cell table:style-name="ce134"/>
          <table:table-cell table:style-name="ce131"/>
          <table:table-cell table:style-name="ce141"/>
          <table:table-cell table:style-name="ce102" office:value-type="string">
            <text:p>Hors de la bibliothèque</text:p>
          </table:table-cell>
          <table:table-cell table:style-name="ce134" table:formula="of:=CONCATENATE([.$F$1];[.G61])" office:value-type="string" office:string-value="#E503">
            <text:p>#E503</text:p>
          </table:table-cell>
          <table:table-cell table:style-name="ce153" office:value-type="string">
            <text:p>E503</text:p>
          </table:table-cell>
          <table:table-cell table:number-columns-repeated="2"/>
        </table:table-row>
        <table:table-row table:style-name="ro18">
          <table:table-cell table:style-name="ce124" office:value-type="string">
            <text:p>Catalogue en ligne</text:p>
          </table:table-cell>
          <table:table-cell table:style-name="ce134" table:formula="of:=CONCATENATE([.$F$1];[.C62])" office:value-type="string" office:string-value="#E504">
            <text:p>#E504</text:p>
          </table:table-cell>
          <table:table-cell table:style-name="ce96" office:value-type="string">
            <text:p>E504</text:p>
          </table:table-cell>
          <table:table-cell table:style-name="ce102" office:value-type="string">
            <text:p>Nombre de sessions</text:p>
          </table:table-cell>
          <table:table-cell table:style-name="ce102" office:value-type="string">
            <text:p>Dans la bibliothèque</text:p>
          </table:table-cell>
          <table:table-cell table:style-name="ce134" table:formula="of:=CONCATENATE([.$F$1];[.G62])" office:value-type="string" office:string-value="#E505">
            <text:p>#E505</text:p>
          </table:table-cell>
          <table:table-cell table:style-name="ce153" office:value-type="string">
            <text:p>E505</text:p>
          </table:table-cell>
          <table:table-cell table:number-columns-repeated="2"/>
        </table:table-row>
        <table:table-row table:style-name="ro18">
          <table:table-cell table:style-name="ce128" office:value-type="string">
            <text:p>-</text:p>
          </table:table-cell>
          <table:table-cell table:style-name="ce134"/>
          <table:table-cell table:style-name="ce131"/>
          <table:table-cell table:style-name="ce141"/>
          <table:table-cell table:style-name="ce102" office:value-type="string">
            <text:p>Hors de la bibliothèque</text:p>
          </table:table-cell>
          <table:table-cell table:style-name="ce134" table:formula="of:=CONCATENATE([.$F$1];[.G63])" office:value-type="string" office:string-value="#E506">
            <text:p>#E506</text:p>
          </table:table-cell>
          <table:table-cell table:style-name="ce153" office:value-type="string">
            <text:p>E506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Inscription en ligne</text:p>
          </table:table-cell>
          <table:table-cell table:style-name="ce134" table:formula="of:=CONCATENATE([.$F$1];[.C64])" office:value-type="string" office:string-value="#E507">
            <text:p>#E507</text:p>
          </table:table-cell>
          <table:table-cell table:style-name="ce96" office:value-type="string">
            <text:p>E507</text:p>
          </table:table-cell>
          <table:table-cell table:style-name="ce102" office:value-type="string" table:number-columns-spanned="2" table:number-rows-spanned="1">
            <text:p>Nombre d'inscriptions validées</text:p>
          </table:table-cell>
          <table:covered-table-cell/>
          <table:table-cell table:style-name="ce134" table:formula="of:=CONCATENATE([.$F$1];[.G64])" office:value-type="string" office:string-value="#E508">
            <text:p>#E508</text:p>
          </table:table-cell>
          <table:table-cell table:style-name="ce153" office:value-type="string">
            <text:p>E508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Accès au compte lecteur</text:p>
          </table:table-cell>
          <table:table-cell table:style-name="ce134" table:formula="of:=CONCATENATE([.$F$1];[.C65])" office:value-type="string" office:string-value="#E509">
            <text:p>#E509</text:p>
          </table:table-cell>
          <table:table-cell table:style-name="ce96" office:value-type="string">
            <text:p>E509</text:p>
          </table:table-cell>
          <table:table-cell table:style-name="ce102" office:value-type="string" table:number-columns-spanned="2" table:number-rows-spanned="1">
            <text:p>Nombre d'accès</text:p>
          </table:table-cell>
          <table:covered-table-cell/>
          <table:table-cell table:style-name="ce134" table:formula="of:=CONCATENATE([.$F$1];[.G65])" office:value-type="string" office:string-value="#E510">
            <text:p>#E510</text:p>
          </table:table-cell>
          <table:table-cell table:style-name="ce153" office:value-type="string">
            <text:p>E510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Réservations en ligne</text:p>
          </table:table-cell>
          <table:table-cell table:style-name="ce134" table:formula="of:=CONCATENATE([.$F$1];[.C66])" office:value-type="string" office:string-value="#E511">
            <text:p>#E511</text:p>
          </table:table-cell>
          <table:table-cell table:style-name="ce96" office:value-type="string">
            <text:p>E511</text:p>
          </table:table-cell>
          <table:table-cell table:style-name="ce102" office:value-type="string" table:number-columns-spanned="2" table:number-rows-spanned="1">
            <text:p>Nombre de transactions réalisées</text:p>
          </table:table-cell>
          <table:covered-table-cell/>
          <table:table-cell table:style-name="ce134" table:formula="of:=CONCATENATE([.$F$1];[.G66])" office:value-type="string" office:string-value="#E512">
            <text:p>#E512</text:p>
          </table:table-cell>
          <table:table-cell table:style-name="ce153" office:value-type="string">
            <text:p>E512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Service de référence électronique</text:p>
          </table:table-cell>
          <table:table-cell table:style-name="ce134" table:formula="of:=CONCATENATE([.$F$1];[.C67])" office:value-type="string" office:string-value="#E513">
            <text:p>#E513</text:p>
          </table:table-cell>
          <table:table-cell table:style-name="ce96" office:value-type="string">
            <text:p>E513</text:p>
          </table:table-cell>
          <table:table-cell table:style-name="ce102" office:value-type="string" table:number-columns-spanned="2" table:number-rows-spanned="1">
            <text:p>Nombre de réponses</text:p>
          </table:table-cell>
          <table:covered-table-cell/>
          <table:table-cell table:style-name="ce134" table:formula="of:=CONCATENATE([.$F$1];[.G67])" office:value-type="string" office:string-value="#E514">
            <text:p>#E514</text:p>
          </table:table-cell>
          <table:table-cell table:style-name="ce153" office:value-type="string">
            <text:p>E514</text:p>
          </table:table-cell>
          <table:table-cell table:number-columns-repeated="2"/>
        </table:table-row>
        <table:table-row table:style-name="ro18">
          <table:table-cell table:style-name="ce127" office:value-type="string">
            <text:p>Ressources électroniques dont</text:p>
          </table:table-cell>
          <table:table-cell table:style-name="ce134" table:formula="of:=CONCATENATE([.$F$1];[.C68])" office:value-type="string" office:string-value="#E515">
            <text:p>#E515</text:p>
          </table:table-cell>
          <table:table-cell table:style-name="ce96" office:value-type="string">
            <text:p>E515</text:p>
          </table:table-cell>
          <table:table-cell table:style-name="ce102" office:value-type="string" table:number-columns-spanned="2" table:number-rows-spanned="1">
            <text:p>Nombre de total de contenus téléchargés</text:p>
          </table:table-cell>
          <table:covered-table-cell/>
          <table:table-cell table:style-name="ce134" table:formula="of:=CONCATENATE([.$F$1];[.G68])" office:value-type="string" office:string-value="#E516">
            <text:p>#E516</text:p>
          </table:table-cell>
          <table:table-cell table:style-name="ce153" office:value-type="string">
            <text:p>E516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Publications en série électroniques</text:p>
          </table:table-cell>
          <table:table-cell table:style-name="ce134" table:formula="of:=CONCATENATE([.$F$1];[.C69])" office:value-type="string" office:string-value="#E517">
            <text:p>#E517</text:p>
          </table:table-cell>
          <table:table-cell table:style-name="ce96" office:value-type="string">
            <text:p>E517</text:p>
          </table:table-cell>
          <table:table-cell table:style-name="ce102" office:value-type="string" table:number-columns-spanned="2" table:number-rows-spanned="1">
            <text:p>Nombre de contenus téléchargés</text:p>
          </table:table-cell>
          <table:covered-table-cell/>
          <table:table-cell table:style-name="ce134" table:formula="of:=CONCATENATE([.$F$1];[.G69])" office:value-type="string" office:string-value="#E518">
            <text:p>#E518</text:p>
          </table:table-cell>
          <table:table-cell table:style-name="ce153" office:value-type="string">
            <text:p>E518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Documents numériques</text:p>
          </table:table-cell>
          <table:table-cell table:style-name="ce134" table:formula="of:=CONCATENATE([.$F$1];[.C70])" office:value-type="string" office:string-value="#E519">
            <text:p>#E519</text:p>
          </table:table-cell>
          <table:table-cell table:style-name="ce96" office:value-type="string">
            <text:p>E519</text:p>
          </table:table-cell>
          <table:table-cell table:style-name="ce102" office:value-type="string" table:number-columns-spanned="2" table:number-rows-spanned="1">
            <text:p>Nombre de contenus téléchargés</text:p>
          </table:table-cell>
          <table:covered-table-cell/>
          <table:table-cell table:style-name="ce134" table:formula="of:=CONCATENATE([.$F$1];[.G70])" office:value-type="string" office:string-value="#E520">
            <text:p>#E520</text:p>
          </table:table-cell>
          <table:table-cell table:style-name="ce153" office:value-type="string">
            <text:p>E520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dont textes</text:p>
          </table:table-cell>
          <table:table-cell table:style-name="ce134" table:formula="of:=CONCATENATE([.$F$1];[.C71])" office:value-type="string" office:string-value="#E521">
            <text:p>#E521</text:p>
          </table:table-cell>
          <table:table-cell table:style-name="ce96" office:value-type="string">
            <text:p>E521</text:p>
          </table:table-cell>
          <table:table-cell table:style-name="ce102" office:value-type="string" table:number-columns-spanned="2" table:number-rows-spanned="1">
            <text:p>Nombre de contenus téléchargés</text:p>
          </table:table-cell>
          <table:covered-table-cell/>
          <table:table-cell table:style-name="ce134" table:formula="of:=CONCATENATE([.$F$1];[.G71])" office:value-type="string" office:string-value="#E522">
            <text:p>#E522</text:p>
          </table:table-cell>
          <table:table-cell table:style-name="ce153" office:value-type="string">
            <text:p>E522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dont images</text:p>
          </table:table-cell>
          <table:table-cell table:style-name="ce134" table:formula="of:=CONCATENATE([.$F$1];[.C72])" office:value-type="string" office:string-value="#E523">
            <text:p>#E523</text:p>
          </table:table-cell>
          <table:table-cell table:style-name="ce96" office:value-type="string">
            <text:p>E523</text:p>
          </table:table-cell>
          <table:table-cell table:style-name="ce102" office:value-type="string" table:number-columns-spanned="2" table:number-rows-spanned="1">
            <text:p>Nombre de contenus téléchargés</text:p>
          </table:table-cell>
          <table:covered-table-cell/>
          <table:table-cell table:style-name="ce134" table:formula="of:=CONCATENATE([.$F$1];[.G72])" office:value-type="string" office:string-value="#E524">
            <text:p>#E524</text:p>
          </table:table-cell>
          <table:table-cell table:style-name="ce153" office:value-type="string">
            <text:p>E524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dont documents audiovisuels (sons, vidéos)</text:p>
          </table:table-cell>
          <table:table-cell table:style-name="ce134" table:formula="of:=CONCATENATE([.$F$1];[.C73])" office:value-type="string" office:string-value="#E525">
            <text:p>#E525</text:p>
          </table:table-cell>
          <table:table-cell table:style-name="ce96" office:value-type="string">
            <text:p>E525</text:p>
          </table:table-cell>
          <table:table-cell table:style-name="ce102" office:value-type="string" table:number-columns-spanned="2" table:number-rows-spanned="1">
            <text:p>Nombre de contenus téléchargés</text:p>
          </table:table-cell>
          <table:covered-table-cell/>
          <table:table-cell table:style-name="ce134" table:formula="of:=CONCATENATE([.$F$1];[.G73])" office:value-type="string" office:string-value="#E526">
            <text:p>#E526</text:p>
          </table:table-cell>
          <table:table-cell table:style-name="ce153" office:value-type="string">
            <text:p>E526</text:p>
          </table:table-cell>
          <table:table-cell table:number-columns-repeated="2"/>
        </table:table-row>
        <table:table-row table:style-name="ro13">
          <table:table-cell table:style-name="ce127" office:value-type="string">
            <text:p>Bases de données</text:p>
          </table:table-cell>
          <table:table-cell table:style-name="ce134" table:formula="of:=CONCATENATE([.$F$1];[.C74])" office:value-type="string" office:string-value="#E527">
            <text:p>#E527</text:p>
          </table:table-cell>
          <table:table-cell table:style-name="ce96" office:value-type="string">
            <text:p>E527</text:p>
          </table:table-cell>
          <table:table-cell table:style-name="ce102" office:value-type="string" table:number-columns-spanned="2" table:number-rows-spanned="1">
            <text:p>Nombre de sessions</text:p>
          </table:table-cell>
          <table:covered-table-cell/>
          <table:table-cell table:style-name="ce134" table:formula="of:=CONCATENATE([.$F$1];[.G74])" office:value-type="string" office:string-value="#E528">
            <text:p>#E528</text:p>
          </table:table-cell>
          <table:table-cell table:style-name="ce153" office:value-type="string">
            <text:p>E528</text:p>
          </table:table-cell>
          <table:table-cell table:number-columns-repeated="2"/>
        </table:table-row>
        <table:table-row table:style-name="ro13">
          <table:table-cell table:style-name="ce129" office:value-type="string">
            <text:p>Accès à internet dans la bibliothèque</text:p>
          </table:table-cell>
          <table:table-cell table:style-name="ce134" table:formula="of:=CONCATENATE([.$F$1];[.C75])" office:value-type="string" office:string-value="#E529">
            <text:p>#E529</text:p>
          </table:table-cell>
          <table:table-cell table:style-name="ce136" office:value-type="string">
            <text:p>E529</text:p>
          </table:table-cell>
          <table:table-cell table:style-name="ce142" office:value-type="string" table:number-columns-spanned="2" table:number-rows-spanned="1">
            <text:p>Nombre de sessions</text:p>
          </table:table-cell>
          <table:covered-table-cell/>
          <table:table-cell table:style-name="ce134" table:formula="of:=CONCATENATE([.$F$1];[.G75])" office:value-type="string" office:string-value="#E530">
            <text:p>#E530</text:p>
          </table:table-cell>
          <table:table-cell table:style-name="ce154" office:value-type="string">
            <text:p>E530</text:p>
          </table:table-cell>
          <table:table-cell table:number-columns-repeated="2"/>
        </table:table-row>
        <table:table-row table:style-name="ro13" table:number-rows-repeated="65460">
          <table:table-cell table:number-columns-repeated="9"/>
        </table:table-row>
        <table:table-row table:style-name="ro13">
          <table:table-cell table:number-columns-repeated="9"/>
        </table:table-row>
      </table:table>
      <table:table table:name="F Budget" table:style-name="ta1" table:print="false">
        <table:table-column table:style-name="co29" table:default-cell-style-name="ce124"/>
        <table:table-column table:style-name="co1" table:default-cell-style-name="ce93"/>
        <table:table-column table:style-name="co1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row table:style-name="ro17">
          <table:table-cell table:style-name="ce80" office:value-type="string">
            <text:p>*F – Budget </text:p>
          </table:table-cell>
          <table:table-cell table:style-name="Default" office:value-type="string">
            <text:p>#</text:p>
          </table:table-cell>
          <table:table-cell table:number-columns-repeated="4"/>
        </table:table-row>
        <table:table-row table:style-name="ro13">
          <table:table-cell table:style-name="ce160" office:value-type="string">
            <text:p>****Toutes les valeurs doivent être exprimées en euros, sans décimales.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160"/>
          <table:table-cell table:style-name="Default"/>
          <table:table-cell table:number-columns-repeated="4"/>
        </table:table-row>
        <table:table-row table:style-name="ro10">
          <table:table-cell table:style-name="ce54" office:value-type="string">
            <text:p>**F1 – Dépenses d'investissement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161"/>
          <table:table-cell table:style-name="ce171" table:number-columns-repeated="4"/>
          <table:table-cell table:style-name="ce179"/>
        </table:table-row>
        <table:table-row table:style-name="ro13">
          <table:table-cell office:value-type="string">
            <text:p>Total des dépenses</text:p>
          </table:table-cell>
          <table:table-cell table:formula="of:=CONCATENATE([.$B$1];[.C6])" office:value-type="string" office:string-value="#F101">
            <text:p>#F101</text:p>
          </table:table-cell>
          <table:table-cell table:style-name="ce173" office:value-type="string">
            <text:p>F101</text:p>
          </table:table-cell>
          <table:table-cell table:style-name="ce89" office:value-type="string">
            <text:p>Terrains, bâtiments</text:p>
          </table:table-cell>
          <table:table-cell table:style-name="ce93" table:formula="of:=CONCATENATE([.$B$1];[.F6])" office:value-type="string" office:string-value="#F102">
            <text:p>#F102</text:p>
          </table:table-cell>
          <table:table-cell table:style-name="ce181" office:value-type="string">
            <text:p>F102</text:p>
          </table:table-cell>
        </table:table-row>
        <table:table-row table:style-name="ro13">
          <table:table-cell office:value-type="string">
            <text:p>Informatique (matériel et logiciels)</text:p>
          </table:table-cell>
          <table:table-cell table:formula="of:=CONCATENATE([.$B$1];[.C7])" office:value-type="string" office:string-value="#F103">
            <text:p>#F103</text:p>
          </table:table-cell>
          <table:table-cell table:style-name="ce173" office:value-type="string">
            <text:p>F103</text:p>
          </table:table-cell>
          <table:table-cell table:style-name="ce89" office:value-type="string">
            <text:p>Véhicules</text:p>
          </table:table-cell>
          <table:table-cell table:style-name="ce93" table:formula="of:=CONCATENATE([.$B$1];[.F7])" office:value-type="string" office:string-value="#F104">
            <text:p>#F104</text:p>
          </table:table-cell>
          <table:table-cell table:style-name="ce181" office:value-type="string">
            <text:p>F104</text:p>
          </table:table-cell>
        </table:table-row>
        <table:table-row table:style-name="ro13">
          <table:table-cell table:style-name="ce125" office:value-type="string">
            <text:p>Autres (mobilier, équipements)</text:p>
          </table:table-cell>
          <table:table-cell table:formula="of:=CONCATENATE([.$B$1];[.C8])" office:value-type="string" office:string-value="#F105">
            <text:p>#F105</text:p>
          </table:table-cell>
          <table:table-cell table:style-name="ce174" office:value-type="string">
            <text:p>F105</text:p>
          </table:table-cell>
          <table:table-cell table:style-name="ce176" office:value-type="string">
            <text:p>Documents</text:p>
          </table:table-cell>
          <table:table-cell table:style-name="ce93" table:formula="of:=CONCATENATE([.$B$1];[.F8])" office:value-type="string" office:string-value="#F106">
            <text:p>#F106</text:p>
          </table:table-cell>
          <table:table-cell table:style-name="ce182" office:value-type="string">
            <text:p>F106</text:p>
          </table:table-cell>
        </table:table-row>
        <table:table-row table:style-name="ro13">
          <table:table-cell table:style-name="ce162"/>
          <table:table-cell table:style-name="Default"/>
          <table:table-cell table:number-columns-repeated="4"/>
        </table:table-row>
        <table:table-row table:style-name="ro13">
          <table:table-cell table:style-name="ce163" office:value-type="string">
            <text:p>***Dépenses de fonctionnement</text:p>
          </table:table-cell>
          <table:table-cell table:style-name="Default"/>
          <table:table-cell table:number-columns-repeated="4"/>
        </table:table-row>
        <table:table-row table:style-name="ro13" table:number-rows-repeated="2">
          <table:table-cell table:style-name="ce164"/>
          <table:table-cell table:style-name="Default"/>
          <table:table-cell table:number-columns-repeated="4"/>
        </table:table-row>
        <table:table-row table:style-name="ro10">
          <table:table-cell table:style-name="ce54" office:value-type="string">
            <text:p>**F2 – Dépenses pour le personnel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161"/>
          <table:table-cell table:style-name="ce172" table:number-columns-repeated="3"/>
          <table:table-cell table:style-name="ce179" table:number-columns-spanned="2" table:number-rows-spanned="1"/>
          <table:covered-table-cell/>
        </table:table-row>
        <table:table-row table:style-name="ro13">
          <table:table-cell table:style-name="ce125" office:value-type="string">
            <text:p>Dépense totale</text:p>
          </table:table-cell>
          <table:table-cell table:formula="of:=CONCATENATE([.$B$1];[.C15])" office:value-type="string" office:string-value="#F201">
            <text:p>#F201</text:p>
          </table:table-cell>
          <table:table-cell table:style-name="ce136" office:value-type="string">
            <text:p>F201</text:p>
          </table:table-cell>
          <table:table-cell table:style-name="ce140" office:value-type="string">
            <text:p>Formation des personnels</text:p>
          </table:table-cell>
          <table:table-cell table:style-name="ce93" table:formula="of:=CONCATENATE([.$B$1];[.F15])" office:value-type="string" office:string-value="#F202">
            <text:p>#F202</text:p>
          </table:table-cell>
          <table:table-cell table:style-name="ce182" office:value-type="string">
            <text:p>F202</text:p>
          </table:table-cell>
        </table:table-row>
        <table:table-row table:style-name="ro13">
          <table:table-cell table:style-name="ce165"/>
          <table:table-cell/>
          <table:table-cell table:style-name="ce136"/>
          <table:table-cell table:style-name="ce140"/>
          <table:table-cell table:style-name="ce93"/>
          <table:table-cell table:style-name="ce182"/>
        </table:table-row>
        <table:table-row table:style-name="ro13">
          <table:table-cell table:style-name="ce84"/>
          <table:table-cell/>
          <table:table-cell table:style-name="ce98"/>
          <table:table-cell table:style-name="ce99"/>
          <table:table-cell table:style-name="ce93"/>
          <table:table-cell table:style-name="ce112"/>
        </table:table-row>
        <table:table-row table:style-name="ro10">
          <table:table-cell table:style-name="ce54" office:value-type="string">
            <text:p>**F3 – Dépenses d'acquisitions documentaires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121" table:number-columns-spanned="2" table:number-rows-spanned="1"/>
          <table:covered-table-cell table:style-name="Default"/>
          <table:table-cell table:style-name="ce172"/>
          <table:table-cell table:style-name="ce172" table:number-columns-spanned="2" table:number-rows-spanned="1"/>
          <table:covered-table-cell/>
          <table:table-cell table:style-name="ce179"/>
        </table:table-row>
        <table:table-row table:style-name="ro13">
          <table:table-cell table:style-name="ce166" office:value-type="string" table:number-columns-spanned="2" table:number-rows-spanned="1">
            <text:p>Documents <text:s/>imprimés et sur support</text:p>
          </table:table-cell>
          <table:covered-table-cell table:style-name="Default"/>
          <table:table-cell table:style-name="ce175"/>
          <table:table-cell table:style-name="ce177" office:value-type="string" table:number-columns-spanned="2" table:number-rows-spanned="1">
            <text:p>Collection électronique</text:p>
          </table:table-cell>
          <table:covered-table-cell/>
          <table:table-cell table:style-name="ce183"/>
        </table:table-row>
        <table:table-row table:style-name="ro13">
          <table:table-cell office:value-type="string">
            <text:p>Livres imprimés</text:p>
          </table:table-cell>
          <table:table-cell table:formula="of:=CONCATENATE([.$B$1];[.C21])" office:value-type="string" office:string-value="#F301">
            <text:p>#F301</text:p>
          </table:table-cell>
          <table:table-cell table:style-name="ce96" office:value-type="string">
            <text:p>F301</text:p>
          </table:table-cell>
          <table:table-cell table:style-name="ce89" office:value-type="string">
            <text:p>Livres électroniques</text:p>
          </table:table-cell>
          <table:table-cell table:style-name="ce93" table:formula="of:=CONCATENATE([.$B$1];[.F21])" office:value-type="string" office:string-value="#F302">
            <text:p>#F302</text:p>
          </table:table-cell>
          <table:table-cell table:style-name="ce153" office:value-type="string">
            <text:p>F302</text:p>
          </table:table-cell>
        </table:table-row>
        <table:table-row table:style-name="ro13">
          <table:table-cell office:value-type="string">
            <text:p>Publications en série imprimées</text:p>
          </table:table-cell>
          <table:table-cell table:formula="of:=CONCATENATE([.$B$1];[.C22])" office:value-type="string" office:string-value="#F303">
            <text:p>#F303</text:p>
          </table:table-cell>
          <table:table-cell table:style-name="ce96" office:value-type="string">
            <text:p>F303</text:p>
          </table:table-cell>
          <table:table-cell table:style-name="ce89" office:value-type="string">
            <text:p>Publications en série électroniques</text:p>
          </table:table-cell>
          <table:table-cell table:style-name="ce93" table:formula="of:=CONCATENATE([.$B$1];[.F22])" office:value-type="string" office:string-value="#F304">
            <text:p>#F304</text:p>
          </table:table-cell>
          <table:table-cell table:style-name="ce153" office:value-type="string">
            <text:p>F304</text:p>
          </table:table-cell>
        </table:table-row>
        <table:table-row table:style-name="ro13">
          <table:table-cell office:value-type="string">
            <text:p>Documents sonores sur support</text:p>
          </table:table-cell>
          <table:table-cell table:formula="of:=CONCATENATE([.$B$1];[.C23])" office:value-type="string" office:string-value="#F305">
            <text:p>#F305</text:p>
          </table:table-cell>
          <table:table-cell table:style-name="ce96" office:value-type="string">
            <text:p>F305</text:p>
          </table:table-cell>
          <table:table-cell table:style-name="ce89" office:value-type="string">
            <text:p>Documents sonores en réseau</text:p>
          </table:table-cell>
          <table:table-cell table:style-name="ce93" table:formula="of:=CONCATENATE([.$B$1];[.F23])" office:value-type="string" office:string-value="#F306">
            <text:p>#F306</text:p>
          </table:table-cell>
          <table:table-cell table:style-name="ce153" office:value-type="string">
            <text:p>F306</text:p>
          </table:table-cell>
        </table:table-row>
        <table:table-row table:style-name="ro13">
          <table:table-cell office:value-type="string">
            <text:p>Documents vidéo sur support</text:p>
          </table:table-cell>
          <table:table-cell table:formula="of:=CONCATENATE([.$B$1];[.C24])" office:value-type="string" office:string-value="#F307">
            <text:p>#F307</text:p>
          </table:table-cell>
          <table:table-cell table:style-name="ce96" office:value-type="string">
            <text:p>F307</text:p>
          </table:table-cell>
          <table:table-cell table:style-name="ce89" office:value-type="string">
            <text:p>Documents vidéo en réseau</text:p>
          </table:table-cell>
          <table:table-cell table:style-name="ce93" table:formula="of:=CONCATENATE([.$B$1];[.F24])" office:value-type="string" office:string-value="#F308">
            <text:p>#F308</text:p>
          </table:table-cell>
          <table:table-cell table:style-name="ce153" office:value-type="string">
            <text:p>F308</text:p>
          </table:table-cell>
        </table:table-row>
        <table:table-row table:style-name="ro13">
          <table:table-cell office:value-type="string">
            <text:p>Autres documents non électroniques</text:p>
          </table:table-cell>
          <table:table-cell table:formula="of:=CONCATENATE([.$B$1];[.C25])" office:value-type="string" office:string-value="#F309">
            <text:p>#F309</text:p>
          </table:table-cell>
          <table:table-cell table:style-name="ce96" office:value-type="string">
            <text:p>F309</text:p>
          </table:table-cell>
          <table:table-cell table:style-name="ce89" office:value-type="string">
            <text:p>Bases de données</text:p>
          </table:table-cell>
          <table:table-cell table:style-name="ce93" table:formula="of:=CONCATENATE([.$B$1];[.F25])" office:value-type="string" office:string-value="#F310">
            <text:p>#F310</text:p>
          </table:table-cell>
          <table:table-cell table:style-name="ce153" office:value-type="string">
            <text:p>F310</text:p>
          </table:table-cell>
        </table:table-row>
        <table:table-row table:style-name="ro13">
          <table:table-cell table:number-columns-repeated="2"/>
          <table:table-cell table:style-name="ce92"/>
          <table:table-cell table:style-name="ce89" office:value-type="string">
            <text:p>Fichiers informatiques</text:p>
          </table:table-cell>
          <table:table-cell table:style-name="ce93" table:formula="of:=CONCATENATE([.$B$1];[.F26])" office:value-type="string" office:string-value="#F311">
            <text:p>#F311</text:p>
          </table:table-cell>
          <table:table-cell table:style-name="ce153" office:value-type="string">
            <text:p>F311</text:p>
          </table:table-cell>
        </table:table-row>
        <table:table-row table:style-name="ro13">
          <table:table-cell table:style-name="ce125" office:value-type="string">
            <text:p>Total documents imprimés et sur support</text:p>
          </table:table-cell>
          <table:table-cell table:formula="of:=CONCATENATE([.$B$1];[.C27])" office:value-type="string" office:string-value="#F312">
            <text:p>#F312</text:p>
          </table:table-cell>
          <table:table-cell table:style-name="ce136" office:value-type="string">
            <text:p>F312</text:p>
          </table:table-cell>
          <table:table-cell table:style-name="ce176" office:value-type="string">
            <text:p>Total collection électronique</text:p>
          </table:table-cell>
          <table:table-cell table:style-name="ce93" table:formula="of:=CONCATENATE([.$B$1];[.F27])" office:value-type="string" office:string-value="#F313">
            <text:p>#F313</text:p>
          </table:table-cell>
          <table:table-cell table:style-name="ce154" office:value-type="string">
            <text:p>F313</text:p>
          </table:table-cell>
        </table:table-row>
        <table:table-row table:style-name="ro13">
          <table:table-cell table:style-name="ce125"/>
          <table:table-cell/>
          <table:table-cell table:style-name="ce136"/>
          <table:table-cell table:style-name="ce176"/>
          <table:table-cell table:style-name="ce93"/>
          <table:table-cell table:style-name="ce154"/>
        </table:table-row>
        <table:table-row table:style-name="ro10">
          <table:table-cell table:style-name="ce54" office:value-type="string">
            <text:p>**F4 – Dépenses d'entretien des collections patrimoniales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161"/>
          <table:table-cell table:style-name="ce172" table:number-columns-repeated="3"/>
          <table:table-cell table:style-name="ce179" table:number-columns-spanned="2" table:number-rows-spanned="1"/>
          <table:covered-table-cell/>
        </table:table-row>
        <table:table-row table:style-name="ro13">
          <table:table-cell office:value-type="string">
            <text:p>Reliure, conservation préventive et curative</text:p>
          </table:table-cell>
          <table:table-cell table:formula="of:=CONCATENATE([.$B$1];[.C31])" office:value-type="string" office:string-value="#F401">
            <text:p>#F401</text:p>
          </table:table-cell>
          <table:table-cell table:style-name="ce96" office:value-type="string">
            <text:p>F401</text:p>
          </table:table-cell>
          <table:table-cell table:style-name="ce95"/>
          <table:table-cell table:style-name="ce180" table:number-columns-spanned="2" table:number-rows-spanned="1"/>
          <table:covered-table-cell/>
        </table:table-row>
        <table:table-row table:style-name="ro13">
          <table:table-cell table:style-name="ce167" office:value-type="string">
            <text:p>Conversion sur support matériel</text:p>
          </table:table-cell>
          <table:table-cell table:formula="of:=CONCATENATE([.$B$1];[.C32])" office:value-type="string" office:string-value="#F402">
            <text:p>#F402</text:p>
          </table:table-cell>
          <table:table-cell table:style-name="ce136" office:value-type="string">
            <text:p>F402</text:p>
          </table:table-cell>
          <table:table-cell table:style-name="ce140" office:value-type="string">
            <text:p>Numérisation</text:p>
          </table:table-cell>
          <table:table-cell table:style-name="ce93" table:formula="of:=CONCATENATE([.$B$1];[.F32])" office:value-type="string" office:string-value="#F403">
            <text:p>#F403</text:p>
          </table:table-cell>
          <table:table-cell table:style-name="ce182" office:value-type="string">
            <text:p>F403</text:p>
          </table:table-cell>
        </table:table-row>
        <table:table-row table:style-name="ro13">
          <table:table-cell table:style-name="ce167"/>
          <table:table-cell/>
          <table:table-cell table:style-name="ce136"/>
          <table:table-cell table:style-name="ce140"/>
          <table:table-cell table:style-name="ce93"/>
          <table:table-cell table:style-name="ce182"/>
        </table:table-row>
        <table:table-row table:style-name="ro13">
          <table:table-cell table:style-name="ce99"/>
          <table:table-cell/>
          <table:table-cell table:style-name="ce98"/>
          <table:table-cell table:style-name="ce99"/>
          <table:table-cell table:style-name="ce93"/>
          <table:table-cell table:style-name="ce112"/>
        </table:table-row>
        <table:table-row table:style-name="ro10">
          <table:table-cell table:style-name="ce54" office:value-type="string">
            <text:p>**F5 – Dépenses spécifiques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168"/>
          <table:table-cell table:style-name="ce172" table:number-columns-repeated="2"/>
          <table:table-cell table:style-name="ce178"/>
          <table:table-cell table:style-name="ce172"/>
          <table:table-cell table:style-name="ce179"/>
        </table:table-row>
        <table:table-row table:style-name="ro13">
          <table:table-cell office:value-type="string">
            <text:p>Total</text:p>
          </table:table-cell>
          <table:table-cell table:formula="of:=CONCATENATE([.$B$1];[.C37])" office:value-type="string" office:string-value="#F501">
            <text:p>#F501</text:p>
          </table:table-cell>
          <table:table-cell table:style-name="ce96" office:value-type="string">
            <text:p>F501</text:p>
          </table:table-cell>
          <table:table-cell table:style-name="ce89" office:value-type="string">
            <text:p>Action culturelle</text:p>
          </table:table-cell>
          <table:table-cell table:style-name="ce93" table:formula="of:=CONCATENATE([.$B$1];[.F37])" office:value-type="string" office:string-value="#F502">
            <text:p>#F502</text:p>
          </table:table-cell>
          <table:table-cell table:style-name="ce153" office:value-type="string">
            <text:p>F502</text:p>
          </table:table-cell>
        </table:table-row>
        <table:table-row table:style-name="ro13">
          <table:table-cell office:value-type="string">
            <text:p>Achats de notices</text:p>
          </table:table-cell>
          <table:table-cell table:formula="of:=CONCATENATE([.$B$1];[.C38])" office:value-type="string" office:string-value="#F503">
            <text:p>#F503</text:p>
          </table:table-cell>
          <table:table-cell table:style-name="ce96" office:value-type="string">
            <text:p>F503</text:p>
          </table:table-cell>
          <table:table-cell table:style-name="ce89" office:value-type="string">
            <text:p>Dépenses informatiques</text:p>
          </table:table-cell>
          <table:table-cell table:style-name="ce93" table:formula="of:=CONCATENATE([.$B$1];[.F38])" office:value-type="string" office:string-value="#F504">
            <text:p>#F504</text:p>
          </table:table-cell>
          <table:table-cell table:style-name="ce153" office:value-type="string">
            <text:p>F504</text:p>
          </table:table-cell>
        </table:table-row>
        <table:table-row table:style-name="ro13">
          <table:table-cell office:value-type="string">
            <text:p>Fournitures</text:p>
          </table:table-cell>
          <table:table-cell table:formula="of:=CONCATENATE([.$B$1];[.C39])" office:value-type="string" office:string-value="#F505">
            <text:p>#F505</text:p>
          </table:table-cell>
          <table:table-cell table:style-name="ce96" office:value-type="string">
            <text:p>F505</text:p>
          </table:table-cell>
          <table:table-cell table:style-name="ce89" office:value-type="string">
            <text:p>Études</text:p>
          </table:table-cell>
          <table:table-cell table:style-name="ce93" table:formula="of:=CONCATENATE([.$B$1];[.F39])" office:value-type="string" office:string-value="#F506">
            <text:p>#F506</text:p>
          </table:table-cell>
          <table:table-cell table:style-name="ce153" office:value-type="string">
            <text:p>F506</text:p>
          </table:table-cell>
        </table:table-row>
        <table:table-row table:style-name="ro13">
          <table:table-cell table:style-name="ce125" office:value-type="string">
            <text:p>Équipement</text:p>
          </table:table-cell>
          <table:table-cell table:formula="of:=CONCATENATE([.$B$1];[.C40])" office:value-type="string" office:string-value="#F507">
            <text:p>#F507</text:p>
          </table:table-cell>
          <table:table-cell table:style-name="ce136" office:value-type="string">
            <text:p>F507</text:p>
          </table:table-cell>
          <table:table-cell table:style-name="ce176" office:value-type="string">
            <text:p>Communication</text:p>
          </table:table-cell>
          <table:table-cell table:style-name="ce93" table:formula="of:=CONCATENATE([.$B$1];[.F40])" office:value-type="string" office:string-value="#F508">
            <text:p>#F508</text:p>
          </table:table-cell>
          <table:table-cell table:style-name="ce154" office:value-type="string">
            <text:p>F508</text:p>
          </table:table-cell>
        </table:table-row>
        <table:table-row table:style-name="ro13">
          <table:table-cell table:style-name="ce169"/>
          <table:table-cell table:style-name="Default"/>
          <table:table-cell table:number-columns-repeated="4"/>
        </table:table-row>
        <table:table-row table:style-name="ro13">
          <table:table-cell table:style-name="ce163" office:value-type="string">
            <text:p>***Recettes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164"/>
          <table:table-cell table:style-name="Default"/>
          <table:table-cell table:number-columns-repeated="4"/>
        </table:table-row>
        <table:table-row table:style-name="ro10">
          <table:table-cell table:style-name="ce54" office:value-type="string">
            <text:p>**F6 – Ressources propres et subventions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170" table:number-columns-spanned="3" table:number-rows-spanned="1"/>
          <table:covered-table-cell table:style-name="Default"/>
          <table:covered-table-cell/>
          <table:table-cell table:number-columns-repeated="3"/>
        </table:table-row>
        <table:table-row table:style-name="ro13">
          <table:table-cell office:value-type="string">
            <text:p>Subventions d'origine publique</text:p>
          </table:table-cell>
          <table:table-cell table:formula="of:=CONCATENATE([.$B$1];[.C46])" office:value-type="string" office:string-value="#F601">
            <text:p>#F601</text:p>
          </table:table-cell>
          <table:table-cell table:style-name="ce153" office:value-type="string">
            <text:p>F60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3">
          <table:table-cell office:value-type="string">
            <text:p>Autres fonds d'origine privée (sociétés, particuliers, ...)</text:p>
          </table:table-cell>
          <table:table-cell table:formula="of:=CONCATENATE([.$B$1];[.C47])" office:value-type="string" office:string-value="#F602">
            <text:p>#F602</text:p>
          </table:table-cell>
          <table:table-cell table:style-name="ce153" office:value-type="string">
            <text:p>F602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3">
          <table:table-cell office:value-type="string">
            <text:p>Recettes propres</text:p>
          </table:table-cell>
          <table:table-cell table:formula="of:=CONCATENATE([.$B$1];[.C48])" office:value-type="string" office:string-value="#F603">
            <text:p>#F603</text:p>
          </table:table-cell>
          <table:table-cell table:style-name="ce153" office:value-type="string">
            <text:p>F603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3">
          <table:table-cell office:value-type="string">
            <text:p>dont droits d'inscription</text:p>
          </table:table-cell>
          <table:table-cell table:formula="of:=CONCATENATE([.$B$1];[.C49])" office:value-type="string" office:string-value="#F604">
            <text:p>#F604</text:p>
          </table:table-cell>
          <table:table-cell table:style-name="ce153" office:value-type="string">
            <text:p>F604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3">
          <table:table-cell table:style-name="ce125" office:value-type="string">
            <text:p>dont d'usage pour les services de la bibliothèque</text:p>
          </table:table-cell>
          <table:table-cell table:formula="of:=CONCATENATE([.$B$1];[.C50])" office:value-type="string" office:string-value="#F605">
            <text:p>#F605</text:p>
          </table:table-cell>
          <table:table-cell table:style-name="ce154" office:value-type="string">
            <text:p>F605</text:p>
          </table:table-cell>
          <table:table-cell office:value-type="string">
            <text:p>-</text:p>
          </table:table-cell>
          <table:table-cell table:number-columns-repeated="2"/>
        </table:table-row>
      </table:table>
      <table:table table:name="G Personnel et formation" table:style-name="ta1" table:print="false">
        <table:table-column table:style-name="co31" table:default-cell-style-name="Default"/>
        <table:table-column table:style-name="co1" table:number-columns-repeated="4" table:default-cell-style-name="Default"/>
        <table:table-column table:style-name="co1" table:default-cell-style-name="ce101"/>
        <table:table-column table:style-name="co1" table:default-cell-style-name="Default"/>
        <table:table-row table:style-name="ro17">
          <table:table-cell table:style-name="ce80" office:value-type="string">
            <text:p>*G - Personnel et formation</text:p>
          </table:table-cell>
          <table:table-cell office:value-type="string">
            <text:p>#</text:p>
          </table:table-cell>
          <table:table-cell table:number-columns-repeated="5"/>
        </table:table-row>
        <table:table-row table:style-name="ro17">
          <table:table-cell table:style-name="ce80"/>
          <table:table-cell table:number-columns-repeated="6"/>
        </table:table-row>
        <table:table-row table:style-name="ro10">
          <table:table-cell table:style-name="ce54" office:value-type="string">
            <text:p>**G1 – Personnel</text:p>
          </table:table-cell>
          <table:table-cell table:number-columns-repeated="6"/>
        </table:table-row>
        <table:table-row table:style-name="ro13">
          <table:table-cell table:style-name="ce121"/>
          <table:table-cell table:style-name="ce132" table:number-columns-repeated="4"/>
          <table:table-cell table:style-name="ce150"/>
          <table:table-cell table:style-name="ce184"/>
        </table:table-row>
        <table:table-row table:style-name="ro13">
          <table:table-cell table:style-name="ce124"/>
          <table:table-cell table:style-name="ce92" office:value-type="string">
            <text:p>Personnes</text:p>
          </table:table-cell>
          <table:table-cell table:style-name="ce92"/>
          <table:table-cell table:style-name="ce92" office:value-type="string">
            <text:p>ETPT</text:p>
          </table:table-cell>
          <table:table-cell table:style-name="ce92"/>
          <table:table-cell table:style-name="ce102"/>
          <table:table-cell table:style-name="ce188"/>
        </table:table-row>
        <table:table-row table:style-name="ro13">
          <table:table-cell table:style-name="ce124" office:value-type="string">
            <text:p>Nombre total d'agents</text:p>
          </table:table-cell>
          <table:table-cell table:style-name="ce93" table:formula="of:=CONCATENATE([.$B$1];[.C6])" office:value-type="string" office:string-value="#G101">
            <text:p>#G101</text:p>
          </table:table-cell>
          <table:table-cell table:style-name="ce96" office:value-type="string">
            <text:p>G101</text:p>
          </table:table-cell>
          <table:table-cell table:style-name="ce93" table:formula="of:=CONCATENATE([.$B$1];[.E6])" office:value-type="string" office:string-value="#G102">
            <text:p>#G102</text:p>
          </table:table-cell>
          <table:table-cell table:style-name="ce96" office:value-type="string">
            <text:p>G102</text:p>
          </table:table-cell>
          <table:table-cell table:style-name="ce102"/>
          <table:table-cell table:style-name="ce188"/>
        </table:table-row>
        <table:table-row table:style-name="ro13">
          <table:table-cell table:style-name="ce124" office:value-type="string">
            <text:p>Professionnels de la filière culture</text:p>
          </table:table-cell>
          <table:table-cell table:style-name="ce93"/>
          <table:table-cell table:style-name="ce92"/>
          <table:table-cell table:style-name="ce93"/>
          <table:table-cell table:style-name="ce92"/>
          <table:table-cell table:style-name="ce102"/>
          <table:table-cell table:style-name="ce188"/>
        </table:table-row>
        <table:table-row table:style-name="ro13">
          <table:table-cell table:style-name="ce124" office:value-type="string">
            <text:p>Conservateurs</text:p>
          </table:table-cell>
          <table:table-cell table:style-name="ce93" table:formula="of:=CONCATENATE([.$B$1];[.C8])" office:value-type="string" office:string-value="#G103">
            <text:p>#G103</text:p>
          </table:table-cell>
          <table:table-cell table:style-name="ce96" office:value-type="string">
            <text:p>G103</text:p>
          </table:table-cell>
          <table:table-cell table:style-name="ce93" table:formula="of:=CONCATENATE([.$B$1];[.E8])" office:value-type="string" office:string-value="#G104">
            <text:p>#G104</text:p>
          </table:table-cell>
          <table:table-cell table:style-name="ce96" office:value-type="string">
            <text:p>G104</text:p>
          </table:table-cell>
          <table:table-cell table:style-name="ce102"/>
          <table:table-cell table:style-name="ce188"/>
        </table:table-row>
        <table:table-row table:style-name="ro13">
          <table:table-cell table:style-name="ce124" office:value-type="string">
            <text:p>Bibliothécaires ou attachés de conservation</text:p>
          </table:table-cell>
          <table:table-cell table:style-name="ce93" table:formula="of:=CONCATENATE([.$B$1];[.C9])" office:value-type="string" office:string-value="#G105">
            <text:p>#G105</text:p>
          </table:table-cell>
          <table:table-cell table:style-name="ce96" office:value-type="string">
            <text:p>G105</text:p>
          </table:table-cell>
          <table:table-cell table:style-name="ce93" table:formula="of:=CONCATENATE([.$B$1];[.E9])" office:value-type="string" office:string-value="#G106">
            <text:p>#G106</text:p>
          </table:table-cell>
          <table:table-cell table:style-name="ce96" office:value-type="string">
            <text:p>G106</text:p>
          </table:table-cell>
          <table:table-cell table:style-name="ce102"/>
          <table:table-cell table:style-name="ce188"/>
        </table:table-row>
        <table:table-row table:style-name="ro13">
          <table:table-cell table:style-name="ce124" office:value-type="string">
            <text:p>Assistants qualifiés de conservation</text:p>
          </table:table-cell>
          <table:table-cell table:style-name="ce93" table:formula="of:=CONCATENATE([.$B$1];[.C10])" office:value-type="string" office:string-value="#G107">
            <text:p>#G107</text:p>
          </table:table-cell>
          <table:table-cell table:style-name="ce96" office:value-type="string">
            <text:p>G107</text:p>
          </table:table-cell>
          <table:table-cell table:style-name="ce93" table:formula="of:=CONCATENATE([.$B$1];[.E10])" office:value-type="string" office:string-value="#G108">
            <text:p>#G108</text:p>
          </table:table-cell>
          <table:table-cell table:style-name="ce96" office:value-type="string">
            <text:p>G108</text:p>
          </table:table-cell>
          <table:table-cell table:style-name="ce102"/>
          <table:table-cell table:style-name="ce188"/>
        </table:table-row>
        <table:table-row table:style-name="ro19">
          <table:table-cell table:style-name="ce124" office:value-type="string">
            <text:p>Assistants de conservation</text:p>
          </table:table-cell>
          <table:table-cell table:style-name="ce93" table:formula="of:=CONCATENATE([.$B$1];[.C11])" office:value-type="string" office:string-value="#G109">
            <text:p>#G109</text:p>
          </table:table-cell>
          <table:table-cell table:style-name="ce96" office:value-type="string">
            <text:p>G109</text:p>
          </table:table-cell>
          <table:table-cell table:style-name="ce93" table:formula="of:=CONCATENATE([.$B$1];[.E11])" office:value-type="string" office:string-value="#G110">
            <text:p>#G110</text:p>
          </table:table-cell>
          <table:table-cell table:style-name="ce96" office:value-type="string">
            <text:p>G110</text:p>
          </table:table-cell>
          <table:table-cell table:style-name="ce102" office:value-type="string">
            <text:p>Dont qualifiés (en nombre d'agents)</text:p>
          </table:table-cell>
          <table:table-cell table:style-name="ce188"/>
        </table:table-row>
        <table:table-row table:style-name="ro13">
          <table:table-cell table:style-name="ce124" office:value-type="string">
            <text:p>Adjoints du patrimoine</text:p>
          </table:table-cell>
          <table:table-cell table:style-name="ce93" table:formula="of:=CONCATENATE([.$B$1];[.C12])" office:value-type="string" office:string-value="#G111">
            <text:p>#G111</text:p>
          </table:table-cell>
          <table:table-cell table:style-name="ce96" office:value-type="string">
            <text:p>G111</text:p>
          </table:table-cell>
          <table:table-cell table:style-name="ce93" table:formula="of:=CONCATENATE([.$B$1];[.E12])" office:value-type="string" office:string-value="#G112">
            <text:p>#G112</text:p>
          </table:table-cell>
          <table:table-cell table:style-name="ce96" office:value-type="string">
            <text:p>G112</text:p>
          </table:table-cell>
          <table:table-cell table:style-name="ce93" table:formula="of:=CONCATENATE([.$B$1];[.G12])" office:value-type="string" office:string-value="#G113">
            <text:p>#G113</text:p>
          </table:table-cell>
          <table:table-cell table:style-name="ce153" office:value-type="string">
            <text:p>G113</text:p>
          </table:table-cell>
        </table:table-row>
        <table:table-row table:style-name="ro13">
          <table:table-cell table:style-name="ce124" office:value-type="string">
            <text:p>Fonction publique autres filières</text:p>
          </table:table-cell>
          <table:table-cell table:style-name="ce93"/>
          <table:table-cell table:style-name="ce92"/>
          <table:table-cell table:style-name="ce93"/>
          <table:table-cell table:style-name="ce92"/>
          <table:table-cell table:style-name="ce93"/>
          <table:table-cell table:style-name="ce188"/>
        </table:table-row>
        <table:table-row table:style-name="ro13">
          <table:table-cell table:style-name="ce124" office:value-type="string">
            <text:p>Catégorie A</text:p>
          </table:table-cell>
          <table:table-cell table:style-name="ce93" table:formula="of:=CONCATENATE([.$B$1];[.C14])" office:value-type="string" office:string-value="#G114">
            <text:p>#G114</text:p>
          </table:table-cell>
          <table:table-cell table:style-name="ce96" office:value-type="string">
            <text:p>G114</text:p>
          </table:table-cell>
          <table:table-cell table:style-name="ce93" table:formula="of:=CONCATENATE([.$B$1];[.E14])" office:value-type="string" office:string-value="#G115">
            <text:p>#G115</text:p>
          </table:table-cell>
          <table:table-cell table:style-name="ce96" office:value-type="string">
            <text:p>G115</text:p>
          </table:table-cell>
          <table:table-cell table:style-name="ce93" table:formula="of:=CONCATENATE([.$B$1];[.G14])" office:value-type="string" office:string-value="#G116">
            <text:p>#G116</text:p>
          </table:table-cell>
          <table:table-cell table:style-name="ce153" office:value-type="string">
            <text:p>G116</text:p>
          </table:table-cell>
        </table:table-row>
        <table:table-row table:style-name="ro13">
          <table:table-cell table:style-name="ce124" office:value-type="string">
            <text:p>Catégorie B</text:p>
          </table:table-cell>
          <table:table-cell table:style-name="ce93" table:formula="of:=CONCATENATE([.$B$1];[.C15])" office:value-type="string" office:string-value="#G117">
            <text:p>#G117</text:p>
          </table:table-cell>
          <table:table-cell table:style-name="ce96" office:value-type="string">
            <text:p>G117</text:p>
          </table:table-cell>
          <table:table-cell table:style-name="ce93" table:formula="of:=CONCATENATE([.$B$1];[.E15])" office:value-type="string" office:string-value="#G118">
            <text:p>#G118</text:p>
          </table:table-cell>
          <table:table-cell table:style-name="ce96" office:value-type="string">
            <text:p>G118</text:p>
          </table:table-cell>
          <table:table-cell table:style-name="ce93" table:formula="of:=CONCATENATE([.$B$1];[.G15])" office:value-type="string" office:string-value="#G119">
            <text:p>#G119</text:p>
          </table:table-cell>
          <table:table-cell table:style-name="ce153" office:value-type="string">
            <text:p>G119</text:p>
          </table:table-cell>
        </table:table-row>
        <table:table-row table:style-name="ro13">
          <table:table-cell table:style-name="ce124" office:value-type="string">
            <text:p>Catégorie C</text:p>
          </table:table-cell>
          <table:table-cell table:style-name="ce93" table:formula="of:=CONCATENATE([.$B$1];[.C16])" office:value-type="string" office:string-value="#G120">
            <text:p>#G120</text:p>
          </table:table-cell>
          <table:table-cell table:style-name="ce96" office:value-type="string">
            <text:p>G120</text:p>
          </table:table-cell>
          <table:table-cell table:style-name="ce93" table:formula="of:=CONCATENATE([.$B$1];[.E16])" office:value-type="string" office:string-value="#G121">
            <text:p>#G121</text:p>
          </table:table-cell>
          <table:table-cell table:style-name="ce96" office:value-type="string">
            <text:p>G121</text:p>
          </table:table-cell>
          <table:table-cell table:style-name="ce93" table:formula="of:=CONCATENATE([.$B$1];[.G16])" office:value-type="string" office:string-value="#G122">
            <text:p>#G122</text:p>
          </table:table-cell>
          <table:table-cell table:style-name="ce153" office:value-type="string">
            <text:p>G122</text:p>
          </table:table-cell>
        </table:table-row>
        <table:table-row table:style-name="ro13">
          <table:table-cell table:style-name="ce124" office:value-type="string">
            <text:p>Non titulaires</text:p>
          </table:table-cell>
          <table:table-cell table:style-name="ce93" table:formula="of:=CONCATENATE([.$B$1];[.C17])" office:value-type="string" office:string-value="#G123">
            <text:p>#G123</text:p>
          </table:table-cell>
          <table:table-cell table:style-name="ce96" office:value-type="string">
            <text:p>G123</text:p>
          </table:table-cell>
          <table:table-cell table:style-name="ce93" table:formula="of:=CONCATENATE([.$B$1];[.E17])" office:value-type="string" office:string-value="#G124">
            <text:p>#G124</text:p>
          </table:table-cell>
          <table:table-cell table:style-name="ce96" office:value-type="string">
            <text:p>G124</text:p>
          </table:table-cell>
          <table:table-cell table:style-name="ce93" table:formula="of:=CONCATENATE([.$B$1];[.G17])" office:value-type="string" office:string-value="#G125">
            <text:p>#G125</text:p>
          </table:table-cell>
          <table:table-cell table:style-name="ce153" office:value-type="string">
            <text:p>G125</text:p>
          </table:table-cell>
        </table:table-row>
        <table:table-row table:style-name="ro13">
          <table:table-cell table:style-name="ce124" office:value-type="string">
            <text:p>dont emplois aidés</text:p>
          </table:table-cell>
          <table:table-cell table:style-name="ce93" table:formula="of:=CONCATENATE([.$B$1];[.C18])" office:value-type="string" office:string-value="#G126">
            <text:p>#G126</text:p>
          </table:table-cell>
          <table:table-cell table:style-name="ce96" office:value-type="string">
            <text:p>G126</text:p>
          </table:table-cell>
          <table:table-cell table:style-name="ce93" table:formula="of:=CONCATENATE([.$B$1];[.E18])" office:value-type="string" office:string-value="#G127">
            <text:p>#G127</text:p>
          </table:table-cell>
          <table:table-cell table:style-name="ce96" office:value-type="string">
            <text:p>G127</text:p>
          </table:table-cell>
          <table:table-cell table:style-name="ce93" table:formula="of:=CONCATENATE([.$B$1];[.G18])" office:value-type="string" office:string-value="#G128">
            <text:p>#G128</text:p>
          </table:table-cell>
          <table:table-cell table:style-name="ce153" office:value-type="string">
            <text:p>G128</text:p>
          </table:table-cell>
        </table:table-row>
        <table:table-row table:style-name="ro13">
          <table:table-cell table:style-name="ce125" office:value-type="string">
            <text:p>Bénévoles</text:p>
          </table:table-cell>
          <table:table-cell table:style-name="ce93" table:formula="of:=CONCATENATE([.$B$1];[.C19])" office:value-type="string" office:string-value="#G129">
            <text:p>#G129</text:p>
          </table:table-cell>
          <table:table-cell table:style-name="ce136" office:value-type="string">
            <text:p>G129</text:p>
          </table:table-cell>
          <table:table-cell table:style-name="ce185" table:number-columns-repeated="2"/>
          <table:table-cell table:style-name="ce93" table:formula="of:=CONCATENATE([.$B$1];[.G19])" office:value-type="string" office:string-value="#G130">
            <text:p>#G130</text:p>
          </table:table-cell>
          <table:table-cell table:style-name="ce154" office:value-type="string">
            <text:p>G130</text:p>
          </table:table-cell>
        </table:table-row>
        <table:table-row table:style-name="ro13">
          <table:table-cell table:style-name="ce125"/>
          <table:table-cell table:style-name="ce93"/>
          <table:table-cell table:style-name="ce136"/>
          <table:table-cell table:style-name="ce185" table:number-columns-repeated="2"/>
          <table:table-cell table:style-name="ce93"/>
          <table:table-cell table:style-name="ce154"/>
        </table:table-row>
        <table:table-row table:style-name="ro10">
          <table:table-cell table:style-name="ce54" office:value-type="string">
            <text:p>**G2 – Formation</text:p>
          </table:table-cell>
          <table:table-cell table:number-columns-repeated="6"/>
        </table:table-row>
        <table:table-row table:style-name="ro13">
          <table:table-cell table:style-name="ce126"/>
          <table:table-cell table:style-name="ce132" table:number-columns-repeated="2"/>
          <table:table-cell table:style-name="ce133"/>
          <table:table-cell table:style-name="ce186"/>
          <table:table-cell table:number-columns-repeated="2"/>
        </table:table-row>
        <table:table-row table:style-name="ro13">
          <table:table-cell table:style-name="ce127"/>
          <table:table-cell table:style-name="ce92" office:value-type="string">
            <text:p>Nombre d'heures</text:p>
          </table:table-cell>
          <table:table-cell table:style-name="ce92"/>
          <table:table-cell table:style-name="ce92" office:value-type="string">
            <text:p>Nombre de personnes formées</text:p>
          </table:table-cell>
          <table:table-cell table:style-name="ce187"/>
          <table:table-cell table:number-columns-repeated="2"/>
        </table:table-row>
        <table:table-row table:style-name="ro13">
          <table:table-cell table:style-name="ce124" office:value-type="string">
            <text:p>Formation du personnel</text:p>
          </table:table-cell>
          <table:table-cell table:style-name="ce93" table:formula="of:=CONCATENATE([.$B$1];[.C24])" office:value-type="string" office:string-value="#G201">
            <text:p>#G201</text:p>
          </table:table-cell>
          <table:table-cell table:style-name="ce96" office:value-type="string">
            <text:p>G201</text:p>
          </table:table-cell>
          <table:table-cell table:style-name="ce93" table:formula="of:=CONCATENATE([.$B$1];[.E24])" office:value-type="string" office:string-value="#G202">
            <text:p>#G202</text:p>
          </table:table-cell>
          <table:table-cell table:style-name="ce153" office:value-type="string">
            <text:p>G202</text:p>
          </table:table-cell>
          <table:table-cell table:number-columns-repeated="2"/>
        </table:table-row>
        <table:table-row table:style-name="ro13">
          <table:table-cell table:style-name="ce124" office:value-type="string">
            <text:p>Formation des acteurs du tiers réseau</text:p>
          </table:table-cell>
          <table:table-cell table:style-name="ce93" table:formula="of:=CONCATENATE([.$B$1];[.C25])" office:value-type="string" office:string-value="#G203">
            <text:p>#G203</text:p>
          </table:table-cell>
          <table:table-cell table:style-name="ce96" office:value-type="string">
            <text:p>G203</text:p>
          </table:table-cell>
          <table:table-cell table:style-name="ce93" table:formula="of:=CONCATENATE([.$B$1];[.E25])" office:value-type="string" office:string-value="#G204">
            <text:p>#G204</text:p>
          </table:table-cell>
          <table:table-cell table:style-name="ce153" office:value-type="string">
            <text:p>G204</text:p>
          </table:table-cell>
          <table:table-cell table:number-columns-repeated="2"/>
        </table:table-row>
        <table:table-row table:style-name="ro13">
          <table:table-cell table:style-name="ce124"/>
          <table:table-cell table:style-name="ce92" office:value-type="string">
            <text:p>Nombre de jours</text:p>
          </table:table-cell>
          <table:table-cell table:style-name="ce92"/>
          <table:table-cell table:style-name="ce92" office:value-type="string">
            <text:p>Nombre de participants</text:p>
          </table:table-cell>
          <table:table-cell table:style-name="ce188"/>
          <table:table-cell table:number-columns-repeated="2"/>
        </table:table-row>
        <table:table-row table:style-name="ro13">
          <table:table-cell table:style-name="ce124" office:value-type="string">
            <text:p>Formation professionnelle</text:p>
          </table:table-cell>
          <table:table-cell table:style-name="ce93" table:formula="of:=CONCATENATE([.$B$1];[.C27])" office:value-type="string" office:string-value="#G205">
            <text:p>#G205</text:p>
          </table:table-cell>
          <table:table-cell table:style-name="ce96" office:value-type="string">
            <text:p>G205</text:p>
          </table:table-cell>
          <table:table-cell table:style-name="ce93" table:formula="of:=CONCATENATE([.$B$1];[.E27])" office:value-type="string" office:string-value="#G206">
            <text:p>#G206</text:p>
          </table:table-cell>
          <table:table-cell table:style-name="ce153" office:value-type="string">
            <text:p>G206</text:p>
          </table:table-cell>
          <table:table-cell table:number-columns-repeated="2"/>
        </table:table-row>
        <table:table-row table:style-name="ro13">
          <table:table-cell table:style-name="ce125" office:value-type="string">
            <text:p>Formations dispensées par le personnel</text:p>
          </table:table-cell>
          <table:table-cell table:style-name="ce93" table:formula="of:=CONCATENATE([.$B$1];[.C28])" office:value-type="string" office:string-value="#G207">
            <text:p>#G207</text:p>
          </table:table-cell>
          <table:table-cell table:style-name="ce136" office:value-type="string">
            <text:p>G207</text:p>
          </table:table-cell>
          <table:table-cell table:style-name="ce140"/>
          <table:table-cell table:style-name="ce189"/>
          <table:table-cell table:number-columns-repeated="2"/>
        </table:table-row>
        <table:table-row table:style-name="ro17" table:number-rows-repeated="2">
          <table:table-cell table:style-name="ce81"/>
          <table:table-cell table:number-columns-repeated="6"/>
        </table:table-row>
        <table:table-row table:style-name="ro10">
          <table:table-cell table:style-name="ce54" office:value-type="string">
            <text:p>**G3 – Répartition du personnel par catégories de services / fonctions</text:p>
          </table:table-cell>
          <table:table-cell table:number-columns-repeated="6"/>
        </table:table-row>
        <table:table-row table:style-name="ro13">
          <table:table-cell table:style-name="ce121"/>
          <table:table-cell table:style-name="ce132" office:value-type="string">
            <text:p>ETP</text:p>
          </table:table-cell>
          <table:table-cell table:style-name="ce184"/>
          <table:table-cell table:number-columns-repeated="4"/>
        </table:table-row>
        <table:table-row table:style-name="ro13">
          <table:table-cell table:style-name="ce124" office:value-type="string">
            <text:p>Services au public </text:p>
          </table:table-cell>
          <table:table-cell table:style-name="ce93" table:formula="of:=CONCATENATE([.$B$1];[.C33])" office:value-type="string" office:string-value="#G301">
            <text:p>#G301</text:p>
          </table:table-cell>
          <table:table-cell table:style-name="ce153" office:value-type="string">
            <text:p>G301</text:p>
          </table:table-cell>
          <table:table-cell table:number-columns-repeated="4"/>
        </table:table-row>
        <table:table-row table:style-name="ro13">
          <table:table-cell table:style-name="ce124" office:value-type="string">
            <text:p>Service aux scolaires</text:p>
          </table:table-cell>
          <table:table-cell table:style-name="ce93" table:formula="of:=CONCATENATE([.$B$1];[.C34])" office:value-type="string" office:string-value="#G302">
            <text:p>#G302</text:p>
          </table:table-cell>
          <table:table-cell table:style-name="ce153" office:value-type="string">
            <text:p>G302</text:p>
          </table:table-cell>
          <table:table-cell table:number-columns-repeated="4"/>
        </table:table-row>
        <table:table-row table:style-name="ro13">
          <table:table-cell table:style-name="ce124" office:value-type="string">
            <text:p>Service aux autres collectivités</text:p>
          </table:table-cell>
          <table:table-cell table:style-name="ce93" table:formula="of:=CONCATENATE([.$B$1];[.C35])" office:value-type="string" office:string-value="#G303">
            <text:p>#G303</text:p>
          </table:table-cell>
          <table:table-cell table:style-name="ce153" office:value-type="string">
            <text:p>G303</text:p>
          </table:table-cell>
          <table:table-cell table:number-columns-repeated="4"/>
        </table:table-row>
        <table:table-row table:style-name="ro13">
          <table:table-cell table:style-name="ce124" office:value-type="string">
            <text:p>Action culturelle</text:p>
          </table:table-cell>
          <table:table-cell table:style-name="ce93" table:formula="of:=CONCATENATE([.$B$1];[.C36])" office:value-type="string" office:string-value="#G304">
            <text:p>#G304</text:p>
          </table:table-cell>
          <table:table-cell table:style-name="ce153" office:value-type="string">
            <text:p>G304</text:p>
          </table:table-cell>
          <table:table-cell table:number-columns-repeated="4"/>
        </table:table-row>
        <table:table-row table:style-name="ro13">
          <table:table-cell table:style-name="ce124" office:value-type="string">
            <text:p>Traitement des documents</text:p>
          </table:table-cell>
          <table:table-cell table:style-name="ce93" table:formula="of:=CONCATENATE([.$B$1];[.C37])" office:value-type="string" office:string-value="#G305">
            <text:p>#G305</text:p>
          </table:table-cell>
          <table:table-cell table:style-name="ce153" office:value-type="string">
            <text:p>G305</text:p>
          </table:table-cell>
          <table:table-cell table:number-columns-repeated="4"/>
        </table:table-row>
        <table:table-row table:style-name="ro13">
          <table:table-cell table:style-name="ce124" office:value-type="string">
            <text:p>Services électroniques</text:p>
          </table:table-cell>
          <table:table-cell table:style-name="ce93" table:formula="of:=CONCATENATE([.$B$1];[.C38])" office:value-type="string" office:string-value="#G306">
            <text:p>#G306</text:p>
          </table:table-cell>
          <table:table-cell table:style-name="ce153" office:value-type="string">
            <text:p>G306</text:p>
          </table:table-cell>
          <table:table-cell table:number-columns-repeated="4"/>
        </table:table-row>
        <table:table-row table:style-name="ro13">
          <table:table-cell table:style-name="ce124" office:value-type="string">
            <text:p>Administration</text:p>
          </table:table-cell>
          <table:table-cell table:style-name="ce93" table:formula="of:=CONCATENATE([.$B$1];[.C39])" office:value-type="string" office:string-value="#G307">
            <text:p>#G307</text:p>
          </table:table-cell>
          <table:table-cell table:style-name="ce153" office:value-type="string">
            <text:p>G307</text:p>
          </table:table-cell>
          <table:table-cell table:number-columns-repeated="4"/>
        </table:table-row>
        <table:table-row table:style-name="ro13">
          <table:table-cell table:style-name="ce125" office:value-type="string">
            <text:p>Autres services</text:p>
          </table:table-cell>
          <table:table-cell table:style-name="ce93" table:formula="of:=CONCATENATE([.$B$1];[.C40])" office:value-type="string" office:string-value="#G308">
            <text:p>#G308</text:p>
          </table:table-cell>
          <table:table-cell table:style-name="ce154" office:value-type="string">
            <text:p>G308</text:p>
          </table:table-cell>
          <table:table-cell table:number-columns-repeated="4"/>
        </table:table-row>
        <table:table-row table:style-name="ro17">
          <table:table-cell table:style-name="ce81"/>
          <table:table-cell table:number-columns-repeated="6"/>
        </table:table-row>
        <table:table-row table:style-name="ro17">
          <table:table-cell table:style-name="ce80"/>
          <table:table-cell table:number-columns-repeated="6"/>
        </table:table-row>
        <table:table-row table:style-name="ro17">
          <table:table-cell table:style-name="ce81"/>
          <table:table-cell table:number-columns-repeated="6"/>
        </table:table-row>
        <table:table-row table:style-name="ro13" table:number-rows-repeated="65492">
          <table:table-cell table:number-columns-repeated="7"/>
        </table:table-row>
        <table:table-row table:style-name="ro13">
          <table:table-cell table:number-columns-repeated="7"/>
        </table:table-row>
      </table:table>
      <table:table table:name="H Action culturelle" table:style-name="ta1" table:print="false">
        <table:table-column table:style-name="co32" table:default-cell-style-name="ce124"/>
        <table:table-column table:style-name="co1" table:default-cell-style-name="ce93"/>
        <table:table-column table:style-name="co1" table:default-cell-style-name="ce96"/>
        <table:table-column table:style-name="co1" table:default-cell-style-name="ce93"/>
        <table:table-column table:style-name="co1" table:default-cell-style-name="ce92"/>
        <table:table-column table:style-name="co1" table:default-cell-style-name="ce93"/>
        <table:table-column table:style-name="co1" table:default-cell-style-name="ce153"/>
        <table:table-column table:style-name="co1" table:number-columns-repeated="2" table:default-cell-style-name="Default"/>
        <table:table-row table:style-name="ro17">
          <table:table-cell table:style-name="ce80" office:value-type="string">
            <text:p>*H - Action culturelle </text:p>
          </table:table-cell>
          <table:table-cell table:style-name="Default" office:value-type="string">
            <text:p>#</text:p>
          </table:table-cell>
          <table:table-cell table:style-name="Default" table:number-columns-repeated="5"/>
          <table:table-cell table:number-columns-repeated="2"/>
        </table:table-row>
        <table:table-row table:style-name="ro17">
          <table:table-cell table:style-name="ce81"/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90" office:value-type="string">
            <text:p>***Partenariat et coopération</text:p>
          </table:table-cell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90"/>
          <table:table-cell table:style-name="Default" table:number-columns-repeated="6"/>
          <table:table-cell table:number-columns-repeated="2"/>
        </table:table-row>
        <table:table-row table:style-name="ro10">
          <table:table-cell table:style-name="ce54" office:value-type="string">
            <text:p>**H1 – Institutions</text:p>
          </table:table-cell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21"/>
          <table:table-cell table:style-name="ce132" table:number-columns-repeated="5"/>
          <table:table-cell table:style-name="ce184"/>
          <table:table-cell table:number-columns-repeated="2"/>
        </table:table-row>
        <table:table-row table:style-name="ro13">
          <table:table-cell/>
          <table:table-cell table:style-name="ce92" table:number-columns-repeated="2"/>
          <table:table-cell table:style-name="ce92" office:value-type="string">
            <text:p>Nombre de classes </text:p>
          </table:table-cell>
          <table:table-cell/>
          <table:table-cell table:style-name="ce92" office:value-type="string">
            <text:p>Estimation de la population touchée</text:p>
          </table:table-cell>
          <table:table-cell table:style-name="ce188"/>
          <table:table-cell table:number-columns-repeated="2"/>
        </table:table-row>
        <table:table-row table:style-name="ro13">
          <table:table-cell office:value-type="string">
            <text:p>Écoles</text:p>
          </table:table-cell>
          <table:table-cell table:formula="of:=CONCATENATE([.$B$1];[.C8])" office:value-type="string" office:string-value="#H101">
            <text:p>#H101</text:p>
          </table:table-cell>
          <table:table-cell office:value-type="string">
            <text:p>H101</text:p>
          </table:table-cell>
          <table:table-cell table:formula="of:=CONCATENATE([.$B$1];[.E8])" office:value-type="string" office:string-value="#H102">
            <text:p>#H102</text:p>
          </table:table-cell>
          <table:table-cell table:style-name="ce96" office:value-type="string">
            <text:p>H102</text:p>
          </table:table-cell>
          <table:table-cell table:formula="of:=CONCATENATE([.$B$1];[.G8])" office:value-type="string" office:string-value="#H103">
            <text:p>#H103</text:p>
          </table:table-cell>
          <table:table-cell office:value-type="string">
            <text:p>H103</text:p>
          </table:table-cell>
          <table:table-cell table:number-columns-repeated="2"/>
        </table:table-row>
        <table:table-row table:style-name="ro13">
          <table:table-cell office:value-type="string">
            <text:p>Collèges</text:p>
          </table:table-cell>
          <table:table-cell table:formula="of:=CONCATENATE([.$B$1];[.C9])" office:value-type="string" office:string-value="#H104">
            <text:p>#H104</text:p>
          </table:table-cell>
          <table:table-cell office:value-type="string">
            <text:p>H104</text:p>
          </table:table-cell>
          <table:table-cell table:formula="of:=CONCATENATE([.$B$1];[.E9])" office:value-type="string" office:string-value="#H105">
            <text:p>#H105</text:p>
          </table:table-cell>
          <table:table-cell table:style-name="ce96" office:value-type="string">
            <text:p>H105</text:p>
          </table:table-cell>
          <table:table-cell table:formula="of:=CONCATENATE([.$B$1];[.G9])" office:value-type="string" office:string-value="#H106">
            <text:p>#H106</text:p>
          </table:table-cell>
          <table:table-cell office:value-type="string">
            <text:p>H106</text:p>
          </table:table-cell>
          <table:table-cell table:number-columns-repeated="2"/>
        </table:table-row>
        <table:table-row table:style-name="ro13">
          <table:table-cell office:value-type="string">
            <text:p>Lycées</text:p>
          </table:table-cell>
          <table:table-cell table:formula="of:=CONCATENATE([.$B$1];[.C10])" office:value-type="string" office:string-value="#H107">
            <text:p>#H107</text:p>
          </table:table-cell>
          <table:table-cell office:value-type="string">
            <text:p>H107</text:p>
          </table:table-cell>
          <table:table-cell table:formula="of:=CONCATENATE([.$B$1];[.E10])" office:value-type="string" office:string-value="#H108">
            <text:p>#H108</text:p>
          </table:table-cell>
          <table:table-cell table:style-name="ce96" office:value-type="string">
            <text:p>H108</text:p>
          </table:table-cell>
          <table:table-cell table:formula="of:=CONCATENATE([.$B$1];[.G10])" office:value-type="string" office:string-value="#H109">
            <text:p>#H109</text:p>
          </table:table-cell>
          <table:table-cell office:value-type="string">
            <text:p>H109</text:p>
          </table:table-cell>
          <table:table-cell table:number-columns-repeated="2"/>
        </table:table-row>
        <table:table-row table:style-name="ro13">
          <table:table-cell office:value-type="string">
            <text:p>Enseignement supérieur</text:p>
          </table:table-cell>
          <table:table-cell table:formula="of:=CONCATENATE([.$B$1];[.C11])" office:value-type="string" office:string-value="#H110">
            <text:p>#H110</text:p>
          </table:table-cell>
          <table:table-cell office:value-type="string">
            <text:p>H110</text:p>
          </table:table-cell>
          <table:table-cell table:style-name="ce92"/>
          <table:table-cell/>
          <table:table-cell table:formula="of:=CONCATENATE([.$B$1];[.G11])" office:value-type="string" office:string-value="#H111">
            <text:p>#H111</text:p>
          </table:table-cell>
          <table:table-cell office:value-type="string">
            <text:p>H111</text:p>
          </table:table-cell>
          <table:table-cell table:number-columns-repeated="2"/>
        </table:table-row>
        <table:table-row table:style-name="ro13">
          <table:table-cell office:value-type="string">
            <text:p>Hôpitaux</text:p>
          </table:table-cell>
          <table:table-cell table:formula="of:=CONCATENATE([.$B$1];[.C12])" office:value-type="string" office:string-value="#H112">
            <text:p>#H112</text:p>
          </table:table-cell>
          <table:table-cell office:value-type="string">
            <text:p>H112</text:p>
          </table:table-cell>
          <table:table-cell table:style-name="ce92"/>
          <table:table-cell/>
          <table:table-cell table:formula="of:=CONCATENATE([.$B$1];[.G12])" office:value-type="string" office:string-value="#H113">
            <text:p>#H113</text:p>
          </table:table-cell>
          <table:table-cell office:value-type="string">
            <text:p>H113</text:p>
          </table:table-cell>
          <table:table-cell table:number-columns-repeated="2"/>
        </table:table-row>
        <table:table-row table:style-name="ro13">
          <table:table-cell office:value-type="string">
            <text:p>Prisons, Centres de semi-liberté, protection judiciaire de la jeunesse</text:p>
          </table:table-cell>
          <table:table-cell table:formula="of:=CONCATENATE([.$B$1];[.C13])" office:value-type="string" office:string-value="#H114">
            <text:p>#H114</text:p>
          </table:table-cell>
          <table:table-cell office:value-type="string">
            <text:p>H114</text:p>
          </table:table-cell>
          <table:table-cell table:style-name="ce92"/>
          <table:table-cell/>
          <table:table-cell table:formula="of:=CONCATENATE([.$B$1];[.G13])" office:value-type="string" office:string-value="#H115">
            <text:p>#H115</text:p>
          </table:table-cell>
          <table:table-cell office:value-type="string">
            <text:p>H115</text:p>
          </table:table-cell>
          <table:table-cell table:number-columns-repeated="2"/>
        </table:table-row>
        <table:table-row table:style-name="ro13">
          <table:table-cell office:value-type="string">
            <text:p>Maisons de retraite</text:p>
          </table:table-cell>
          <table:table-cell table:formula="of:=CONCATENATE([.$B$1];[.C14])" office:value-type="string" office:string-value="#H116">
            <text:p>#H116</text:p>
          </table:table-cell>
          <table:table-cell office:value-type="string">
            <text:p>H116</text:p>
          </table:table-cell>
          <table:table-cell table:style-name="ce92"/>
          <table:table-cell/>
          <table:table-cell table:formula="of:=CONCATENATE([.$B$1];[.G14])" office:value-type="string" office:string-value="#H117">
            <text:p>#H117</text:p>
          </table:table-cell>
          <table:table-cell office:value-type="string">
            <text:p>H117</text:p>
          </table:table-cell>
          <table:table-cell table:number-columns-repeated="2"/>
        </table:table-row>
        <table:table-row table:style-name="ro13">
          <table:table-cell office:value-type="string">
            <text:p>Centres sociaux</text:p>
          </table:table-cell>
          <table:table-cell table:formula="of:=CONCATENATE([.$B$1];[.C15])" office:value-type="string" office:string-value="#H118">
            <text:p>#H118</text:p>
          </table:table-cell>
          <table:table-cell office:value-type="string">
            <text:p>H118</text:p>
          </table:table-cell>
          <table:table-cell table:style-name="ce92"/>
          <table:table-cell/>
          <table:table-cell table:formula="of:=CONCATENATE([.$B$1];[.G15])" office:value-type="string" office:string-value="#H119">
            <text:p>#H119</text:p>
          </table:table-cell>
          <table:table-cell office:value-type="string">
            <text:p>H119</text:p>
          </table:table-cell>
          <table:table-cell table:number-columns-repeated="2"/>
        </table:table-row>
        <table:table-row table:style-name="ro13">
          <table:table-cell office:value-type="string">
            <text:p>Centres de loisirs</text:p>
          </table:table-cell>
          <table:table-cell table:formula="of:=CONCATENATE([.$B$1];[.C16])" office:value-type="string" office:string-value="#H120">
            <text:p>#H120</text:p>
          </table:table-cell>
          <table:table-cell office:value-type="string">
            <text:p>H120</text:p>
          </table:table-cell>
          <table:table-cell table:style-name="ce92"/>
          <table:table-cell/>
          <table:table-cell table:formula="of:=CONCATENATE([.$B$1];[.G16])" office:value-type="string" office:string-value="#H121">
            <text:p>#H121</text:p>
          </table:table-cell>
          <table:table-cell office:value-type="string">
            <text:p>H121</text:p>
          </table:table-cell>
          <table:table-cell table:number-columns-repeated="2"/>
        </table:table-row>
        <table:table-row table:style-name="ro13">
          <table:table-cell office:value-type="string">
            <text:p>Services de la petite enfance</text:p>
          </table:table-cell>
          <table:table-cell table:formula="of:=CONCATENATE([.$B$1];[.C17])" office:value-type="string" office:string-value="#H122">
            <text:p>#H122</text:p>
          </table:table-cell>
          <table:table-cell office:value-type="string">
            <text:p>H122</text:p>
          </table:table-cell>
          <table:table-cell table:style-name="ce92"/>
          <table:table-cell/>
          <table:table-cell table:formula="of:=CONCATENATE([.$B$1];[.G17])" office:value-type="string" office:string-value="#H123">
            <text:p>#H123</text:p>
          </table:table-cell>
          <table:table-cell office:value-type="string">
            <text:p>H123</text:p>
          </table:table-cell>
          <table:table-cell table:number-columns-repeated="2"/>
        </table:table-row>
        <table:table-row table:style-name="ro13">
          <table:table-cell office:value-type="string">
            <text:p>Services de l'emploi</text:p>
          </table:table-cell>
          <table:table-cell table:formula="of:=CONCATENATE([.$B$1];[.C18])" office:value-type="string" office:string-value="#H124">
            <text:p>#H124</text:p>
          </table:table-cell>
          <table:table-cell office:value-type="string">
            <text:p>H124</text:p>
          </table:table-cell>
          <table:table-cell table:style-name="ce92"/>
          <table:table-cell/>
          <table:table-cell table:formula="of:=CONCATENATE([.$B$1];[.G18])" office:value-type="string" office:string-value="#H125">
            <text:p>#H125</text:p>
          </table:table-cell>
          <table:table-cell office:value-type="string">
            <text:p>H125</text:p>
          </table:table-cell>
          <table:table-cell table:number-columns-repeated="2"/>
        </table:table-row>
        <table:table-row table:style-name="ro13">
          <table:table-cell table:style-name="ce125" office:value-type="string">
            <text:p>Autres</text:p>
          </table:table-cell>
          <table:table-cell table:formula="of:=CONCATENATE([.$B$1];[.C19])" office:value-type="string" office:string-value="#H126">
            <text:p>#H126</text:p>
          </table:table-cell>
          <table:table-cell table:style-name="ce136" office:value-type="string">
            <text:p>H126</text:p>
          </table:table-cell>
          <table:table-cell table:style-name="ce185" table:number-columns-repeated="2"/>
          <table:table-cell table:formula="of:=CONCATENATE([.$B$1];[.G19])" office:value-type="string" office:string-value="#H127">
            <text:p>#H127</text:p>
          </table:table-cell>
          <table:table-cell table:style-name="ce154" office:value-type="string">
            <text:p>H127</text:p>
          </table:table-cell>
          <table:table-cell table:number-columns-repeated="2"/>
        </table:table-row>
        <table:table-row table:style-name="ro13">
          <table:table-cell table:style-name="ce125"/>
          <table:table-cell/>
          <table:table-cell table:style-name="ce136"/>
          <table:table-cell table:style-name="ce185" table:number-columns-repeated="2"/>
          <table:table-cell/>
          <table:table-cell table:style-name="ce154"/>
          <table:table-cell table:number-columns-repeated="2"/>
        </table:table-row>
        <table:table-row table:style-name="ro13">
          <table:table-cell table:style-name="ce84"/>
          <table:table-cell/>
          <table:table-cell table:style-name="ce98"/>
          <table:table-cell table:style-name="ce91" table:number-columns-repeated="2"/>
          <table:table-cell/>
          <table:table-cell table:style-name="ce98"/>
          <table:table-cell table:number-columns-repeated="2"/>
        </table:table-row>
        <table:table-row table:style-name="ro10">
          <table:table-cell table:style-name="ce54" office:value-type="string">
            <text:p>**H2 – Equipements culturels</text:p>
          </table:table-cell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26"/>
          <table:table-cell table:style-name="ce132" table:number-columns-repeated="5"/>
          <table:table-cell table:style-name="ce184"/>
          <table:table-cell table:number-columns-repeated="2"/>
        </table:table-row>
        <table:table-row table:style-name="ro13">
          <table:table-cell table:style-name="ce127"/>
          <table:table-cell table:style-name="ce92" table:number-columns-repeated="3"/>
          <table:table-cell/>
          <table:table-cell table:style-name="ce92" office:value-type="string">
            <text:p>Estimation de la population touchée</text:p>
          </table:table-cell>
          <table:table-cell table:style-name="ce188"/>
          <table:table-cell table:number-columns-repeated="2"/>
        </table:table-row>
        <table:table-row table:style-name="ro13">
          <table:table-cell office:value-type="string">
            <text:p>Musée, centres d'art, ...</text:p>
          </table:table-cell>
          <table:table-cell table:formula="of:=CONCATENATE([.$B$1];[.C25])" office:value-type="string" office:string-value="#H202">
            <text:p>#H202</text:p>
          </table:table-cell>
          <table:table-cell office:value-type="string">
            <text:p>H202</text:p>
          </table:table-cell>
          <table:table-cell table:style-name="ce92"/>
          <table:table-cell/>
          <table:table-cell table:formula="of:=CONCATENATE([.$B$1];[.G25])" office:value-type="string" office:string-value="#H203">
            <text:p>#H203</text:p>
          </table:table-cell>
          <table:table-cell office:value-type="string">
            <text:p>H203</text:p>
          </table:table-cell>
          <table:table-cell table:number-columns-repeated="2"/>
        </table:table-row>
        <table:table-row table:style-name="ro13">
          <table:table-cell office:value-type="string">
            <text:p>Archives</text:p>
          </table:table-cell>
          <table:table-cell table:formula="of:=CONCATENATE([.$B$1];[.C26])" office:value-type="string" office:string-value="#H204">
            <text:p>#H204</text:p>
          </table:table-cell>
          <table:table-cell office:value-type="string">
            <text:p>H204</text:p>
          </table:table-cell>
          <table:table-cell table:style-name="ce92"/>
          <table:table-cell/>
          <table:table-cell table:formula="of:=CONCATENATE([.$B$1];[.G26])" office:value-type="string" office:string-value="#H205">
            <text:p>#H205</text:p>
          </table:table-cell>
          <table:table-cell office:value-type="string">
            <text:p>H205</text:p>
          </table:table-cell>
          <table:table-cell table:number-columns-repeated="2"/>
        </table:table-row>
        <table:table-row table:style-name="ro13">
          <table:table-cell office:value-type="string">
            <text:p>Conservatoire ou école de musique</text:p>
          </table:table-cell>
          <table:table-cell table:formula="of:=CONCATENATE([.$B$1];[.C27])" office:value-type="string" office:string-value="#H206">
            <text:p>#H206</text:p>
          </table:table-cell>
          <table:table-cell office:value-type="string">
            <text:p>H206</text:p>
          </table:table-cell>
          <table:table-cell table:style-name="ce92"/>
          <table:table-cell/>
          <table:table-cell table:formula="of:=CONCATENATE([.$B$1];[.G27])" office:value-type="string" office:string-value="#H207">
            <text:p>#H207</text:p>
          </table:table-cell>
          <table:table-cell office:value-type="string">
            <text:p>H207</text:p>
          </table:table-cell>
          <table:table-cell table:number-columns-repeated="2"/>
        </table:table-row>
        <table:table-row table:style-name="ro13">
          <table:table-cell office:value-type="string">
            <text:p>Cinéma</text:p>
          </table:table-cell>
          <table:table-cell table:formula="of:=CONCATENATE([.$B$1];[.C28])" office:value-type="string" office:string-value="#H208">
            <text:p>#H208</text:p>
          </table:table-cell>
          <table:table-cell office:value-type="string">
            <text:p>H208</text:p>
          </table:table-cell>
          <table:table-cell table:style-name="ce92"/>
          <table:table-cell/>
          <table:table-cell table:formula="of:=CONCATENATE([.$B$1];[.G28])" office:value-type="string" office:string-value="#H209">
            <text:p>#H209</text:p>
          </table:table-cell>
          <table:table-cell office:value-type="string">
            <text:p>H209</text:p>
          </table:table-cell>
          <table:table-cell table:number-columns-repeated="2"/>
        </table:table-row>
        <table:table-row table:style-name="ro13">
          <table:table-cell office:value-type="string">
            <text:p>Théâtre</text:p>
          </table:table-cell>
          <table:table-cell table:formula="of:=CONCATENATE([.$B$1];[.C29])" office:value-type="string" office:string-value="#H210">
            <text:p>#H210</text:p>
          </table:table-cell>
          <table:table-cell office:value-type="string">
            <text:p>H210</text:p>
          </table:table-cell>
          <table:table-cell table:style-name="ce92"/>
          <table:table-cell/>
          <table:table-cell table:formula="of:=CONCATENATE([.$B$1];[.G29])" office:value-type="string" office:string-value="#H211">
            <text:p>#H211</text:p>
          </table:table-cell>
          <table:table-cell office:value-type="string">
            <text:p>H211</text:p>
          </table:table-cell>
          <table:table-cell table:number-columns-repeated="2"/>
        </table:table-row>
        <table:table-row table:style-name="ro13">
          <table:table-cell office:value-type="string">
            <text:p>Salle de spectacle ou troupe de spectacle vivant</text:p>
          </table:table-cell>
          <table:table-cell table:formula="of:=CONCATENATE([.$B$1];[.C30])" office:value-type="string" office:string-value="#H212">
            <text:p>#H212</text:p>
          </table:table-cell>
          <table:table-cell office:value-type="string">
            <text:p>H212</text:p>
          </table:table-cell>
          <table:table-cell table:style-name="ce92"/>
          <table:table-cell/>
          <table:table-cell table:formula="of:=CONCATENATE([.$B$1];[.G30])" office:value-type="string" office:string-value="#H213">
            <text:p>#H213</text:p>
          </table:table-cell>
          <table:table-cell office:value-type="string">
            <text:p>H213</text:p>
          </table:table-cell>
          <table:table-cell table:number-columns-repeated="2"/>
        </table:table-row>
        <table:table-row table:style-name="ro13">
          <table:table-cell office:value-type="string">
            <text:p>Librairie</text:p>
          </table:table-cell>
          <table:table-cell table:formula="of:=CONCATENATE([.$B$1];[.C31])" office:value-type="string" office:string-value="#H214">
            <text:p>#H214</text:p>
          </table:table-cell>
          <table:table-cell office:value-type="string">
            <text:p>H214</text:p>
          </table:table-cell>
          <table:table-cell table:style-name="ce92"/>
          <table:table-cell/>
          <table:table-cell table:formula="of:=CONCATENATE([.$B$1];[.G31])" office:value-type="string" office:string-value="#H215">
            <text:p>#H215</text:p>
          </table:table-cell>
          <table:table-cell office:value-type="string">
            <text:p>H215</text:p>
          </table:table-cell>
          <table:table-cell table:number-columns-repeated="2"/>
        </table:table-row>
        <table:table-row table:style-name="ro13">
          <table:table-cell table:style-name="ce125" office:value-type="string">
            <text:p>Autres</text:p>
          </table:table-cell>
          <table:table-cell table:formula="of:=CONCATENATE([.$B$1];[.C32])" office:value-type="string" office:string-value="#H216">
            <text:p>#H216</text:p>
          </table:table-cell>
          <table:table-cell table:style-name="ce136" office:value-type="string">
            <text:p>H216</text:p>
          </table:table-cell>
          <table:table-cell table:style-name="ce185" table:number-columns-repeated="2"/>
          <table:table-cell table:formula="of:=CONCATENATE([.$B$1];[.G32])" office:value-type="string" office:string-value="#H217">
            <text:p>#H217</text:p>
          </table:table-cell>
          <table:table-cell table:style-name="ce154" office:value-type="string">
            <text:p>H217</text:p>
          </table:table-cell>
          <table:table-cell table:number-columns-repeated="2"/>
        </table:table-row>
        <table:table-row table:style-name="ro13">
          <table:table-cell table:style-name="ce125"/>
          <table:table-cell/>
          <table:table-cell table:style-name="ce136"/>
          <table:table-cell table:style-name="ce185" table:number-columns-repeated="2"/>
          <table:table-cell/>
          <table:table-cell table:style-name="ce154"/>
          <table:table-cell table:number-columns-repeated="2"/>
        </table:table-row>
        <table:table-row table:style-name="ro13">
          <table:table-cell table:style-name="ce84"/>
          <table:table-cell/>
          <table:table-cell table:style-name="ce98"/>
          <table:table-cell table:style-name="ce91" table:number-columns-repeated="2"/>
          <table:table-cell/>
          <table:table-cell table:style-name="ce98"/>
          <table:table-cell table:number-columns-repeated="2"/>
        </table:table-row>
        <table:table-row table:style-name="ro10">
          <table:table-cell table:style-name="ce54" office:value-type="string">
            <text:p>**H3 – Autres structures associatives</text:p>
          </table:table-cell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26"/>
          <table:table-cell table:style-name="ce132" table:number-columns-repeated="5"/>
          <table:table-cell table:style-name="ce184"/>
          <table:table-cell table:number-columns-repeated="2"/>
        </table:table-row>
        <table:table-row table:style-name="ro13">
          <table:table-cell table:style-name="ce127"/>
          <table:table-cell table:style-name="ce92" table:number-columns-repeated="2"/>
          <table:table-cell table:style-name="ce92" office:value-type="string">
            <text:p>Nombre d'associations</text:p>
          </table:table-cell>
          <table:table-cell/>
          <table:table-cell table:style-name="ce92" office:value-type="string">
            <text:p>Estimation de la population touchée</text:p>
          </table:table-cell>
          <table:table-cell table:style-name="ce188"/>
          <table:table-cell table:number-columns-repeated="2"/>
        </table:table-row>
        <table:table-row table:style-name="ro13">
          <table:table-cell office:value-type="string">
            <text:p>Culture</text:p>
          </table:table-cell>
          <table:table-cell table:formula="of:=CONCATENATE([.$B$1];[.C38])" office:value-type="string" office:string-value="#H301">
            <text:p>#H301</text:p>
          </table:table-cell>
          <table:table-cell office:value-type="string">
            <text:p>H301</text:p>
          </table:table-cell>
          <table:table-cell table:formula="of:=CONCATENATE([.$B$1];[.E38])" office:value-type="string" office:string-value="#H302">
            <text:p>#H302</text:p>
          </table:table-cell>
          <table:table-cell table:style-name="ce96" office:value-type="string">
            <text:p>H302</text:p>
          </table:table-cell>
          <table:table-cell table:formula="of:=CONCATENATE([.$B$1];[.G38])" office:value-type="string" office:string-value="#H303">
            <text:p>#H303</text:p>
          </table:table-cell>
          <table:table-cell office:value-type="string">
            <text:p>H303</text:p>
          </table:table-cell>
          <table:table-cell table:number-columns-repeated="2"/>
        </table:table-row>
        <table:table-row table:style-name="ro13">
          <table:table-cell office:value-type="string">
            <text:p>dont livre et lecture</text:p>
          </table:table-cell>
          <table:table-cell table:formula="of:=CONCATENATE([.$B$1];[.C39])" office:value-type="string" office:string-value="#H304">
            <text:p>#H304</text:p>
          </table:table-cell>
          <table:table-cell office:value-type="string">
            <text:p>H304</text:p>
          </table:table-cell>
          <table:table-cell table:formula="of:=CONCATENATE([.$B$1];[.E39])" office:value-type="string" office:string-value="#H305">
            <text:p>#H305</text:p>
          </table:table-cell>
          <table:table-cell table:style-name="ce96" office:value-type="string">
            <text:p>H305</text:p>
          </table:table-cell>
          <table:table-cell table:formula="of:=CONCATENATE([.$B$1];[.G39])" office:value-type="string" office:string-value="#H306">
            <text:p>#H306</text:p>
          </table:table-cell>
          <table:table-cell office:value-type="string">
            <text:p>H306</text:p>
          </table:table-cell>
          <table:table-cell table:number-columns-repeated="2"/>
        </table:table-row>
        <table:table-row table:style-name="ro13">
          <table:table-cell table:style-name="ce125" office:value-type="string">
            <text:p>autres</text:p>
          </table:table-cell>
          <table:table-cell table:formula="of:=CONCATENATE([.$B$1];[.C40])" office:value-type="string" office:string-value="#H307">
            <text:p>#H307</text:p>
          </table:table-cell>
          <table:table-cell table:style-name="ce136" office:value-type="string">
            <text:p>H307</text:p>
          </table:table-cell>
          <table:table-cell table:formula="of:=CONCATENATE([.$B$1];[.E40])" office:value-type="string" office:string-value="#H308">
            <text:p>#H308</text:p>
          </table:table-cell>
          <table:table-cell table:style-name="ce136" office:value-type="string">
            <text:p>H308</text:p>
          </table:table-cell>
          <table:table-cell table:formula="of:=CONCATENATE([.$B$1];[.G40])" office:value-type="string" office:string-value="#H309">
            <text:p>#H309</text:p>
          </table:table-cell>
          <table:table-cell table:style-name="ce154" office:value-type="string">
            <text:p>H309</text:p>
          </table:table-cell>
          <table:table-cell table:number-columns-repeated="2"/>
        </table:table-row>
        <table:table-row table:style-name="ro17" table:number-rows-repeated="2">
          <table:table-cell table:style-name="ce81"/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69"/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63" office:value-type="string">
            <text:p>***Activités et services</text:p>
          </table:table-cell>
          <table:table-cell table:style-name="Default" table:number-columns-repeated="6"/>
          <table:table-cell table:number-columns-repeated="2"/>
        </table:table-row>
        <table:table-row table:style-name="ro13" table:number-rows-repeated="2">
          <table:table-cell table:style-name="ce162"/>
          <table:table-cell table:style-name="Default" table:number-columns-repeated="6"/>
          <table:table-cell table:number-columns-repeated="2"/>
        </table:table-row>
        <table:table-row table:style-name="ro10">
          <table:table-cell table:style-name="ce54" office:value-type="string">
            <text:p>**H4 – Actions au sein de l'établissement</text:p>
          </table:table-cell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26"/>
          <table:table-cell table:style-name="ce132" table:number-columns-repeated="4"/>
          <table:table-cell table:style-name="ce133" table:number-columns-repeated="3"/>
          <table:table-cell table:style-name="ce186"/>
        </table:table-row>
        <table:table-row table:style-name="ro13">
          <table:table-cell table:style-name="ce127"/>
          <table:table-cell table:style-name="ce92" table:number-columns-repeated="2"/>
          <table:table-cell table:style-name="ce92" office:value-type="string">
            <text:p>Pour tous publics</text:p>
          </table:table-cell>
          <table:table-cell/>
          <table:table-cell table:style-name="ce92" office:value-type="string">
            <text:p>Pour enfants</text:p>
          </table:table-cell>
          <table:table-cell table:style-name="ce92"/>
          <table:table-cell table:style-name="ce92" office:value-type="string">
            <text:p>Public touché</text:p>
          </table:table-cell>
          <table:table-cell table:style-name="ce187"/>
        </table:table-row>
        <table:table-row table:style-name="ro13">
          <table:table-cell office:value-type="string">
            <text:p>Expositions</text:p>
          </table:table-cell>
          <table:table-cell table:formula="of:=CONCATENATE([.$B$1];[.C50])" office:value-type="string" office:string-value="#H401">
            <text:p>#H401</text:p>
          </table:table-cell>
          <table:table-cell office:value-type="string">
            <text:p>H401</text:p>
          </table:table-cell>
          <table:table-cell table:formula="of:=CONCATENATE([.$B$1];[.E50])" office:value-type="string" office:string-value="#H402">
            <text:p>#H402</text:p>
          </table:table-cell>
          <table:table-cell table:style-name="ce96" office:value-type="string">
            <text:p>H402</text:p>
          </table:table-cell>
          <table:table-cell table:formula="of:=CONCATENATE([.$B$1];[.G50])" office:value-type="string" office:string-value="#H403">
            <text:p>#H403</text:p>
          </table:table-cell>
          <table:table-cell table:style-name="ce96" office:value-type="string">
            <text:p>H403</text:p>
          </table:table-cell>
          <table:table-cell table:style-name="ce93" table:formula="of:=CONCATENATE([.$B$1];[.I50])" office:value-type="string" office:string-value="#H404">
            <text:p>#H404</text:p>
          </table:table-cell>
          <table:table-cell table:style-name="ce153" office:value-type="string">
            <text:p>H404</text:p>
          </table:table-cell>
        </table:table-row>
        <table:table-row table:style-name="ro13">
          <table:table-cell office:value-type="string">
            <text:p>Manifestations dont</text:p>
          </table:table-cell>
          <table:table-cell table:formula="of:=CONCATENATE([.$B$1];[.C51])" office:value-type="string" office:string-value="#H405">
            <text:p>#H405</text:p>
          </table:table-cell>
          <table:table-cell office:value-type="string">
            <text:p>H405</text:p>
          </table:table-cell>
          <table:table-cell table:formula="of:=CONCATENATE([.$B$1];[.E51])" office:value-type="string" office:string-value="#H406">
            <text:p>#H406</text:p>
          </table:table-cell>
          <table:table-cell table:style-name="ce96" office:value-type="string">
            <text:p>H406</text:p>
          </table:table-cell>
          <table:table-cell table:formula="of:=CONCATENATE([.$B$1];[.G51])" office:value-type="string" office:string-value="#H407">
            <text:p>#H407</text:p>
          </table:table-cell>
          <table:table-cell table:style-name="ce96" office:value-type="string">
            <text:p>H407</text:p>
          </table:table-cell>
          <table:table-cell table:style-name="ce93" table:formula="of:=CONCATENATE([.$B$1];[.I51])" office:value-type="string" office:string-value="#H408">
            <text:p>#H408</text:p>
          </table:table-cell>
          <table:table-cell table:style-name="ce153" office:value-type="string">
            <text:p>H408</text:p>
          </table:table-cell>
        </table:table-row>
        <table:table-row table:style-name="ro13">
          <table:table-cell office:value-type="string">
            <text:p>Conférences, rencontres, lectures </text:p>
          </table:table-cell>
          <table:table-cell table:formula="of:=CONCATENATE([.$B$1];[.C52])" office:value-type="string" office:string-value="#H409">
            <text:p>#H409</text:p>
          </table:table-cell>
          <table:table-cell office:value-type="string">
            <text:p>H409</text:p>
          </table:table-cell>
          <table:table-cell table:formula="of:=CONCATENATE([.$B$1];[.E52])" office:value-type="string" office:string-value="#H410">
            <text:p>#H410</text:p>
          </table:table-cell>
          <table:table-cell table:style-name="ce96" office:value-type="string">
            <text:p>H410</text:p>
          </table:table-cell>
          <table:table-cell table:formula="of:=CONCATENATE([.$B$1];[.G52])" office:value-type="string" office:string-value="#H411">
            <text:p>#H411</text:p>
          </table:table-cell>
          <table:table-cell table:style-name="ce96" office:value-type="string">
            <text:p>H411</text:p>
          </table:table-cell>
          <table:table-cell table:style-name="ce93" table:formula="of:=CONCATENATE([.$B$1];[.I52])" office:value-type="string" office:string-value="#H412">
            <text:p>#H412</text:p>
          </table:table-cell>
          <table:table-cell table:style-name="ce153" office:value-type="string">
            <text:p>H412</text:p>
          </table:table-cell>
        </table:table-row>
        <table:table-row table:style-name="ro13">
          <table:table-cell office:value-type="string">
            <text:p>Concerts, projections</text:p>
          </table:table-cell>
          <table:table-cell table:formula="of:=CONCATENATE([.$B$1];[.C53])" office:value-type="string" office:string-value="#H413">
            <text:p>#H413</text:p>
          </table:table-cell>
          <table:table-cell office:value-type="string">
            <text:p>H413</text:p>
          </table:table-cell>
          <table:table-cell table:formula="of:=CONCATENATE([.$B$1];[.E53])" office:value-type="string" office:string-value="#H414">
            <text:p>#H414</text:p>
          </table:table-cell>
          <table:table-cell table:style-name="ce96" office:value-type="string">
            <text:p>H414</text:p>
          </table:table-cell>
          <table:table-cell table:formula="of:=CONCATENATE([.$B$1];[.G53])" office:value-type="string" office:string-value="#H415">
            <text:p>#H415</text:p>
          </table:table-cell>
          <table:table-cell table:style-name="ce96" office:value-type="string">
            <text:p>H415</text:p>
          </table:table-cell>
          <table:table-cell table:style-name="ce93" table:formula="of:=CONCATENATE([.$B$1];[.I53])" office:value-type="string" office:string-value="#H416">
            <text:p>#H416</text:p>
          </table:table-cell>
          <table:table-cell table:style-name="ce153" office:value-type="string">
            <text:p>H416</text:p>
          </table:table-cell>
        </table:table-row>
        <table:table-row table:style-name="ro13">
          <table:table-cell office:value-type="string">
            <text:p>Heures du conte</text:p>
          </table:table-cell>
          <table:table-cell table:formula="of:=CONCATENATE([.$B$1];[.C54])" office:value-type="string" office:string-value="#H417">
            <text:p>#H417</text:p>
          </table:table-cell>
          <table:table-cell office:value-type="string">
            <text:p>H417</text:p>
          </table:table-cell>
          <table:table-cell table:number-columns-repeated="2"/>
          <table:table-cell table:formula="of:=CONCATENATE([.$B$1];[.G54])" office:value-type="string" office:string-value="#H418">
            <text:p>#H418</text:p>
          </table:table-cell>
          <table:table-cell table:style-name="ce96" office:value-type="string">
            <text:p>H418</text:p>
          </table:table-cell>
          <table:table-cell table:style-name="ce93" table:formula="of:=CONCATENATE([.$B$1];[.I54])" office:value-type="string" office:string-value="#H419">
            <text:p>#H419</text:p>
          </table:table-cell>
          <table:table-cell table:style-name="ce153" office:value-type="string">
            <text:p>H419</text:p>
          </table:table-cell>
        </table:table-row>
        <table:table-row table:style-name="ro13">
          <table:table-cell office:value-type="string">
            <text:p>Clubs de lecteurs, ateliers d'écriture</text:p>
          </table:table-cell>
          <table:table-cell table:formula="of:=CONCATENATE([.$B$1];[.C55])" office:value-type="string" office:string-value="#H420">
            <text:p>#H420</text:p>
          </table:table-cell>
          <table:table-cell office:value-type="string">
            <text:p>H420</text:p>
          </table:table-cell>
          <table:table-cell table:formula="of:=CONCATENATE([.$B$1];[.E55])" office:value-type="string" office:string-value="#H421">
            <text:p>#H421</text:p>
          </table:table-cell>
          <table:table-cell table:style-name="ce96" office:value-type="string">
            <text:p>H421</text:p>
          </table:table-cell>
          <table:table-cell table:formula="of:=CONCATENATE([.$B$1];[.G55])" office:value-type="string" office:string-value="#H422">
            <text:p>#H422</text:p>
          </table:table-cell>
          <table:table-cell table:style-name="ce96" office:value-type="string">
            <text:p>H422</text:p>
          </table:table-cell>
          <table:table-cell table:style-name="ce93" table:formula="of:=CONCATENATE([.$B$1];[.I55])" office:value-type="string" office:string-value="#H423">
            <text:p>#H423</text:p>
          </table:table-cell>
          <table:table-cell table:style-name="ce153" office:value-type="string">
            <text:p>H423</text:p>
          </table:table-cell>
        </table:table-row>
        <table:table-row table:style-name="ro13">
          <table:table-cell office:value-type="string">
            <text:p>Fêtes, salons du livre, festivals</text:p>
          </table:table-cell>
          <table:table-cell table:formula="of:=CONCATENATE([.$B$1];[.C56])" office:value-type="string" office:string-value="#H424">
            <text:p>#H424</text:p>
          </table:table-cell>
          <table:table-cell office:value-type="string">
            <text:p>H424</text:p>
          </table:table-cell>
          <table:table-cell table:formula="of:=CONCATENATE([.$B$1];[.E56])" office:value-type="string" office:string-value="#H425">
            <text:p>#H425</text:p>
          </table:table-cell>
          <table:table-cell table:style-name="ce96" office:value-type="string">
            <text:p>H425</text:p>
          </table:table-cell>
          <table:table-cell table:formula="of:=CONCATENATE([.$B$1];[.G56])" office:value-type="string" office:string-value="#H426">
            <text:p>#H426</text:p>
          </table:table-cell>
          <table:table-cell table:style-name="ce96" office:value-type="string">
            <text:p>H426</text:p>
          </table:table-cell>
          <table:table-cell table:style-name="ce93" table:formula="of:=CONCATENATE([.$B$1];[.I56])" office:value-type="string" office:string-value="#H427">
            <text:p>#H427</text:p>
          </table:table-cell>
          <table:table-cell table:style-name="ce153" office:value-type="string">
            <text:p>H427</text:p>
          </table:table-cell>
        </table:table-row>
        <table:table-row table:style-name="ro13">
          <table:table-cell office:value-type="string">
            <text:p>Autres</text:p>
          </table:table-cell>
          <table:table-cell table:formula="of:=CONCATENATE([.$B$1];[.C57])" office:value-type="string" office:string-value="#H428">
            <text:p>#H428</text:p>
          </table:table-cell>
          <table:table-cell office:value-type="string">
            <text:p>H428</text:p>
          </table:table-cell>
          <table:table-cell table:formula="of:=CONCATENATE([.$B$1];[.E57])" office:value-type="string" office:string-value="#H429">
            <text:p>#H429</text:p>
          </table:table-cell>
          <table:table-cell table:style-name="ce96" office:value-type="string">
            <text:p>H429</text:p>
          </table:table-cell>
          <table:table-cell table:formula="of:=CONCATENATE([.$B$1];[.G57])" office:value-type="string" office:string-value="#H430">
            <text:p>#H430</text:p>
          </table:table-cell>
          <table:table-cell table:style-name="ce96" office:value-type="string">
            <text:p>H430</text:p>
          </table:table-cell>
          <table:table-cell table:style-name="ce93" table:formula="of:=CONCATENATE([.$B$1];[.I57])" office:value-type="string" office:string-value="#H431">
            <text:p>#H431</text:p>
          </table:table-cell>
          <table:table-cell table:style-name="ce153" office:value-type="string">
            <text:p>H431</text:p>
          </table:table-cell>
        </table:table-row>
        <table:table-row table:style-name="ro13">
          <table:table-cell table:number-columns-repeated="2"/>
          <table:table-cell table:style-name="ce97"/>
          <table:table-cell table:number-columns-repeated="3"/>
          <table:table-cell table:style-name="ce92"/>
          <table:table-cell table:style-name="ce93"/>
          <table:table-cell table:style-name="ce188"/>
        </table:table-row>
        <table:table-row table:style-name="ro13">
          <table:table-cell table:style-name="ce125" office:value-type="string">
            <text:p>Nombre de formations</text:p>
          </table:table-cell>
          <table:table-cell table:formula="of:=CONCATENATE([.$B$1];[.C59])" office:value-type="string" office:string-value="#H432">
            <text:p>#H432</text:p>
          </table:table-cell>
          <table:table-cell table:style-name="ce136" office:value-type="string">
            <text:p>H432</text:p>
          </table:table-cell>
          <table:table-cell table:formula="of:=CONCATENATE([.$B$1];[.E59])" office:value-type="string" office:string-value="#H433">
            <text:p>#H433</text:p>
          </table:table-cell>
          <table:table-cell table:style-name="ce136" office:value-type="string">
            <text:p>H433</text:p>
          </table:table-cell>
          <table:table-cell table:formula="of:=CONCATENATE([.$B$1];[.G59])" office:value-type="string" office:string-value="#H434">
            <text:p>#H434</text:p>
          </table:table-cell>
          <table:table-cell table:style-name="ce136" office:value-type="string">
            <text:p>H434</text:p>
          </table:table-cell>
          <table:table-cell table:style-name="ce93" table:formula="of:=CONCATENATE([.$B$1];[.I59])" office:value-type="string" office:string-value="#H435">
            <text:p>#H435</text:p>
          </table:table-cell>
          <table:table-cell table:style-name="ce154" office:value-type="string">
            <text:p>H435</text:p>
          </table:table-cell>
        </table:table-row>
        <table:table-row table:style-name="ro13" table:number-rows-repeated="2">
          <table:table-cell table:style-name="ce169"/>
          <table:table-cell table:style-name="Default" table:number-columns-repeated="6"/>
          <table:table-cell table:number-columns-repeated="2"/>
        </table:table-row>
        <table:table-row table:style-name="ro10">
          <table:table-cell table:style-name="ce54" office:value-type="string">
            <text:p>**H5 – Actions hors de l'établissement</text:p>
          </table:table-cell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26"/>
          <table:table-cell table:style-name="ce132" table:number-columns-repeated="4"/>
          <table:table-cell table:style-name="ce133"/>
          <table:table-cell table:style-name="ce186"/>
          <table:table-cell table:number-columns-repeated="2"/>
        </table:table-row>
        <table:table-row table:style-name="ro13">
          <table:table-cell table:style-name="ce127" office:value-type="string">
            <text:p>-</text:p>
          </table:table-cell>
          <table:table-cell table:style-name="ce92" table:number-columns-repeated="2"/>
          <table:table-cell table:style-name="ce92" office:value-type="string">
            <text:p>Nombre d'actions</text:p>
          </table:table-cell>
          <table:table-cell/>
          <table:table-cell table:style-name="ce92" office:value-type="string">
            <text:p>Public touché</text:p>
          </table:table-cell>
          <table:table-cell table:style-name="ce187"/>
          <table:table-cell table:number-columns-repeated="2"/>
        </table:table-row>
        <table:table-row table:style-name="ro13">
          <table:table-cell office:value-type="string">
            <text:p>Actions hors les murs</text:p>
          </table:table-cell>
          <table:table-cell table:formula="of:=CONCATENATE([.$B$1];[.C65])" office:value-type="string" office:string-value="#H501">
            <text:p>#H501</text:p>
          </table:table-cell>
          <table:table-cell office:value-type="string">
            <text:p>H501</text:p>
          </table:table-cell>
          <table:table-cell table:style-name="ce96" office:value-type="string">
            <text:p>#H502</text:p>
          </table:table-cell>
          <table:table-cell table:style-name="ce96" office:value-type="string">
            <text:p>H502</text:p>
          </table:table-cell>
          <table:table-cell table:style-name="ce153" office:value-type="string">
            <text:p>#H503</text:p>
          </table:table-cell>
          <table:table-cell office:value-type="string">
            <text:p>H503</text:p>
          </table:table-cell>
          <table:table-cell table:number-columns-repeated="2"/>
        </table:table-row>
        <table:table-row table:style-name="ro13">
          <table:table-cell office:value-type="string">
            <text:p>-</text:p>
          </table:table-cell>
          <table:table-cell table:style-name="ce134"/>
          <table:table-cell table:style-name="ce92"/>
          <table:table-cell table:style-name="ce92" office:value-type="string">
            <text:p>Sur support physique</text:p>
          </table:table-cell>
          <table:table-cell/>
          <table:table-cell table:style-name="ce92" office:value-type="string">
            <text:p>Électroniques</text:p>
          </table:table-cell>
          <table:table-cell table:style-name="ce188"/>
          <table:table-cell table:number-columns-repeated="2"/>
        </table:table-row>
        <table:table-row table:style-name="ro13">
          <table:table-cell table:style-name="ce125" office:value-type="string">
            <text:p>Valorisation des services et des collections</text:p>
          </table:table-cell>
          <table:table-cell table:formula="of:=CONCATENATE([.$B$1];[.C67])" office:value-type="string" office:string-value="#H504">
            <text:p>#H504</text:p>
          </table:table-cell>
          <table:table-cell table:style-name="ce136" office:value-type="string">
            <text:p>H504</text:p>
          </table:table-cell>
          <table:table-cell table:style-name="ce136" office:value-type="string">
            <text:p>#H505</text:p>
          </table:table-cell>
          <table:table-cell table:style-name="ce136" office:value-type="string">
            <text:p>H505</text:p>
          </table:table-cell>
          <table:table-cell table:style-name="ce154" office:value-type="string">
            <text:p>#H506</text:p>
          </table:table-cell>
          <table:table-cell table:style-name="ce154" office:value-type="string">
            <text:p>H506</text:p>
          </table:table-cell>
          <table:table-cell table:number-columns-repeated="2"/>
        </table:table-row>
        <table:table-row table:style-name="ro13" table:number-rows-repeated="2">
          <table:table-cell table:style-name="ce169"/>
          <table:table-cell table:style-name="Default" table:number-columns-repeated="6"/>
          <table:table-cell table:number-columns-repeated="2"/>
        </table:table-row>
        <table:table-row table:style-name="ro10">
          <table:table-cell table:style-name="ce54" office:value-type="string">
            <text:p>**H6 – Actions de coopération</text:p>
          </table:table-cell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26"/>
          <table:table-cell table:style-name="ce132" table:number-columns-repeated="4"/>
          <table:table-cell table:style-name="ce133"/>
          <table:table-cell table:style-name="ce186"/>
          <table:table-cell table:number-columns-repeated="2"/>
        </table:table-row>
        <table:table-row table:style-name="ro13">
          <table:table-cell table:style-name="ce127" office:value-type="string">
            <text:p>-</text:p>
          </table:table-cell>
          <table:table-cell table:style-name="ce92" table:number-columns-repeated="2"/>
          <table:table-cell table:style-name="ce92" office:value-type="string">
            <text:p>Nombre d'actions</text:p>
          </table:table-cell>
          <table:table-cell/>
          <table:table-cell table:style-name="ce92" office:value-type="string">
            <text:p>Public touché</text:p>
          </table:table-cell>
          <table:table-cell table:style-name="ce187"/>
          <table:table-cell table:number-columns-repeated="2"/>
        </table:table-row>
        <table:table-row table:style-name="ro13">
          <table:table-cell office:value-type="string">
            <text:p>Coopération locale</text:p>
          </table:table-cell>
          <table:table-cell table:formula="of:=CONCATENATE([.$B$1];[.C73])" office:value-type="string" office:string-value="#H601">
            <text:p>#H601</text:p>
          </table:table-cell>
          <table:table-cell office:value-type="string">
            <text:p>H601</text:p>
          </table:table-cell>
          <table:table-cell table:formula="of:=CONCATENATE([.$B$1];[.E73])" office:value-type="string" office:string-value="#H602">
            <text:p>#H602</text:p>
          </table:table-cell>
          <table:table-cell table:style-name="ce96" office:value-type="string">
            <text:p>H602</text:p>
          </table:table-cell>
          <table:table-cell table:formula="of:=CONCATENATE([.$B$1];[.G73])" office:value-type="string" office:string-value="#H603">
            <text:p>#H603</text:p>
          </table:table-cell>
          <table:table-cell office:value-type="string">
            <text:p>H603</text:p>
          </table:table-cell>
          <table:table-cell table:number-columns-repeated="2"/>
        </table:table-row>
        <table:table-row table:style-name="ro13">
          <table:table-cell office:value-type="string">
            <text:p>Coopération nationale</text:p>
          </table:table-cell>
          <table:table-cell table:formula="of:=CONCATENATE([.$B$1];[.C74])" office:value-type="string" office:string-value="#H604">
            <text:p>#H604</text:p>
          </table:table-cell>
          <table:table-cell office:value-type="string">
            <text:p>H604</text:p>
          </table:table-cell>
          <table:table-cell table:formula="of:=CONCATENATE([.$B$1];[.E74])" office:value-type="string" office:string-value="#H605">
            <text:p>#H605</text:p>
          </table:table-cell>
          <table:table-cell table:style-name="ce96" office:value-type="string">
            <text:p>H605</text:p>
          </table:table-cell>
          <table:table-cell table:formula="of:=CONCATENATE([.$B$1];[.G74])" office:value-type="string" office:string-value="#H606">
            <text:p>#H606</text:p>
          </table:table-cell>
          <table:table-cell office:value-type="string">
            <text:p>H606</text:p>
          </table:table-cell>
          <table:table-cell table:number-columns-repeated="2"/>
        </table:table-row>
        <table:table-row table:style-name="ro13">
          <table:table-cell table:style-name="ce125" office:value-type="string">
            <text:p>Coopération internationale</text:p>
          </table:table-cell>
          <table:table-cell table:formula="of:=CONCATENATE([.$B$1];[.C75])" office:value-type="string" office:string-value="#H607">
            <text:p>#H607</text:p>
          </table:table-cell>
          <table:table-cell table:style-name="ce136" office:value-type="string">
            <text:p>H607</text:p>
          </table:table-cell>
          <table:table-cell table:formula="of:=CONCATENATE([.$B$1];[.E75])" office:value-type="string" office:string-value="#H608">
            <text:p>#H608</text:p>
          </table:table-cell>
          <table:table-cell table:style-name="ce136" office:value-type="string">
            <text:p>H608</text:p>
          </table:table-cell>
          <table:table-cell table:formula="of:=CONCATENATE([.$B$1];[.G75])" office:value-type="string" office:string-value="#H609">
            <text:p>#H609</text:p>
          </table:table-cell>
          <table:table-cell table:style-name="ce154" office:value-type="string">
            <text:p>H609</text:p>
          </table:table-cell>
          <table:table-cell table:number-columns-repeated="2"/>
        </table:table-row>
        <table:table-row table:style-name="ro13" table:number-rows-repeated="2">
          <table:table-cell table:style-name="ce169"/>
          <table:table-cell table:style-name="Default" table:number-columns-repeated="6"/>
          <table:table-cell table:number-columns-repeated="2"/>
        </table:table-row>
        <table:table-row table:style-name="ro20">
          <table:table-cell table:style-name="ce54" office:value-type="string">
            <text:p>**H7 – Actions et services à destination de publics spécifiques <text:span text:style-name="T9">(en et hors établissement)</text:span></text:p>
          </table:table-cell>
          <table:table-cell table:style-name="Default" table:number-columns-repeated="6"/>
          <table:table-cell table:number-columns-repeated="2"/>
        </table:table-row>
        <table:table-row table:style-name="ro13">
          <table:table-cell table:style-name="ce191"/>
          <table:table-cell table:style-name="ce132" table:number-columns-repeated="4"/>
          <table:table-cell table:style-name="ce133"/>
          <table:table-cell table:style-name="ce186"/>
          <table:table-cell table:number-columns-repeated="2"/>
        </table:table-row>
        <table:table-row table:style-name="ro13">
          <table:table-cell table:style-name="ce127" office:value-type="string">
            <text:p>-</text:p>
          </table:table-cell>
          <table:table-cell table:style-name="ce92" table:number-columns-repeated="2"/>
          <table:table-cell table:style-name="ce92" office:value-type="string">
            <text:p>Nombre d'actions</text:p>
          </table:table-cell>
          <table:table-cell/>
          <table:table-cell table:style-name="ce92" office:value-type="string">
            <text:p>Public touché</text:p>
          </table:table-cell>
          <table:table-cell table:style-name="ce187"/>
          <table:table-cell table:number-columns-repeated="2"/>
        </table:table-row>
        <table:table-row table:style-name="ro13">
          <table:table-cell office:value-type="string">
            <text:p>Personnes âgées</text:p>
          </table:table-cell>
          <table:table-cell table:formula="of:=CONCATENATE([.$B$1];[.C81])" office:value-type="string" office:string-value="#H701">
            <text:p>#H701</text:p>
          </table:table-cell>
          <table:table-cell office:value-type="string">
            <text:p>H701</text:p>
          </table:table-cell>
          <table:table-cell table:formula="of:=CONCATENATE([.$B$1];[.E81])" office:value-type="string" office:string-value="#H702">
            <text:p>#H702</text:p>
          </table:table-cell>
          <table:table-cell table:style-name="ce96" office:value-type="string">
            <text:p>H702</text:p>
          </table:table-cell>
          <table:table-cell table:formula="of:=CONCATENATE([.$B$1];[.G81])" office:value-type="string" office:string-value="#H703">
            <text:p>#H703</text:p>
          </table:table-cell>
          <table:table-cell office:value-type="string">
            <text:p>H703</text:p>
          </table:table-cell>
          <table:table-cell table:number-columns-repeated="2"/>
        </table:table-row>
        <table:table-row table:style-name="ro13">
          <table:table-cell office:value-type="string">
            <text:p>Personnes en situation de handicap</text:p>
          </table:table-cell>
          <table:table-cell table:formula="of:=CONCATENATE([.$B$1];[.C82])" office:value-type="string" office:string-value="#H704">
            <text:p>#H704</text:p>
          </table:table-cell>
          <table:table-cell office:value-type="string">
            <text:p>H704</text:p>
          </table:table-cell>
          <table:table-cell table:formula="of:=CONCATENATE([.$B$1];[.E82])" office:value-type="string" office:string-value="#H705">
            <text:p>#H705</text:p>
          </table:table-cell>
          <table:table-cell table:style-name="ce96" office:value-type="string">
            <text:p>H705</text:p>
          </table:table-cell>
          <table:table-cell table:formula="of:=CONCATENATE([.$B$1];[.G82])" office:value-type="string" office:string-value="#H706">
            <text:p>#H706</text:p>
          </table:table-cell>
          <table:table-cell office:value-type="string">
            <text:p>H706</text:p>
          </table:table-cell>
          <table:table-cell table:number-columns-repeated="2"/>
        </table:table-row>
        <table:table-row table:style-name="ro13">
          <table:table-cell office:value-type="string">
            <text:p>Jeunes</text:p>
          </table:table-cell>
          <table:table-cell table:formula="of:=CONCATENATE([.$B$1];[.C83])" office:value-type="string" office:string-value="#H707">
            <text:p>#H707</text:p>
          </table:table-cell>
          <table:table-cell office:value-type="string">
            <text:p>H707</text:p>
          </table:table-cell>
          <table:table-cell table:formula="of:=CONCATENATE([.$B$1];[.E83])" office:value-type="string" office:string-value="#H708">
            <text:p>#H708</text:p>
          </table:table-cell>
          <table:table-cell table:style-name="ce96" office:value-type="string">
            <text:p>H708</text:p>
          </table:table-cell>
          <table:table-cell table:formula="of:=CONCATENATE([.$B$1];[.G83])" office:value-type="string" office:string-value="#H709">
            <text:p>#H709</text:p>
          </table:table-cell>
          <table:table-cell office:value-type="string">
            <text:p>H709</text:p>
          </table:table-cell>
          <table:table-cell table:number-columns-repeated="2"/>
        </table:table-row>
        <table:table-row table:style-name="ro13">
          <table:table-cell office:value-type="string">
            <text:p>Petite enfance</text:p>
          </table:table-cell>
          <table:table-cell table:formula="of:=CONCATENATE([.$B$1];[.C84])" office:value-type="string" office:string-value="#H710">
            <text:p>#H710</text:p>
          </table:table-cell>
          <table:table-cell office:value-type="string">
            <text:p>H710</text:p>
          </table:table-cell>
          <table:table-cell table:formula="of:=CONCATENATE([.$B$1];[.E84])" office:value-type="string" office:string-value="#H711">
            <text:p>#H711</text:p>
          </table:table-cell>
          <table:table-cell table:style-name="ce96" office:value-type="string">
            <text:p>H711</text:p>
          </table:table-cell>
          <table:table-cell table:formula="of:=CONCATENATE([.$B$1];[.G84])" office:value-type="string" office:string-value="#H712">
            <text:p>#H712</text:p>
          </table:table-cell>
          <table:table-cell office:value-type="string">
            <text:p>H712</text:p>
          </table:table-cell>
          <table:table-cell table:number-columns-repeated="2"/>
        </table:table-row>
        <table:table-row table:style-name="ro13">
          <table:table-cell office:value-type="string">
            <text:p>Personnes en recherche d'emploi</text:p>
          </table:table-cell>
          <table:table-cell table:formula="of:=CONCATENATE([.$B$1];[.C85])" office:value-type="string" office:string-value="#H713">
            <text:p>#H713</text:p>
          </table:table-cell>
          <table:table-cell office:value-type="string">
            <text:p>H713</text:p>
          </table:table-cell>
          <table:table-cell table:formula="of:=CONCATENATE([.$B$1];[.E85])" office:value-type="string" office:string-value="#H714">
            <text:p>#H714</text:p>
          </table:table-cell>
          <table:table-cell table:style-name="ce96" office:value-type="string">
            <text:p>H714</text:p>
          </table:table-cell>
          <table:table-cell table:formula="of:=CONCATENATE([.$B$1];[.G85])" office:value-type="string" office:string-value="#H715">
            <text:p>#H715</text:p>
          </table:table-cell>
          <table:table-cell office:value-type="string">
            <text:p>H715</text:p>
          </table:table-cell>
          <table:table-cell table:number-columns-repeated="2"/>
        </table:table-row>
        <table:table-row table:style-name="ro13">
          <table:table-cell office:value-type="string">
            <text:p>Personnes en situation d'illettrisme</text:p>
          </table:table-cell>
          <table:table-cell table:formula="of:=CONCATENATE([.$B$1];[.C86])" office:value-type="string" office:string-value="#H716">
            <text:p>#H716</text:p>
          </table:table-cell>
          <table:table-cell office:value-type="string">
            <text:p>H716</text:p>
          </table:table-cell>
          <table:table-cell table:formula="of:=CONCATENATE([.$B$1];[.E86])" office:value-type="string" office:string-value="#H717">
            <text:p>#H717</text:p>
          </table:table-cell>
          <table:table-cell table:style-name="ce96" office:value-type="string">
            <text:p>H717</text:p>
          </table:table-cell>
          <table:table-cell table:formula="of:=CONCATENATE([.$B$1];[.G86])" office:value-type="string" office:string-value="#H718">
            <text:p>#H718</text:p>
          </table:table-cell>
          <table:table-cell office:value-type="string">
            <text:p>H718</text:p>
          </table:table-cell>
          <table:table-cell table:number-columns-repeated="2"/>
        </table:table-row>
        <table:table-row table:style-name="ro13">
          <table:table-cell table:style-name="ce125" office:value-type="string">
            <text:p>Populations immigrées</text:p>
          </table:table-cell>
          <table:table-cell table:formula="of:=CONCATENATE([.$B$1];[.C87])" office:value-type="string" office:string-value="#H719">
            <text:p>#H719</text:p>
          </table:table-cell>
          <table:table-cell table:style-name="ce136" office:value-type="string">
            <text:p>H719</text:p>
          </table:table-cell>
          <table:table-cell table:formula="of:=CONCATENATE([.$B$1];[.E87])" office:value-type="string" office:string-value="#H720">
            <text:p>#H720</text:p>
          </table:table-cell>
          <table:table-cell table:style-name="ce136" office:value-type="string">
            <text:p>H720</text:p>
          </table:table-cell>
          <table:table-cell table:formula="of:=CONCATENATE([.$B$1];[.G87])" office:value-type="string" office:string-value="#H721">
            <text:p>#H721</text:p>
          </table:table-cell>
          <table:table-cell table:style-name="ce154" office:value-type="string">
            <text:p>H721</text:p>
          </table:table-cell>
          <table:table-cell table:number-columns-repeated="2"/>
        </table:table-row>
      </table:table>
      <table:table table:name="I Commentaires" table:style-name="ta1" table:print="false">
        <table:table-column table:style-name="co1" table:default-cell-style-name="Default"/>
        <table:table-row table:style-name="ro17">
          <table:table-cell table:style-name="ce80" office:value-type="string">
            <text:p>*I – Commentaires </text:p>
          </table:table-cell>
        </table:table-row>
        <table:table-row table:style-name="ro13">
          <table:table-cell/>
        </table:table-row>
        <table:table-row table:style-name="ro13">
          <table:table-cell table:style-name="ce192" office:value-type="string">
            <text:p>**Commentaires</text:p>
          </table:table-cell>
        </table:table-row>
        <table:table-row table:style-name="ro13">
          <table:table-cell/>
        </table:table-row>
        <table:table-row table:style-name="ro21">
          <table:table-cell table:style-name="ce193" office:value-type="string">
            <text:p>***<text:span text:style-name="T10">Si vous souhaitez apporter des précisions au </text:span><text:span text:style-name="T10">renseignement de ce rapport, inscrivez ci-dessous les </text:span><text:span text:style-name="T10">éléments complémentaires d'appréciation.</text:span></text:p>
          </table:table-cell>
        </table:table-row>
        <table:table-row table:style-name="ro13">
          <table:table-cell/>
        </table:table-row>
        <table:table-row table:style-name="ro13">
          <table:table-cell office:value-type="string">
            <text:p>#I1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Arial1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2/07/2010</text:date>, <text:time>17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2$Unix OpenOffice.org_project/320m19$Build-9505</meta:generator>
    <meta:creation-date>2009-12-14T17:23:43</meta:creation-date>
    <dc:language>fr-FR</dc:language>
    <meta:editing-cycles>24</meta:editing-cycles>
    <meta:editing-duration>PT31H54M27S</meta:editing-duration>
    <dc:date>2010-06-21T15:47:54.09</dc:date>
    <meta:document-statistic meta:table-count="11" meta:cell-count="5101" meta:object-count="0"/>
    <meta:user-defined meta:name="Info 1"/>
    <meta:user-defined meta:name="Info 2"/>
    <meta:user-defined meta:name="Info 3"/>
    <meta:user-defined meta:name="Info 4"/>
  </office:meta>
</office:document-meta>
</file>